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NeuePlakText-Regular" svg:font-family="NeuePlakText-Regular, sans-serif"/>
    <style:font-face style:name="Open Sans" svg:font-family="'Open Sans', sans-serif"/>
    <style:font-face style:name="Poppins" svg:font-family="Poppins"/>
    <style:font-face style:name="Roboto Mono" svg:font-family="'Roboto Mono', Menlo, Monaco, Consolas, 'Liberation Mono', 'Courier New', monospace"/>
    <style:font-face style:name="Roboto" svg:font-family="Roboto, arial, sans-serif"/>
    <style:font-face style:name="apple-system" svg:font-family="apple-system, BlinkMacSystemFont, 'Segoe UI', Roboto, 'Helvetica Neue', Arial, 'Noto Sans', sans-serif, 'Apple Color Emoji', 'Segoe UI Emoji', 'Segoe UI Symbol', 'Noto Color Emoji'"/>
    <style:font-face style:name="arial" svg:font-family="arial, sans-serif"/>
    <style:font-face style:name="helvaticas" svg:font-family="helvaticas"/>
    <style:font-face style:name="helvicas" svg:font-family="helvicas"/>
    <style:font-face style:name="roboto mono" svg:font-family="'roboto mono', monospace"/>
    <style:font-face style:name="roboto" svg:font-family="roboto, sans-serif"/>
    <style:font-face style:name="sans-serif" svg:font-family="sans-serif"/>
    <style:font-face style:name="Helvetica1" svg:font-family="Helvetica" style:font-family-generic="swiss"/>
    <style:font-face style:name="helvetica" svg:font-family="helvetica"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DejaVu Serif" svg:font-family="'DejaVu Serif'" style:font-family-generic="roman" style:font-pitch="variable"/>
    <style:font-face style:name="Garamond" svg:font-family="Garamond" style:font-family-generic="roman" style:font-pitch="variable"/>
    <style:font-face style:name="Helvetica" svg:font-family="Helvetica" style:font-family-generic="roman" style:font-pitch="variable"/>
    <style:font-face style:name="Helvetica-Bold" svg:font-family="Helvetica-Bol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text-line-through-style="none" style:text-line-through-type="none" style:font-name="Helvetica" fo:font-size="12pt" style:text-underline-style="none" fo:font-weight="normal" officeooo:rsid="0011bc35" officeooo:paragraph-rsid="0011bc35" style:font-size-asian="12pt" style:font-weight-asian="normal"/>
    </style:style>
    <style:style style:name="P2"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style:text-underline-style="none" fo:font-weight="normal" officeooo:rsid="000f40bb" officeooo:paragraph-rsid="0075af08" style:font-size-asian="12pt" style:font-weight-asian="normal"/>
    </style:style>
    <style:style style:name="P3"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style:text-underline-style="none" fo:font-weight="normal" officeooo:paragraph-rsid="0008cf0b" style:font-size-asian="12pt" style:font-weight-asian="normal"/>
    </style:style>
    <style:style style:name="P4"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style:text-underline-style="none" fo:font-weight="normal" officeooo:paragraph-rsid="00417835" style:font-size-asian="12pt" style:font-weight-asian="normal"/>
    </style:style>
    <style:style style:name="P5"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style:text-underline-style="none" fo:font-weight="normal" officeooo:paragraph-rsid="0075af08" style:font-size-asian="12pt" style:font-weight-asian="normal"/>
    </style:style>
    <style:style style:name="P6"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style:text-underline-style="none" fo:font-weight="normal" officeooo:paragraph-rsid="00a5b2fd" style:font-size-asian="12pt" style:font-weight-asian="normal"/>
    </style:style>
    <style:style style:name="P7"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style:text-underline-style="none" fo:font-weight="normal" officeooo:paragraph-rsid="00aba851" style:font-size-asian="12pt" style:font-weight-asian="normal"/>
    </style:style>
    <style:style style:name="P8"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style:text-underline-style="none" fo:font-weight="normal" officeooo:paragraph-rsid="00af7428" style:font-size-asian="12pt" style:font-weight-asian="normal"/>
    </style:style>
    <style:style style:name="P9"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style:text-underline-style="none" fo:font-weight="normal" officeooo:paragraph-rsid="00b38eed" style:font-size-asian="12pt" style:font-weight-asian="normal"/>
    </style:style>
    <style:style style:name="P10"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style:text-underline-style="none" fo:font-weight="normal" officeooo:paragraph-rsid="00be6dd0" style:font-size-asian="12pt" style:font-weight-asian="normal"/>
    </style:style>
    <style:style style:name="P11"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style:text-underline-style="none" fo:font-weight="normal" officeooo:paragraph-rsid="0011bc35" style:font-size-asian="12pt" style:font-weight-asian="normal"/>
    </style:style>
    <style:style style:name="P12"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style:text-underline-style="none" fo:font-weight="normal" officeooo:paragraph-rsid="00c8bd6a" style:font-size-asian="12pt" style:font-weight-asian="normal"/>
    </style:style>
    <style:style style:name="P13"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style:text-underline-style="none" fo:font-weight="normal" officeooo:rsid="000aaeca" officeooo:paragraph-rsid="000aaeca" style:font-size-asian="12pt" style:font-weight-asian="normal"/>
    </style:style>
    <style:style style:name="P14"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style:text-underline-style="none" fo:font-weight="normal" officeooo:rsid="0009f59b" officeooo:paragraph-rsid="0009f59b" style:font-size-asian="12pt" style:font-weight-asian="normal"/>
    </style:style>
    <style:style style:name="P15"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style:text-underline-style="none" fo:font-weight="normal" officeooo:rsid="0011bc35" officeooo:paragraph-rsid="0011bc35" style:font-size-asian="12pt" style:font-weight-asian="normal"/>
    </style:style>
    <style:style style:name="P16"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style:text-underline-style="none" fo:font-weight="normal" officeooo:rsid="0014e780" officeooo:paragraph-rsid="0075af08" style:font-size-asian="12pt" style:font-weight-asian="normal"/>
    </style:style>
    <style:style style:name="P17"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style:text-underline-style="none" fo:font-weight="normal" officeooo:rsid="00160577" officeooo:paragraph-rsid="0075af08" style:font-size-asian="12pt" style:font-weight-asian="normal"/>
    </style:style>
    <style:style style:name="P18"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style:text-underline-style="none" fo:font-weight="normal" officeooo:rsid="002c3534" officeooo:paragraph-rsid="002c3534" style:font-size-asian="12pt" style:font-weight-asian="normal" style:font-size-complex="12pt" style:font-weight-complex="normal"/>
    </style:style>
    <style:style style:name="P19"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style:text-underline-style="none" fo:font-weight="normal" officeooo:rsid="002c3534" officeooo:paragraph-rsid="0044149a" style:font-size-asian="12pt" style:font-weight-asian="normal" style:font-size-complex="12pt" style:font-weight-complex="normal"/>
    </style:style>
    <style:style style:name="P20"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style:text-underline-style="none" fo:font-weight="normal" officeooo:rsid="0044149a" officeooo:paragraph-rsid="0044149a" style:font-size-asian="12pt" style:font-weight-asian="normal" style:font-size-complex="12pt" style:font-weight-complex="normal"/>
    </style:style>
    <style:style style:name="P21"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style:text-underline-style="none" fo:font-weight="normal" officeooo:rsid="00653d83" officeooo:paragraph-rsid="00653d83" style:font-size-asian="12pt" style:font-weight-asian="normal" style:font-size-complex="12pt" style:font-weight-complex="normal"/>
    </style:style>
    <style:style style:name="P22"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style:text-underline-style="none" fo:font-weight="normal" officeooo:rsid="00653d83" officeooo:paragraph-rsid="00682b23" style:font-size-asian="12pt" style:font-weight-asian="normal" style:font-size-complex="12pt" style:font-weight-complex="normal"/>
    </style:style>
    <style:style style:name="P23"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style:text-underline-style="none" fo:font-weight="normal" officeooo:rsid="00682b23" officeooo:paragraph-rsid="00682b23" style:font-size-asian="12pt" style:font-weight-asian="normal" style:font-size-complex="12pt" style:font-weight-complex="normal"/>
    </style:style>
    <style:style style:name="P24"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style:text-underline-style="none" fo:font-weight="normal" officeooo:rsid="006a6fd6" officeooo:paragraph-rsid="006a6fd6" style:font-size-asian="12pt" style:font-weight-asian="normal" style:font-size-complex="12pt" style:font-weight-complex="normal"/>
    </style:style>
    <style:style style:name="P25"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style:text-underline-style="none" fo:font-weight="normal" officeooo:rsid="00b8b3c7" officeooo:paragraph-rsid="00b8b3c7" style:font-size-asian="12pt" style:font-weight-asian="normal" style:font-size-complex="12pt" style:font-weight-complex="normal"/>
    </style:style>
    <style:style style:name="P26"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style:text-underline-style="none" fo:font-weight="normal" officeooo:rsid="00b8b3c7" officeooo:paragraph-rsid="00b917f9" style:font-size-asian="12pt" style:font-weight-asian="normal" style:font-size-complex="12pt" style:font-weight-complex="normal"/>
    </style:style>
    <style:style style:name="P27"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style:text-underline-style="none" fo:font-weight="normal" officeooo:rsid="00b917f9" officeooo:paragraph-rsid="00b917f9" style:font-size-asian="12pt" style:font-weight-asian="normal" style:font-size-complex="12pt" style:font-weight-complex="normal"/>
    </style:style>
    <style:style style:name="P28"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style:text-underline-style="none" fo:font-weight="normal" officeooo:rsid="0063e90c" officeooo:paragraph-rsid="0063e90c" style:font-size-asian="12pt" style:font-weight-asian="normal"/>
    </style:style>
    <style:style style:name="P29"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style:text-underline-style="none" fo:font-weight="normal" officeooo:rsid="0063e90c" officeooo:paragraph-rsid="008b9ccf" style:font-size-asian="12pt" style:font-weight-asian="normal"/>
    </style:style>
    <style:style style:name="P30"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style:text-underline-style="none" fo:font-weight="normal" officeooo:rsid="00646a17" officeooo:paragraph-rsid="008b9ccf" style:font-size-asian="12pt" style:font-weight-asian="normal"/>
    </style:style>
    <style:style style:name="P31"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style:text-underline-style="none" fo:font-weight="normal" officeooo:rsid="00722c74" officeooo:paragraph-rsid="008b9ccf" style:font-size-asian="12pt" style:font-weight-asian="normal"/>
    </style:style>
    <style:style style:name="P32"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style:text-underline-style="none" fo:font-weight="normal" officeooo:rsid="00757209" officeooo:paragraph-rsid="00757209" style:font-size-asian="12pt" style:font-weight-asian="normal"/>
    </style:style>
    <style:style style:name="P33"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style:text-underline-style="none" fo:font-weight="normal" officeooo:rsid="007ab771" officeooo:paragraph-rsid="008b9ccf" style:font-size-asian="12pt" style:font-weight-asian="normal"/>
    </style:style>
    <style:style style:name="P34"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style:text-underline-style="none" fo:font-weight="normal" officeooo:rsid="001559c6" officeooo:paragraph-rsid="0075af08" style:font-size-asian="12pt" style:font-weight-asian="normal"/>
    </style:style>
    <style:style style:name="P35"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style:text-underline-style="none" fo:font-weight="normal" officeooo:rsid="00159d8e" officeooo:paragraph-rsid="0075af08" style:font-size-asian="12pt" style:font-weight-asian="normal"/>
    </style:style>
    <style:style style:name="P36"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style:text-underline-style="none" fo:font-weight="normal" officeooo:rsid="0028183c" officeooo:paragraph-rsid="0075af08" style:font-size-asian="12pt" style:font-weight-asian="normal"/>
    </style:style>
    <style:style style:name="P37"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style:text-underline-style="none" fo:font-weight="normal" officeooo:rsid="00336cc9" officeooo:paragraph-rsid="0075af08" style:font-size-asian="12pt" style:font-weight-asian="normal"/>
    </style:style>
    <style:style style:name="P38"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style:text-underline-style="none" fo:font-weight="normal" officeooo:rsid="006859bb" officeooo:paragraph-rsid="008b9ccf" style:font-size-asian="12pt" style:font-weight-asian="normal"/>
    </style:style>
    <style:style style:name="P39"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style:text-underline-style="none" fo:font-weight="normal" officeooo:rsid="003551c8" officeooo:paragraph-rsid="0075af08" style:font-size-asian="12pt" style:font-weight-asian="normal"/>
    </style:style>
    <style:style style:name="P40"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style:text-underline-style="none" fo:font-weight="normal" officeooo:rsid="00aba851" officeooo:paragraph-rsid="00aba851" style:font-size-asian="12pt" style:font-weight-asian="normal"/>
    </style:style>
    <style:style style:name="P41"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style:text-underline-style="none" fo:font-weight="normal" officeooo:rsid="00af7428" officeooo:paragraph-rsid="00af7428" style:font-size-asian="12pt" style:font-weight-asian="normal"/>
    </style:style>
    <style:style style:name="P42"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style:text-underline-style="none" fo:font-weight="normal" officeooo:rsid="00ae0855" officeooo:paragraph-rsid="00ae0855" style:font-size-asian="12pt" style:font-weight-asian="normal"/>
    </style:style>
    <style:style style:name="P43"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style:text-underline-style="none" fo:font-weight="normal" officeooo:rsid="00b35228" officeooo:paragraph-rsid="00b35228" style:font-size-asian="12pt" style:font-weight-asian="normal"/>
    </style:style>
    <style:style style:name="P44"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style:text-underline-style="none" fo:font-weight="normal" officeooo:rsid="00b38eed" officeooo:paragraph-rsid="00b38eed" style:font-size-asian="12pt" style:font-weight-asian="normal"/>
    </style:style>
    <style:style style:name="P45"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style:text-underline-style="none" fo:font-weight="normal" officeooo:rsid="00b48971" officeooo:paragraph-rsid="00b48971" style:font-size-asian="12pt" style:font-weight-asian="normal"/>
    </style:style>
    <style:style style:name="P46"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style:text-underline-style="none" fo:font-weight="normal" officeooo:rsid="00bb227a" officeooo:paragraph-rsid="00be6dd0" style:font-size-asian="12pt" style:font-weight-asian="normal"/>
    </style:style>
    <style:style style:name="P47"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style:text-underline-style="none" fo:font-weight="normal" officeooo:rsid="00c813d7" officeooo:paragraph-rsid="00c813d7" style:font-size-asian="12pt" style:font-weight-asian="normal"/>
    </style:style>
    <style:style style:name="P48"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style:text-underline-style="none" fo:font-weight="normal" officeooo:rsid="00c8bd6a" officeooo:paragraph-rsid="00c8bd6a" style:font-size-asian="12pt" style:font-weight-asian="normal"/>
    </style:style>
    <style:style style:name="P49"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style:text-underline-style="none" fo:font-weight="normal" officeooo:rsid="00e5031e" officeooo:paragraph-rsid="00e5031e" style:font-size-asian="12pt" style:font-weight-asian="normal"/>
    </style:style>
    <style:style style:name="P50"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style:text-underline-style="none" fo:font-weight="normal" officeooo:rsid="00f06e3a" officeooo:paragraph-rsid="00f06e3a" style:font-size-asian="12pt" style:font-weight-asian="normal"/>
    </style:style>
    <style:style style:name="P51"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style:text-underline-style="none" fo:font-weight="bold" officeooo:paragraph-rsid="0008cf0b" style:font-size-asian="12pt" style:font-weight-asian="bold" style:font-weight-complex="bold"/>
    </style:style>
    <style:style style:name="P52"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style:text-underline-style="none" fo:font-weight="bold" officeooo:rsid="007ab771" officeooo:paragraph-rsid="008b9ccf" style:font-size-asian="12pt" style:font-weight-asian="bold" style:font-weight-complex="bold"/>
    </style:style>
    <style:style style:name="P53"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style:text-underline-style="none" fo:font-weight="bold" officeooo:rsid="00b917f9" officeooo:paragraph-rsid="00b917f9" style:font-size-asian="12pt" style:font-weight-asian="bold" style:font-size-complex="12pt" style:font-weight-complex="bold"/>
    </style:style>
    <style:style style:name="P54"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fo:letter-spacing="normal" style:text-underline-style="none" fo:font-weight="normal" officeooo:paragraph-rsid="0008cf0b" style:letter-kerning="true" style:font-size-asian="12pt" style:font-weight-asian="normal"/>
    </style:style>
    <style:style style:name="P55"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fo:letter-spacing="normal" style:text-underline-style="none" fo:font-weight="normal" officeooo:paragraph-rsid="001713b0" style:letter-kerning="true" style:font-size-asian="12pt" style:font-weight-asian="normal"/>
    </style:style>
    <style:style style:name="P56"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fo:letter-spacing="normal" style:text-underline-style="none" fo:font-weight="normal" officeooo:paragraph-rsid="001c6bd0" style:letter-kerning="true" style:font-size-asian="12pt" style:font-weight-asian="normal"/>
    </style:style>
    <style:style style:name="P57"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fo:letter-spacing="normal" style:text-underline-style="none" fo:font-weight="normal" officeooo:paragraph-rsid="00417835" style:letter-kerning="true" style:font-size-asian="12pt" style:font-weight-asian="normal"/>
    </style:style>
    <style:style style:name="P58"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fo:letter-spacing="normal" style:text-underline-style="none" fo:font-weight="normal" officeooo:paragraph-rsid="006a6fd6" style:letter-kerning="true" style:font-size-asian="12pt" style:font-weight-asian="normal"/>
    </style:style>
    <style:style style:name="P59"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fo:letter-spacing="normal" style:text-underline-style="none" fo:font-weight="normal" officeooo:paragraph-rsid="0075af08" style:letter-kerning="true" style:font-size-asian="12pt" style:font-weight-asian="normal"/>
    </style:style>
    <style:style style:name="P60"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fo:letter-spacing="normal" style:text-underline-style="none" fo:font-weight="normal" officeooo:paragraph-rsid="00991da7" style:letter-kerning="true" style:font-size-asian="12pt" style:font-weight-asian="normal"/>
    </style:style>
    <style:style style:name="P61"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fo:letter-spacing="normal" style:text-underline-style="none" fo:font-weight="normal" officeooo:paragraph-rsid="00e0fe35" style:letter-kerning="true" style:font-size-asian="12pt" style:font-weight-asian="normal"/>
    </style:style>
    <style:style style:name="P62"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fo:letter-spacing="normal" style:text-underline-style="none" fo:font-weight="normal" officeooo:rsid="00160577" officeooo:paragraph-rsid="0075af08" style:letter-kerning="true" style:font-size-asian="12pt" style:font-weight-asian="normal"/>
    </style:style>
    <style:style style:name="P63"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fo:letter-spacing="normal" style:text-underline-style="none" fo:font-weight="normal" officeooo:rsid="0017833c" officeooo:paragraph-rsid="0017833c" style:letter-kerning="true" style:font-size-asian="12pt" style:font-weight-asian="normal"/>
    </style:style>
    <style:style style:name="P64" style:family="paragraph" style:parent-style-name="Standard">
      <style:paragraph-properties>
        <style:tab-stops>
          <style:tab-stop style:position="0.5in"/>
          <style:tab-stop style:position="1in"/>
          <style:tab-stop style:position="1.5in"/>
          <style:tab-stop style:position="2in"/>
          <style:tab-stop style:position="2.3646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fo:letter-spacing="normal" style:text-underline-style="none" fo:font-weight="normal" officeooo:rsid="0017833c" officeooo:paragraph-rsid="0017833c" style:letter-kerning="true" style:font-size-asian="12pt" style:font-weight-asian="normal"/>
    </style:style>
    <style:style style:name="P65"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fo:letter-spacing="normal" style:text-underline-style="none" fo:font-weight="normal" officeooo:rsid="001c6bd0" officeooo:paragraph-rsid="001c6bd0" style:letter-kerning="true" style:font-size-asian="12pt" style:font-weight-asian="normal"/>
    </style:style>
    <style:style style:name="P66" style:family="paragraph" style:parent-style-name="Standard">
      <style:paragraph-properties>
        <style:tab-stops>
          <style:tab-stop style:position="0.5in"/>
          <style:tab-stop style:position="1in"/>
          <style:tab-stop style:position="1.5in"/>
          <style:tab-stop style:position="2in"/>
          <style:tab-stop style:position="2.3646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fo:letter-spacing="normal" style:text-underline-style="none" fo:font-weight="normal" officeooo:rsid="001c6bd0" officeooo:paragraph-rsid="002fed67" style:letter-kerning="true" style:font-size-asian="12pt" style:font-weight-asian="normal"/>
    </style:style>
    <style:style style:name="P67"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fo:letter-spacing="normal" style:text-underline-style="none" fo:font-weight="normal" officeooo:rsid="001e98e9" officeooo:paragraph-rsid="001e98e9" style:letter-kerning="true" style:font-size-asian="12pt" style:font-weight-asian="normal"/>
    </style:style>
    <style:style style:name="P68"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fo:letter-spacing="normal" style:text-underline-style="none" fo:font-weight="normal" officeooo:rsid="001e98e9" officeooo:paragraph-rsid="00417835" style:letter-kerning="true" style:font-size-asian="12pt" style:font-weight-asian="normal"/>
    </style:style>
    <style:style style:name="P69"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fo:letter-spacing="normal" style:text-underline-style="none" fo:font-weight="normal" officeooo:rsid="00428417" officeooo:paragraph-rsid="0075af08" style:letter-kerning="true" style:font-size-asian="12pt" style:font-weight-asian="normal"/>
    </style:style>
    <style:style style:name="P70"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fo:letter-spacing="normal" style:text-underline-style="none" fo:font-weight="normal" officeooo:rsid="000aaeca" officeooo:paragraph-rsid="004e5fdc" style:letter-kerning="true" style:font-size-asian="12pt" style:font-weight-asian="normal" style:font-size-complex="12pt" style:font-weight-complex="normal"/>
    </style:style>
    <style:style style:name="P71"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fo:letter-spacing="normal" style:text-underline-style="none" fo:font-weight="normal" officeooo:rsid="004e5fdc" officeooo:paragraph-rsid="004e5fdc" style:letter-kerning="true" style:font-size-asian="12pt" style:font-weight-asian="normal" style:font-size-complex="12pt" style:font-weight-complex="normal"/>
    </style:style>
    <style:style style:name="P72"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fo:letter-spacing="normal" style:text-underline-style="none" fo:font-weight="normal" officeooo:rsid="00653d83" officeooo:paragraph-rsid="006a6fd6" style:letter-kerning="true" style:font-size-asian="12pt" style:font-weight-asian="normal" style:font-size-complex="12pt" style:font-weight-complex="normal"/>
    </style:style>
    <style:style style:name="P73"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fo:letter-spacing="normal" style:text-underline-style="none" fo:font-weight="normal" officeooo:rsid="0017833c" officeooo:paragraph-rsid="0056271f" style:letter-kerning="true" style:font-size-asian="12pt" style:font-weight-asian="normal" style:font-size-complex="12pt" style:font-weight-complex="bold"/>
    </style:style>
    <style:style style:name="P74"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fo:letter-spacing="normal" style:text-underline-style="none" fo:font-weight="normal" officeooo:rsid="00610b6f" officeooo:paragraph-rsid="00610b6f" style:letter-kerning="true" style:font-size-asian="12pt" style:font-weight-asian="normal"/>
    </style:style>
    <style:style style:name="P75"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fo:letter-spacing="normal" style:text-underline-style="none" fo:font-weight="normal" officeooo:rsid="0061b471" officeooo:paragraph-rsid="0061b471" style:letter-kerning="true" style:font-size-asian="12pt" style:font-weight-asian="normal"/>
    </style:style>
    <style:style style:name="P76"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fo:letter-spacing="normal" style:text-underline-style="none" fo:font-weight="normal" officeooo:rsid="0063529f" officeooo:paragraph-rsid="0063529f" style:letter-kerning="true" style:font-size-asian="12pt" style:font-weight-asian="normal"/>
    </style:style>
    <style:style style:name="P77"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fo:letter-spacing="normal" style:text-underline-style="none" fo:font-weight="normal" officeooo:rsid="007de27a" officeooo:paragraph-rsid="007de27a" style:letter-kerning="true" style:font-size-asian="12pt" style:font-weight-asian="normal"/>
    </style:style>
    <style:style style:name="P78"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fo:letter-spacing="normal" style:text-underline-style="none" fo:font-weight="normal" officeooo:rsid="00424a08" officeooo:paragraph-rsid="0075af08" style:letter-kerning="true" style:font-size-asian="12pt" style:font-weight-asian="normal"/>
    </style:style>
    <style:style style:name="P79"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fo:letter-spacing="normal" style:text-underline-style="none" fo:font-weight="normal" officeooo:rsid="0093fdbd" officeooo:paragraph-rsid="0008cf0b" style:letter-kerning="true" style:font-size-asian="12pt" style:font-weight-asian="normal"/>
    </style:style>
    <style:style style:name="P80"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fo:letter-spacing="normal" style:text-underline-style="none" fo:font-weight="normal" officeooo:rsid="0093fdbd" officeooo:paragraph-rsid="00991da7" style:letter-kerning="true" style:font-size-asian="12pt" style:font-weight-asian="normal"/>
    </style:style>
    <style:style style:name="P81"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fo:letter-spacing="normal" style:text-underline-style="none" fo:font-weight="normal" officeooo:rsid="0095b10c" officeooo:paragraph-rsid="00991da7" style:letter-kerning="true" style:font-size-asian="12pt" style:font-weight-asian="normal"/>
    </style:style>
    <style:style style:name="P82"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fo:letter-spacing="normal" style:text-underline-style="none" fo:font-weight="normal" officeooo:rsid="00b1e0df" officeooo:paragraph-rsid="00b1e0df" style:letter-kerning="true" style:font-size-asian="12pt" style:font-weight-asian="normal"/>
    </style:style>
    <style:style style:name="P83" style:family="paragraph" style:parent-style-name="Standard">
      <style:paragraph-properties>
        <style:tab-stops>
          <style:tab-stop style:position="0.5in"/>
          <style:tab-stop style:position="1in"/>
          <style:tab-stop style:position="1.5in"/>
          <style:tab-stop style:position="2in"/>
          <style:tab-stop style:position="2.3646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fo:letter-spacing="normal" style:text-underline-style="none" fo:font-weight="normal" officeooo:rsid="00b75cd5" officeooo:paragraph-rsid="00b75cd5" style:letter-kerning="true" style:font-size-asian="12pt" style:font-weight-asian="normal"/>
    </style:style>
    <style:style style:name="P84"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fo:letter-spacing="normal" style:text-underline-style="none" fo:font-weight="normal" officeooo:rsid="00d29df0" officeooo:paragraph-rsid="00e0fe35" style:letter-kerning="true" style:font-size-asian="12pt" style:font-weight-asian="normal"/>
    </style:style>
    <style:style style:name="P85"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fo:letter-spacing="normal" style:text-underline-style="none" fo:font-weight="normal" officeooo:rsid="00d74d02" officeooo:paragraph-rsid="00e0fe35" style:letter-kerning="true" style:font-size-asian="12pt" style:font-weight-asian="normal"/>
    </style:style>
    <style:style style:name="P86"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fo:letter-spacing="normal" style:text-underline-style="none" fo:font-weight="normal" officeooo:rsid="00dac906" officeooo:paragraph-rsid="00e0fe35" style:letter-kerning="true" style:font-size-asian="12pt" style:font-weight-asian="normal"/>
    </style:style>
    <style:style style:name="P87"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fo:letter-spacing="normal" style:text-underline-style="none" fo:font-weight="normal" officeooo:rsid="00dbf5cb" officeooo:paragraph-rsid="00e0fe35" style:letter-kerning="true" style:font-size-asian="12pt" style:font-weight-asian="normal"/>
    </style:style>
    <style:style style:name="P88" style:family="paragraph" style:parent-style-name="Standard">
      <style:paragraph-properties>
        <style:tab-stops>
          <style:tab-stop style:position="0.5in"/>
          <style:tab-stop style:position="1in"/>
          <style:tab-stop style:position="1.5in"/>
          <style:tab-stop style:position="2in"/>
          <style:tab-stop style:position="2.3646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fo:letter-spacing="normal" style:text-underline-style="none" fo:font-weight="normal" officeooo:rsid="002fed67" officeooo:paragraph-rsid="00e0fe35" style:letter-kerning="true" style:font-size-asian="12pt" style:font-weight-asian="normal"/>
    </style:style>
    <style:style style:name="P89" style:family="paragraph" style:parent-style-name="Standard">
      <style:paragraph-properties>
        <style:tab-stops>
          <style:tab-stop style:position="0.5in"/>
          <style:tab-stop style:position="1in"/>
          <style:tab-stop style:position="1.5in"/>
          <style:tab-stop style:position="2in"/>
          <style:tab-stop style:position="2.3646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fo:letter-spacing="normal" style:text-underline-style="none" fo:font-weight="normal" officeooo:rsid="00ab5c1f" officeooo:paragraph-rsid="00e0fe35" style:letter-kerning="true" style:font-size-asian="12pt" style:font-weight-asian="normal"/>
    </style:style>
    <style:style style:name="P90"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fo:letter-spacing="normal" style:text-underline-style="none" fo:font-weight="normal" officeooo:rsid="00d74d02" officeooo:paragraph-rsid="00e0fe35" style:letter-kerning="true" style:font-size-asian="12pt" style:font-weight-asian="normal" style:font-weight-complex="normal"/>
    </style:style>
    <style:style style:name="P91"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fo:letter-spacing="normal" style:text-underline-style="none" fo:font-weight="normal" officeooo:rsid="00ebf6d2" officeooo:paragraph-rsid="00ebf6d2" style:letter-kerning="true" style:font-size-asian="12pt" style:font-weight-asian="normal"/>
    </style:style>
    <style:style style:name="P92"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fo:letter-spacing="normal" style:text-underline-style="none" fo:font-weight="normal" officeooo:rsid="00ebf6d2" officeooo:paragraph-rsid="00ee1b35" style:letter-kerning="true" style:font-size-asian="12pt" style:font-weight-asian="normal"/>
    </style:style>
    <style:style style:name="P93" style:family="paragraph" style:parent-style-name="Standard">
      <style:paragraph-properties>
        <style:tab-stops>
          <style:tab-stop style:position="0.5in"/>
          <style:tab-stop style:position="1in"/>
          <style:tab-stop style:position="1.25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fo:letter-spacing="normal" style:text-underline-style="none" fo:font-weight="normal" officeooo:rsid="0044e3ff" officeooo:paragraph-rsid="00468498" style:letter-kerning="true" style:font-size-asian="10.5pt" style:font-weight-asian="normal" style:font-size-complex="12pt" style:font-weight-complex="normal"/>
    </style:style>
    <style:style style:name="P94" style:family="paragraph" style:parent-style-name="Standard">
      <style:paragraph-properties>
        <style:tab-stops>
          <style:tab-stop style:position="0.5in"/>
          <style:tab-stop style:position="1in"/>
          <style:tab-stop style:position="1.25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fo:letter-spacing="normal" style:text-underline-style="none" fo:font-weight="normal" officeooo:rsid="00468498" officeooo:paragraph-rsid="00468498" style:letter-kerning="true" style:font-size-asian="10.5pt" style:font-weight-asian="normal" style:font-size-complex="12pt" style:font-weight-complex="normal"/>
    </style:style>
    <style:style style:name="P95" style:family="paragraph" style:parent-style-name="Standard">
      <style:paragraph-properties>
        <style:tab-stops>
          <style:tab-stop style:position="0.5in"/>
          <style:tab-stop style:position="1in"/>
          <style:tab-stop style:position="1.25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fo:letter-spacing="normal" style:text-underline-style="none" fo:font-weight="normal" officeooo:rsid="00468498" officeooo:paragraph-rsid="004a7fe7" style:letter-kerning="true" style:font-size-asian="10.5pt" style:font-weight-asian="normal" style:font-size-complex="12pt" style:font-weight-complex="normal"/>
    </style:style>
    <style:style style:name="P96" style:family="paragraph" style:parent-style-name="Standard">
      <style:paragraph-properties>
        <style:tab-stops>
          <style:tab-stop style:position="0.5in"/>
          <style:tab-stop style:position="1in"/>
          <style:tab-stop style:position="1.25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fo:letter-spacing="normal" style:text-underline-style="none" fo:font-weight="normal" officeooo:rsid="00468498" officeooo:paragraph-rsid="004c7942" style:letter-kerning="true" style:font-size-asian="10.5pt" style:font-weight-asian="normal" style:font-size-complex="12pt" style:font-weight-complex="normal"/>
    </style:style>
    <style:style style:name="P97" style:family="paragraph" style:parent-style-name="Standard">
      <style:paragraph-properties>
        <style:tab-stops>
          <style:tab-stop style:position="0.5in"/>
          <style:tab-stop style:position="1in"/>
          <style:tab-stop style:position="1.25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fo:letter-spacing="normal" style:text-underline-style="none" fo:font-weight="normal" officeooo:rsid="00468498" officeooo:paragraph-rsid="00514db2" style:letter-kerning="true" style:font-size-asian="10.5pt" style:font-weight-asian="normal" style:font-size-complex="12pt" style:font-weight-complex="normal"/>
    </style:style>
    <style:style style:name="P98" style:family="paragraph" style:parent-style-name="Standard">
      <style:paragraph-properties>
        <style:tab-stops>
          <style:tab-stop style:position="0.5in"/>
          <style:tab-stop style:position="1in"/>
          <style:tab-stop style:position="1.25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fo:letter-spacing="normal" style:text-underline-style="none" fo:font-weight="normal" officeooo:rsid="00468498" officeooo:paragraph-rsid="00530d8f" style:letter-kerning="true" style:font-size-asian="10.5pt" style:font-weight-asian="normal" style:font-size-complex="12pt" style:font-weight-complex="normal"/>
    </style:style>
    <style:style style:name="P99" style:family="paragraph" style:parent-style-name="Standard">
      <style:paragraph-properties>
        <style:tab-stops>
          <style:tab-stop style:position="0.5in"/>
          <style:tab-stop style:position="1in"/>
          <style:tab-stop style:position="1.25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fo:letter-spacing="normal" style:text-underline-style="none" fo:font-weight="normal" officeooo:rsid="00468498" officeooo:paragraph-rsid="0053fa5a" style:letter-kerning="true" style:font-size-asian="10.5pt" style:font-weight-asian="normal" style:font-size-complex="12pt" style:font-weight-complex="normal"/>
    </style:style>
    <style:style style:name="P100" style:family="paragraph" style:parent-style-name="Standard">
      <style:paragraph-properties>
        <style:tab-stops>
          <style:tab-stop style:position="0.5in"/>
          <style:tab-stop style:position="1in"/>
          <style:tab-stop style:position="1.25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fo:letter-spacing="normal" style:text-underline-style="none" fo:font-weight="normal" officeooo:rsid="00468498" officeooo:paragraph-rsid="00575dc9" style:letter-kerning="true" style:font-size-asian="10.5pt" style:font-weight-asian="normal" style:font-size-complex="12pt" style:font-weight-complex="normal"/>
    </style:style>
    <style:style style:name="P101" style:family="paragraph" style:parent-style-name="Standard">
      <style:paragraph-properties>
        <style:tab-stops>
          <style:tab-stop style:position="0.5in"/>
          <style:tab-stop style:position="1in"/>
          <style:tab-stop style:position="1.25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fo:letter-spacing="normal" style:text-underline-style="none" fo:font-weight="normal" officeooo:rsid="004a7fe7" officeooo:paragraph-rsid="004b1549" style:letter-kerning="true" style:font-size-asian="10.5pt" style:font-weight-asian="normal" style:font-size-complex="12pt" style:font-weight-complex="normal"/>
    </style:style>
    <style:style style:name="P102" style:family="paragraph" style:parent-style-name="Standard">
      <style:paragraph-properties>
        <style:tab-stops>
          <style:tab-stop style:position="0.5in"/>
          <style:tab-stop style:position="1in"/>
          <style:tab-stop style:position="1.25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fo:letter-spacing="normal" style:text-underline-style="none" fo:font-weight="normal" officeooo:rsid="004b1549" officeooo:paragraph-rsid="004b1549" style:letter-kerning="true" style:font-size-asian="10.5pt" style:font-weight-asian="normal" style:font-size-complex="12pt" style:font-weight-complex="normal"/>
    </style:style>
    <style:style style:name="P103" style:family="paragraph" style:parent-style-name="Standard">
      <style:paragraph-properties>
        <style:tab-stops>
          <style:tab-stop style:position="0.5in"/>
          <style:tab-stop style:position="1in"/>
          <style:tab-stop style:position="1.25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fo:letter-spacing="normal" style:text-underline-style="none" fo:font-weight="normal" officeooo:rsid="004e5fdc" officeooo:paragraph-rsid="004e5fdc" style:letter-kerning="true" style:font-size-asian="10.5pt" style:font-weight-asian="normal" style:font-size-complex="12pt" style:font-weight-complex="normal"/>
    </style:style>
    <style:style style:name="P104" style:family="paragraph" style:parent-style-name="Standard">
      <style:paragraph-properties>
        <style:tab-stops>
          <style:tab-stop style:position="0.5in"/>
          <style:tab-stop style:position="1in"/>
          <style:tab-stop style:position="1.25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fo:letter-spacing="normal" style:text-underline-style="none" fo:font-weight="normal" officeooo:rsid="00514db2" officeooo:paragraph-rsid="00514db2" style:letter-kerning="true" style:font-size-asian="10.5pt" style:font-weight-asian="normal" style:font-size-complex="12pt" style:font-weight-complex="normal"/>
    </style:style>
    <style:style style:name="P105" style:family="paragraph" style:parent-style-name="Standard">
      <style:paragraph-properties>
        <style:tab-stops>
          <style:tab-stop style:position="0.5in"/>
          <style:tab-stop style:position="1in"/>
          <style:tab-stop style:position="1.25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fo:letter-spacing="normal" style:text-underline-style="none" fo:font-weight="normal" officeooo:rsid="0054d9e1" officeooo:paragraph-rsid="0054d9e1" style:letter-kerning="true" style:font-size-asian="10.5pt" style:font-weight-asian="normal" style:font-size-complex="12pt" style:font-weight-complex="normal"/>
    </style:style>
    <style:style style:name="P106" style:family="paragraph" style:parent-style-name="Standard">
      <style:paragraph-properties>
        <style:tab-stops>
          <style:tab-stop style:position="0.5in"/>
          <style:tab-stop style:position="1in"/>
          <style:tab-stop style:position="1.25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fo:letter-spacing="normal" style:text-underline-style="none" fo:font-weight="normal" officeooo:rsid="005c3fb9" officeooo:paragraph-rsid="005c3fb9" style:letter-kerning="true" style:font-size-asian="10.5pt" style:font-weight-asian="normal" style:font-size-complex="12pt" style:font-weight-complex="normal"/>
    </style:style>
    <style:style style:name="P107" style:family="paragraph" style:parent-style-name="Standard">
      <style:paragraph-properties>
        <style:tab-stops>
          <style:tab-stop style:position="0.5in"/>
          <style:tab-stop style:position="1in"/>
          <style:tab-stop style:position="1.25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fo:letter-spacing="normal" style:text-underline-style="none" fo:font-weight="normal" officeooo:rsid="00b0aacc" officeooo:paragraph-rsid="00b0aacc" style:letter-kerning="true" style:font-size-asian="10.5pt" style:font-weight-asian="normal" style:font-size-complex="12pt" style:font-weight-complex="normal"/>
    </style:style>
    <style:style style:name="P108"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fo:letter-spacing="normal" style:text-underline-style="none" fo:font-weight="bold" officeooo:rsid="001c6bd0" officeooo:paragraph-rsid="001c6bd0" style:letter-kerning="true" style:font-size-asian="12pt" style:font-weight-asian="bold" style:font-weight-complex="bold"/>
    </style:style>
    <style:style style:name="P109"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fo:letter-spacing="normal" style:text-underline-style="none" fo:font-weight="bold" officeooo:rsid="00d29df0" officeooo:paragraph-rsid="00e0fe35" style:letter-kerning="true" style:font-size-asian="12pt" style:font-weight-asian="bold" style:font-weight-complex="bold"/>
    </style:style>
    <style:style style:name="P110"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officeooo:paragraph-rsid="0008cf0b" style:font-size-asian="12pt"/>
    </style:style>
    <style:style style:name="P111"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officeooo:paragraph-rsid="00417835" style:font-size-asian="12pt"/>
    </style:style>
    <style:style style:name="P112"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fo:font-style="italic" style:text-underline-style="none" fo:font-weight="normal" officeooo:paragraph-rsid="0075af08" style:font-size-asian="12pt" style:font-style-asian="italic" style:font-weight-asian="normal" style:font-style-complex="italic"/>
    </style:style>
    <style:style style:name="P113"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fo:font-weight="normal" officeooo:paragraph-rsid="0011bc35"/>
    </style:style>
    <style:style style:name="P114"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text-line-through-style="solid" style:text-line-through-type="single" style:font-name="Helvetica" fo:font-size="12pt" style:text-underline-style="none" fo:font-weight="normal" officeooo:rsid="0011bc35" officeooo:paragraph-rsid="0011bc35" style:font-size-asian="12pt" style:font-weight-asian="normal"/>
    </style:style>
    <style:style style:name="P115"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officeooo:paragraph-rsid="0008cf0b"/>
    </style:style>
    <style:style style:name="P116"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000000" style:font-name="NeuePlakText-Regular" fo:font-size="12pt" fo:letter-spacing="normal" fo:font-style="normal" style:text-underline-style="none" fo:font-weight="normal" officeooo:rsid="000f40bb" officeooo:paragraph-rsid="0075af08" style:font-size-asian="12pt" style:font-weight-asian="normal" style:font-size-complex="12pt" style:font-weight-complex="normal"/>
    </style:style>
    <style:style style:name="P117"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000000" style:font-name="DejaVu Serif" fo:font-size="12pt" fo:letter-spacing="normal" fo:font-style="normal" style:text-underline-style="none" fo:font-weight="normal" officeooo:paragraph-rsid="0075af08" style:font-size-asian="12pt" style:font-weight-asian="normal" style:font-size-complex="12pt" style:font-weight-complex="normal"/>
    </style:style>
    <style:style style:name="P118"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000000" style:font-name="DejaVu Serif" fo:font-size="12pt" fo:letter-spacing="normal" fo:font-style="normal" style:text-underline-style="none" fo:font-weight="normal" officeooo:rsid="0010f643" officeooo:paragraph-rsid="0075af08" style:font-size-asian="12pt" style:font-weight-asian="normal" style:font-size-complex="12pt" style:font-weight-complex="normal"/>
    </style:style>
    <style:style style:name="P119"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000000" style:font-name="DejaVu Serif" fo:font-size="12pt" fo:letter-spacing="normal" fo:font-style="normal" style:text-underline-style="none" fo:font-weight="normal" officeooo:rsid="00399235" officeooo:paragraph-rsid="0075af08" style:font-size-asian="12pt" style:font-weight-asian="normal" style:font-size-complex="12pt" style:font-weight-complex="normal"/>
    </style:style>
    <style:style style:name="P120"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000000" style:font-name="DejaVu Serif" fo:font-size="12pt" fo:letter-spacing="normal" fo:font-style="normal" style:text-underline-style="none" fo:font-weight="normal" officeooo:rsid="003d32a7" officeooo:paragraph-rsid="0075af08" style:font-size-asian="12pt" style:font-weight-asian="normal" style:font-size-complex="12pt" style:font-weight-complex="normal"/>
    </style:style>
    <style:style style:name="P121"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000000" style:font-name="DejaVu Serif" fo:font-size="12pt" fo:letter-spacing="normal" fo:font-style="normal" style:text-underline-style="none" fo:font-weight="normal" officeooo:rsid="009c13a5" officeooo:paragraph-rsid="009c13a5" style:font-size-asian="12pt" style:font-weight-asian="normal" style:font-size-complex="12pt" style:font-weight-complex="normal"/>
    </style:style>
    <style:style style:name="P122"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000000" style:font-name="DejaVu Serif" fo:font-size="12pt" fo:letter-spacing="normal" fo:font-style="normal" style:text-underline-style="none" fo:font-weight="normal" officeooo:rsid="009c13a5" officeooo:paragraph-rsid="00a11823" style:font-size-asian="12pt" style:font-weight-asian="normal" style:font-size-complex="12pt" style:font-weight-complex="normal"/>
    </style:style>
    <style:style style:name="P123"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000000" style:font-name="DejaVu Serif" fo:font-size="12pt" fo:letter-spacing="normal" fo:font-style="normal" style:text-underline-style="none" fo:font-weight="normal" officeooo:rsid="00a22df4" officeooo:paragraph-rsid="00a11823" style:font-size-asian="12pt" style:font-weight-asian="normal" style:font-size-complex="12pt" style:font-weight-complex="normal"/>
    </style:style>
    <style:style style:name="P124"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000000" style:font-name="DejaVu Serif" fo:font-size="12pt" fo:letter-spacing="normal" fo:font-style="normal" style:text-underline-style="none" fo:font-weight="normal" officeooo:rsid="00f430c3" officeooo:paragraph-rsid="00f430c3" style:font-size-asian="12pt" style:font-weight-asian="normal" style:font-size-complex="12pt" style:font-weight-complex="normal"/>
    </style:style>
    <style:style style:name="P125"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000000" style:font-name="DejaVu Serif" fo:font-size="12pt" fo:letter-spacing="normal" fo:font-style="normal" style:text-underline-style="none" fo:font-weight="normal" officeooo:paragraph-rsid="001713b0" style:letter-kerning="true" style:font-size-asian="12pt" style:font-weight-asian="normal" style:font-weight-complex="normal"/>
    </style:style>
    <style:style style:name="P126"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000000" style:font-name="DejaVu Serif" fo:font-size="12pt" fo:letter-spacing="normal" fo:font-style="normal" style:text-underline-style="none" fo:font-weight="normal" officeooo:paragraph-rsid="00991da7" style:letter-kerning="true" style:font-size-asian="12pt" style:font-weight-asian="normal" style:font-weight-complex="normal"/>
    </style:style>
    <style:style style:name="P127"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000000" style:font-name="DejaVu Serif" fo:font-size="12pt" fo:letter-spacing="normal" fo:font-style="normal" style:text-underline-style="none" fo:font-weight="normal" officeooo:rsid="00c4e2ab" officeooo:paragraph-rsid="00c4e2ab" style:letter-kerning="true" style:font-size-asian="12pt" style:font-weight-asian="normal" style:font-weight-complex="normal"/>
    </style:style>
    <style:style style:name="P128"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000000" style:font-name="DejaVu Serif" fo:font-size="12pt" fo:letter-spacing="normal" fo:font-style="normal" style:text-underline-style="none" fo:font-weight="normal" officeooo:rsid="00c6a724" officeooo:paragraph-rsid="00c6a724" style:letter-kerning="true" style:font-size-asian="12pt" style:font-weight-asian="normal" style:font-weight-complex="normal"/>
    </style:style>
    <style:style style:name="P129"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000000" style:font-name="Helvetica" fo:font-size="12pt" fo:letter-spacing="normal" fo:font-style="normal" style:text-underline-style="none" fo:font-weight="normal" officeooo:rsid="00196504" officeooo:paragraph-rsid="0075af08" style:font-size-asian="12pt" style:font-weight-asian="normal"/>
    </style:style>
    <style:style style:name="P130"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000000" style:font-name="Helvetica" fo:font-size="12pt" fo:letter-spacing="normal" fo:font-style="normal" style:text-underline-style="none" fo:font-weight="normal" officeooo:rsid="001c371d" officeooo:paragraph-rsid="0075af08" style:font-size-asian="12pt" style:font-weight-asian="normal"/>
    </style:style>
    <style:style style:name="P131"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000000" style:font-name="Helvetica" fo:font-size="12pt" fo:letter-spacing="normal" fo:font-style="normal" style:text-underline-style="none" fo:font-weight="normal" officeooo:paragraph-rsid="0075af08" style:font-size-asian="12pt" style:font-weight-asian="normal"/>
    </style:style>
    <style:style style:name="P132"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000000" style:font-name="Helvetica" fo:font-size="12pt" fo:letter-spacing="normal" fo:font-style="normal" style:text-underline-style="none" fo:font-weight="normal" officeooo:rsid="0021f328" officeooo:paragraph-rsid="0075af08" style:font-size-asian="12pt" style:font-weight-asian="normal"/>
    </style:style>
    <style:style style:name="P133"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000000" style:font-name="Helvetica" fo:font-size="12pt" fo:letter-spacing="normal" fo:font-style="normal" style:text-underline-style="none" fo:font-weight="normal" officeooo:rsid="00257c3c" officeooo:paragraph-rsid="0075af08" style:font-size-asian="12pt" style:font-weight-asian="normal"/>
    </style:style>
    <style:style style:name="P134"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000000" style:font-name="Helvetica" fo:font-size="12pt" fo:letter-spacing="normal" fo:font-style="normal" style:text-underline-style="none" fo:font-weight="normal" officeooo:rsid="00274548" officeooo:paragraph-rsid="0075af08" style:font-size-asian="12pt" style:font-weight-asian="normal"/>
    </style:style>
    <style:style style:name="P135"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000000" style:font-name="Helvetica" fo:font-size="12pt" fo:letter-spacing="normal" fo:font-style="normal" style:text-underline-style="none" fo:font-weight="normal" officeooo:rsid="00159d8e" officeooo:paragraph-rsid="0075af08" style:font-size-asian="12pt" style:font-weight-asian="normal"/>
    </style:style>
    <style:style style:name="P136"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000000" style:font-name="Helvetica" fo:font-size="12pt" fo:letter-spacing="normal" fo:font-style="normal" style:text-underline-style="none" fo:font-weight="normal" officeooo:rsid="0014e780" officeooo:paragraph-rsid="0008cf0b" style:font-size-asian="12pt" style:font-weight-asian="normal"/>
    </style:style>
    <style:style style:name="P137"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000000" style:font-name="Helvetica" fo:font-size="12pt" fo:letter-spacing="normal" fo:font-style="normal" style:text-underline-style="none" fo:font-weight="normal" officeooo:rsid="008745a0" officeooo:paragraph-rsid="0075af08" style:font-size-asian="12pt" style:font-weight-asian="normal"/>
    </style:style>
    <style:style style:name="P138"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000000" style:font-name="Helvetica" fo:font-size="12pt" fo:letter-spacing="normal" fo:font-style="normal" style:text-underline-style="none" fo:font-weight="normal" officeooo:rsid="008745a0" officeooo:paragraph-rsid="008745a0" style:font-size-asian="12pt" style:font-weight-asian="normal"/>
    </style:style>
    <style:style style:name="P139"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000000" style:font-name="Helvetica" fo:font-size="12pt" fo:letter-spacing="normal" fo:font-style="normal" style:text-underline-style="none" fo:font-weight="normal" officeooo:rsid="0087fbd1" officeooo:paragraph-rsid="0087fbd1" style:font-size-asian="12pt" style:font-weight-asian="normal"/>
    </style:style>
    <style:style style:name="P140"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000000" style:font-name="Helvetica" fo:font-size="12pt" fo:letter-spacing="normal" fo:font-style="normal" style:text-underline-style="none" fo:font-weight="normal" officeooo:rsid="00276851" officeooo:paragraph-rsid="0075af08" style:font-size-asian="12pt" style:font-weight-asian="normal"/>
    </style:style>
    <style:style style:name="P141"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000000" style:font-name="Helvetica" fo:font-size="12pt" fo:letter-spacing="normal" fo:font-style="normal" style:text-underline-style="none" fo:font-weight="normal" officeooo:rsid="008acbab" officeooo:paragraph-rsid="008a1611" style:font-size-asian="12pt" style:font-weight-asian="normal"/>
    </style:style>
    <style:style style:name="P142"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000000" style:font-name="Helvetica" fo:font-size="12pt" fo:letter-spacing="normal" fo:font-style="normal" style:text-underline-style="none" fo:font-weight="normal" officeooo:rsid="0090b98e" officeooo:paragraph-rsid="0090b98e" style:font-size-asian="12pt" style:font-weight-asian="normal"/>
    </style:style>
    <style:style style:name="P143"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000000" style:font-name="Helvetica" fo:font-size="12pt" fo:letter-spacing="normal" fo:font-style="normal" style:text-underline-style="none" fo:font-weight="normal" officeooo:rsid="009212a4" officeooo:paragraph-rsid="009212a4" style:font-size-asian="12pt" style:font-weight-asian="normal"/>
    </style:style>
    <style:style style:name="P144"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000000" style:font-name="Helvetica" fo:font-size="12pt" fo:letter-spacing="normal" fo:font-style="normal" style:text-underline-style="none" fo:font-weight="normal" officeooo:rsid="00160577" officeooo:paragraph-rsid="00a22df4" style:font-size-asian="12pt" style:font-weight-asian="normal" style:font-size-complex="12pt" style:font-weight-complex="normal"/>
    </style:style>
    <style:style style:name="P145"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000000" style:font-name="Helvetica" fo:font-size="12pt" fo:letter-spacing="normal" fo:font-style="normal" style:text-underline-style="none" fo:font-weight="normal" officeooo:rsid="00a22df4" officeooo:paragraph-rsid="00a22df4" style:font-size-asian="12pt" style:font-weight-asian="normal" style:font-size-complex="12pt" style:font-weight-complex="normal"/>
    </style:style>
    <style:style style:name="P146"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000000" style:font-name="Helvetica" fo:font-size="12pt" fo:letter-spacing="normal" fo:font-style="normal" style:text-underline-style="none" fo:font-weight="normal" officeooo:rsid="0036439c" officeooo:paragraph-rsid="0075af08" style:font-size-asian="12pt" style:font-weight-asian="normal"/>
    </style:style>
    <style:style style:name="P147"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000000" style:font-name="Helvetica" fo:font-size="12pt" fo:letter-spacing="normal" fo:font-style="normal" style:text-underline-style="none" fo:font-weight="normal" officeooo:rsid="00d06706" officeooo:paragraph-rsid="00d06706" style:font-size-asian="12pt" style:font-weight-asian="normal"/>
    </style:style>
    <style:style style:name="P148"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000000" style:font-name="Helvetica" fo:font-size="12pt" fo:letter-spacing="normal" fo:font-style="normal" style:text-underline-style="none" fo:font-weight="normal" officeooo:rsid="001a5f2e" officeooo:paragraph-rsid="0075af08" style:font-size-asian="12pt" style:font-weight-asian="normal"/>
    </style:style>
    <style:style style:name="P149"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000000" style:font-name="Helvetica" fo:font-size="12pt" fo:letter-spacing="normal" fo:font-style="normal" style:text-underline-style="none" fo:font-weight="normal" officeooo:rsid="00e3355c" officeooo:paragraph-rsid="00e3355c" style:font-size-asian="12pt" style:font-weight-asian="normal"/>
    </style:style>
    <style:style style:name="P150"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000000" style:font-name="Helvetica" fo:font-size="12pt" fo:letter-spacing="normal" fo:font-style="normal" style:text-underline-style="none" fo:font-weight="normal" officeooo:rsid="0093fdbd" officeooo:paragraph-rsid="00991da7" style:letter-kerning="true" style:font-size-asian="12pt" style:font-weight-asian="normal" style:font-size-complex="12pt" style:font-weight-complex="normal"/>
    </style:style>
    <style:style style:name="P151"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000000" style:font-name="Helvetica" fo:font-size="12pt" fo:letter-spacing="normal" fo:font-style="normal" style:text-underline-style="none" fo:font-weight="normal" officeooo:rsid="0093fdbd" officeooo:paragraph-rsid="00f6b90b" style:letter-kerning="true" style:font-size-asian="12pt" style:font-weight-asian="normal" style:font-size-complex="12pt" style:font-weight-complex="normal"/>
    </style:style>
    <style:style style:name="P152"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000000" style:font-name="Helvetica" fo:font-size="12pt" fo:letter-spacing="normal" fo:font-style="normal" style:text-underline-style="none" fo:font-weight="normal" officeooo:rsid="0099865b" officeooo:paragraph-rsid="0099865b" style:letter-kerning="true" style:font-size-asian="12pt" style:font-weight-asian="normal" style:font-size-complex="12pt" style:font-weight-complex="normal"/>
    </style:style>
    <style:style style:name="P153"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000000" style:font-name="Helvetica" fo:font-size="12pt" fo:letter-spacing="normal" fo:font-style="normal" style:text-underline-style="none" fo:font-weight="normal" officeooo:rsid="0099865b" officeooo:paragraph-rsid="009bbdbf" style:letter-kerning="true" style:font-size-asian="12pt" style:font-weight-asian="normal" style:font-size-complex="12pt" style:font-weight-complex="normal"/>
    </style:style>
    <style:style style:name="P154"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000000" style:font-name="Helvetica" fo:font-size="12pt" fo:letter-spacing="normal" fo:font-style="normal" style:text-underline-style="none" fo:font-weight="normal" officeooo:rsid="009a8fde" officeooo:paragraph-rsid="009a8fde" style:letter-kerning="true" style:font-size-asian="12pt" style:font-weight-asian="normal" style:font-size-complex="12pt" style:font-weight-complex="normal"/>
    </style:style>
    <style:style style:name="P155"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000000" style:font-name="Helvetica" fo:font-size="12pt" fo:letter-spacing="normal" fo:font-style="normal" style:text-underline-style="none" fo:font-weight="normal" officeooo:rsid="009b9110" officeooo:paragraph-rsid="009b9110" style:letter-kerning="true" style:font-size-asian="12pt" style:font-weight-asian="normal" style:font-size-complex="12pt" style:font-weight-complex="normal"/>
    </style:style>
    <style:style style:name="P156"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000000" style:font-name="Helvetica" fo:font-size="12pt" fo:letter-spacing="normal" fo:font-style="normal" style:text-underline-style="none" fo:font-weight="normal" officeooo:rsid="009bbdbf" officeooo:paragraph-rsid="009bbdbf" style:letter-kerning="true" style:font-size-asian="12pt" style:font-weight-asian="normal" style:font-size-complex="12pt" style:font-weight-complex="normal"/>
    </style:style>
    <style:style style:name="P157"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000000" style:font-name="Helvetica" fo:font-size="12pt" fo:letter-spacing="normal" fo:font-style="normal" style:text-underline-style="none" fo:font-weight="normal" officeooo:rsid="00a6f160" officeooo:paragraph-rsid="00a6f160" style:letter-kerning="true" style:font-size-asian="12pt" style:font-weight-asian="normal" style:font-size-complex="12pt" style:font-weight-complex="normal"/>
    </style:style>
    <style:style style:name="P158"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000000" style:font-name="Helvetica" fo:font-size="12pt" fo:letter-spacing="normal" fo:font-style="normal" style:text-underline-style="none" fo:font-weight="normal" officeooo:rsid="00a97f59" officeooo:paragraph-rsid="00a97f59" style:letter-kerning="true" style:font-size-asian="12pt" style:font-weight-asian="normal" style:font-size-complex="12pt" style:font-weight-complex="normal"/>
    </style:style>
    <style:style style:name="P159"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000000" style:font-name="Helvetica" fo:font-size="12pt" fo:letter-spacing="normal" fo:font-style="normal" style:text-underline-style="none" fo:font-weight="normal" officeooo:rsid="001c6bd0" officeooo:paragraph-rsid="00e0fe35" style:letter-kerning="true" style:font-size-asian="12pt" style:font-weight-asian="normal" style:font-size-complex="12pt" style:font-weight-complex="normal"/>
    </style:style>
    <style:style style:name="P160"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000000" style:font-name="Helvetica" fo:font-size="12pt" fo:letter-spacing="normal" fo:font-style="normal" style:text-underline-style="none" fo:font-weight="normal" officeooo:rsid="00f6b90b" officeooo:paragraph-rsid="00f6b90b" style:letter-kerning="true" style:font-size-asian="12pt" style:font-weight-asian="normal" style:font-size-complex="12pt" style:font-weight-complex="normal"/>
    </style:style>
    <style:style style:name="P161"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000000" style:font-name="Helvetica" fo:font-size="12pt" fo:letter-spacing="normal" fo:font-style="normal" style:text-underline-style="none" fo:font-weight="normal" officeooo:rsid="00d48d77" officeooo:paragraph-rsid="00e0fe35" style:letter-kerning="true" style:font-size-asian="12pt" style:font-weight-asian="normal" style:font-size-complex="14pt" style:font-weight-complex="normal"/>
    </style:style>
    <style:style style:name="P162"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000000" style:font-name="Helvetica" fo:font-size="12pt" fo:letter-spacing="normal" fo:font-style="normal" style:text-underline-style="none" fo:font-weight="normal" officeooo:rsid="00dd956c" officeooo:paragraph-rsid="00e0fe35" style:letter-kerning="true" style:font-size-asian="12pt" style:font-weight-asian="normal" style:font-size-complex="14pt" style:font-weight-complex="normal"/>
    </style:style>
    <style:style style:name="P163"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000000" style:font-name="Helvetica" fo:font-size="12pt" fo:letter-spacing="normal" fo:font-style="normal" style:text-underline-style="none" fo:font-weight="bold" officeooo:rsid="00276851" officeooo:paragraph-rsid="0075af08" style:font-size-asian="12pt" style:font-weight-asian="normal"/>
    </style:style>
    <style:style style:name="P164"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000000" style:font-name="Helvetica" fo:font-size="12pt" fo:letter-spacing="normal" fo:font-style="normal" style:text-underline-style="none" fo:font-weight="bold" officeooo:rsid="00f6b90b" officeooo:paragraph-rsid="00f6b90b" style:letter-kerning="true" style:font-size-asian="12pt" style:font-weight-asian="bold" style:font-size-complex="12pt" style:font-weight-complex="bold"/>
    </style:style>
    <style:style style:name="P165"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000000" style:font-name="Helvetica" fo:font-size="12pt" fo:letter-spacing="normal" fo:font-style="normal" fo:font-weight="normal" officeooo:rsid="009212a4" officeooo:paragraph-rsid="009212a4"/>
    </style:style>
    <style:style style:name="P166"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000000" style:font-name="helvetica" fo:font-size="12pt" fo:letter-spacing="normal" fo:font-style="normal" style:text-underline-style="none" fo:font-weight="normal" officeooo:rsid="00caa9af" officeooo:paragraph-rsid="00caa9af" style:letter-kerning="true" style:font-size-asian="12pt" style:font-weight-asian="normal" style:font-weight-complex="normal"/>
    </style:style>
    <style:style style:name="P167"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000000" style:font-name="helvetica" fo:font-size="12pt" fo:letter-spacing="normal" fo:font-style="normal" style:text-underline-style="none" fo:font-weight="normal" officeooo:rsid="00cd79a9" officeooo:paragraph-rsid="00cd79a9" style:letter-kerning="true" style:font-size-asian="12pt" style:font-weight-asian="normal" style:font-weight-complex="normal"/>
    </style:style>
    <style:style style:name="P168"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000000" style:font-name="helvetica" fo:font-size="12pt" fo:letter-spacing="normal" fo:font-style="normal" style:text-underline-style="none" fo:font-weight="normal" officeooo:rsid="00cdaa2d" officeooo:paragraph-rsid="00cdaa2d" style:letter-kerning="true" style:font-size-asian="12pt" style:font-weight-asian="normal" style:font-weight-complex="normal"/>
    </style:style>
    <style:style style:name="P169"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333333" style:font-name="Open Sans" fo:font-size="13.5pt" fo:letter-spacing="normal" fo:font-style="normal" fo:font-weight="normal" officeooo:paragraph-rsid="0075af08"/>
    </style:style>
    <style:style style:name="P170"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333333" style:font-name="Open Sans" fo:font-size="13.5pt" fo:letter-spacing="normal" fo:font-style="normal" fo:font-weight="normal" officeooo:rsid="0021f328" officeooo:paragraph-rsid="0075af08"/>
    </style:style>
    <style:style style:name="P171"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333333" style:font-name="Open Sans" fo:font-size="13.5pt" fo:letter-spacing="normal" fo:font-style="normal" fo:font-weight="normal" officeooo:rsid="00235367" officeooo:paragraph-rsid="0075af08"/>
    </style:style>
    <style:style style:name="P172"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333333" style:font-name="Open Sans" fo:font-size="13.5pt" fo:letter-spacing="normal" fo:font-style="normal" fo:font-weight="normal" officeooo:rsid="00244db7" officeooo:paragraph-rsid="0075af08"/>
    </style:style>
    <style:style style:name="P173"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333333" style:font-name="Open Sans" fo:font-size="13.5pt" fo:letter-spacing="normal" fo:font-style="normal" fo:font-weight="normal" officeooo:rsid="0038a53a" officeooo:paragraph-rsid="0075af08"/>
    </style:style>
    <style:style style:name="P174"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333333" style:font-name="Open Sans" fo:font-size="13.5pt" fo:letter-spacing="normal" fo:font-style="normal" fo:font-weight="normal" officeooo:rsid="008745a0" officeooo:paragraph-rsid="008745a0"/>
    </style:style>
    <style:style style:name="P175"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333333" style:font-name="Open Sans" fo:font-size="13.5pt" fo:letter-spacing="normal" fo:font-style="normal" fo:font-weight="normal" officeooo:rsid="0087fbd1" officeooo:paragraph-rsid="0087fbd1"/>
    </style:style>
    <style:style style:name="P176"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333333" style:font-name="Open Sans" fo:font-size="13.5pt" fo:letter-spacing="normal" fo:font-style="normal" fo:font-weight="normal" officeooo:rsid="00899e8f" officeooo:paragraph-rsid="00899e8f"/>
    </style:style>
    <style:style style:name="P177"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333333" style:font-name="Open Sans" fo:font-size="13.5pt" fo:letter-spacing="normal" fo:font-style="normal" fo:font-weight="normal" officeooo:rsid="008a1611" officeooo:paragraph-rsid="008a1611"/>
    </style:style>
    <style:style style:name="P178"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333333" style:font-name="Open Sans" fo:font-size="13.5pt" fo:letter-spacing="normal" fo:font-style="normal" fo:font-weight="normal" officeooo:rsid="008acbab" officeooo:paragraph-rsid="008acbab"/>
    </style:style>
    <style:style style:name="P179"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333333" style:font-name="Open Sans" fo:font-size="13.5pt" fo:letter-spacing="normal" fo:font-style="normal" fo:font-weight="normal" officeooo:rsid="0036439c" officeooo:paragraph-rsid="0075af08"/>
    </style:style>
    <style:style style:name="P180"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333333" style:font-name="Open Sans" fo:font-size="13.5pt" fo:letter-spacing="normal" fo:font-style="normal" fo:font-weight="normal" officeooo:rsid="00a3c4d5" officeooo:paragraph-rsid="00a3c4d5"/>
    </style:style>
    <style:style style:name="P181"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333333" style:font-name="Open Sans" fo:font-size="13.5pt" fo:letter-spacing="normal" fo:font-style="normal" fo:font-weight="normal" officeooo:rsid="00d8d45e" officeooo:paragraph-rsid="00d8d45e"/>
    </style:style>
    <style:style style:name="P182"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333333" style:font-name="Open Sans" fo:font-size="13.5pt" fo:letter-spacing="normal" fo:font-style="normal" fo:font-weight="normal" officeooo:rsid="00196504" officeooo:paragraph-rsid="0075af08"/>
    </style:style>
    <style:style style:name="P183"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333333" style:font-name="Open Sans" fo:font-size="13.5pt" fo:letter-spacing="normal" fo:font-style="normal" fo:font-weight="normal" officeooo:rsid="00e3355c" officeooo:paragraph-rsid="00e3355c"/>
    </style:style>
    <style:style style:name="P184"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333333" style:font-name="Open Sans" fo:font-size="13.5pt" fo:letter-spacing="normal" fo:font-style="normal" fo:font-weight="bold" officeooo:rsid="00e3355c" officeooo:paragraph-rsid="00e3355c" style:font-weight-asian="bold" style:font-weight-complex="bold"/>
    </style:style>
    <style:style style:name="P185"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222222" style:font-name="Roboto" fo:font-size="12pt" fo:letter-spacing="normal" fo:font-style="normal" style:text-underline-style="none" fo:font-weight="normal" officeooo:rsid="00244db7" officeooo:paragraph-rsid="0075af08" style:font-size-asian="12pt" style:font-weight-asian="normal"/>
    </style:style>
    <style:style style:name="P186"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222222" style:font-name="Roboto" fo:font-size="12pt" fo:letter-spacing="normal" fo:font-style="normal" style:text-underline-style="none" fo:font-weight="normal" officeooo:rsid="00274548" officeooo:paragraph-rsid="0075af08" style:font-size-asian="12pt" style:font-weight-asian="normal"/>
    </style:style>
    <style:style style:name="P187"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222222" style:font-name="Roboto" fo:font-size="12pt" fo:letter-spacing="normal" fo:font-style="normal" style:text-underline-style="none" fo:font-weight="normal" officeooo:rsid="007ab771" officeooo:paragraph-rsid="008b9ccf" style:font-size-asian="12pt" style:font-weight-asian="normal" style:font-size-complex="12pt" style:font-weight-complex="normal"/>
    </style:style>
    <style:style style:name="P188"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222222" style:font-name="Roboto" fo:font-size="12pt" fo:letter-spacing="normal" fo:font-style="normal" style:text-underline-style="none" fo:font-weight="normal" officeooo:rsid="008b9ccf" officeooo:paragraph-rsid="008c65bc" style:font-size-asian="12pt" style:font-weight-asian="normal" style:font-size-complex="12pt" style:font-weight-complex="normal"/>
    </style:style>
    <style:style style:name="P189"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222222" style:font-name="Roboto" fo:font-size="12pt" fo:letter-spacing="normal" fo:font-style="normal" style:text-underline-style="none" fo:font-weight="normal" officeooo:rsid="008c65bc" officeooo:paragraph-rsid="008c65bc" style:font-size-asian="12pt" style:font-weight-asian="normal" style:font-size-complex="12pt" style:font-weight-complex="normal"/>
    </style:style>
    <style:style style:name="P190"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222222" style:font-name="Roboto" fo:font-size="12pt" fo:letter-spacing="normal" fo:font-style="normal" style:text-underline-style="none" fo:font-weight="normal" officeooo:rsid="008745a0" officeooo:paragraph-rsid="0087fbd1" style:font-size-asian="12pt" style:font-weight-asian="normal"/>
    </style:style>
    <style:style style:name="P191"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222222" style:font-name="Roboto" fo:font-size="12pt" fo:letter-spacing="normal" fo:font-style="normal" style:text-underline-style="none" fo:font-weight="normal" officeooo:rsid="00428417" officeooo:paragraph-rsid="0075af08" style:letter-kerning="true" style:font-size-asian="12pt" style:font-weight-asian="normal"/>
    </style:style>
    <style:style style:name="P192"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222222" style:font-name="Roboto" fo:font-size="12pt" fo:letter-spacing="normal" fo:font-style="normal" style:text-underline-style="none" fo:font-weight="normal" officeooo:paragraph-rsid="0075af08" style:letter-kerning="true" style:font-size-asian="12pt" style:font-weight-asian="normal"/>
    </style:style>
    <style:style style:name="P193"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222222" style:font-name="Roboto" fo:font-size="12pt" fo:letter-spacing="normal" fo:font-style="normal" style:text-underline-style="none" fo:font-weight="normal" officeooo:rsid="00cdaa2d" officeooo:paragraph-rsid="00cdaa2d" style:letter-kerning="true" style:font-size-asian="12pt" style:font-weight-asian="normal" style:font-weight-complex="normal"/>
    </style:style>
    <style:style style:name="P194"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222222" style:font-name="Roboto" fo:font-size="12pt" fo:letter-spacing="normal" fo:font-style="normal" style:text-underline-style="none" fo:font-weight="normal" officeooo:rsid="000b8395" officeooo:paragraph-rsid="00e0fe35" style:letter-kerning="true" style:font-size-asian="12pt" style:font-weight-asian="normal" style:font-size-complex="14pt" style:font-weight-complex="normal"/>
    </style:style>
    <style:style style:name="P195"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222222" style:font-name="Roboto" fo:font-size="12pt" fo:letter-spacing="normal" fo:font-style="normal" style:text-underline-style="none" fo:font-weight="normal" officeooo:rsid="00dac906" officeooo:paragraph-rsid="00e0fe35" style:letter-kerning="true" style:font-size-asian="12pt" style:font-weight-asian="normal" style:font-size-complex="14pt" style:font-weight-complex="normal"/>
    </style:style>
    <style:style style:name="P196"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222222" style:font-name="Roboto" fo:font-size="12pt" fo:letter-spacing="normal" fo:font-style="normal" style:text-underline-style="none" fo:font-weight="bold" officeooo:rsid="00dbf5cb" officeooo:paragraph-rsid="00e0fe35" style:letter-kerning="true" style:font-size-asian="12pt" style:font-weight-asian="bold" style:font-size-complex="14pt" style:font-weight-complex="bold"/>
    </style:style>
    <style:style style:name="P197"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222222" style:font-name="Roboto" fo:font-size="12pt" fo:letter-spacing="normal" fo:font-style="italic" style:text-underline-style="none" fo:font-weight="bold" officeooo:rsid="00dac906" officeooo:paragraph-rsid="00e0fe35" style:letter-kerning="true" style:font-size-asian="12pt" style:font-style-asian="italic" style:font-weight-asian="bold" style:font-size-complex="14pt" style:font-style-complex="italic" style:font-weight-complex="bold"/>
    </style:style>
    <style:style style:name="P198"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222222" style:font-name="arial" fo:font-size="12pt" fo:letter-spacing="normal" fo:font-style="normal" style:text-underline-style="none" fo:font-weight="normal" officeooo:rsid="00159d8e" officeooo:paragraph-rsid="008a1611" style:font-size-asian="12pt" style:font-weight-asian="normal"/>
    </style:style>
    <style:style style:name="P199" style:family="paragraph" style:parent-style-name="Standard">
      <style:paragraph-properties>
        <style:tab-stops>
          <style:tab-stop style:position="0.5in"/>
          <style:tab-stop style:position="1in"/>
          <style:tab-stop style:position="1.25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212529" style:font-name="apple-system" fo:font-size="12pt" fo:letter-spacing="normal" fo:font-style="normal" style:text-underline-style="none" fo:font-weight="normal" officeooo:rsid="0044e3ff" officeooo:paragraph-rsid="0044e3ff" style:letter-kerning="true" style:font-size-asian="10.5pt" style:font-weight-asian="normal" style:font-size-complex="12pt" style:font-weight-complex="normal"/>
    </style:style>
    <style:style style:name="P200" style:family="paragraph" style:parent-style-name="Standard">
      <style:paragraph-properties>
        <style:tab-stops>
          <style:tab-stop style:position="0.5in"/>
          <style:tab-stop style:position="1in"/>
          <style:tab-stop style:position="1.25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212529" style:font-name="apple-system" fo:font-size="12pt" fo:letter-spacing="normal" fo:font-style="normal" style:text-underline-style="none" fo:font-weight="normal" officeooo:rsid="004e64e7" officeooo:paragraph-rsid="004e64e7" style:letter-kerning="true" style:font-size-asian="10.5pt" style:font-weight-asian="normal" style:font-size-complex="12pt" style:font-weight-complex="normal"/>
    </style:style>
    <style:style style:name="P201" style:family="paragraph" style:parent-style-name="Standard">
      <style:paragraph-properties>
        <style:tab-stops>
          <style:tab-stop style:position="0.5in"/>
          <style:tab-stop style:position="1in"/>
          <style:tab-stop style:position="1.25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212529" style:font-name="apple-system" fo:font-size="12pt" fo:letter-spacing="normal" fo:font-style="normal" style:text-underline-style="none" fo:font-weight="normal" officeooo:rsid="00468498" officeooo:paragraph-rsid="00468498" style:letter-kerning="true" style:font-size-asian="10.5pt" style:font-weight-asian="normal" style:font-size-complex="12pt" style:font-weight-complex="normal"/>
    </style:style>
    <style:style style:name="P202" style:family="paragraph" style:parent-style-name="Standard">
      <style:paragraph-properties>
        <style:tab-stops>
          <style:tab-stop style:position="0.5in"/>
          <style:tab-stop style:position="1in"/>
          <style:tab-stop style:position="1.25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212529" style:font-name="apple-system" fo:font-size="12pt" fo:letter-spacing="normal" fo:font-style="normal" style:text-underline-style="none" fo:font-weight="normal" officeooo:rsid="00468498" officeooo:paragraph-rsid="004c7942" style:letter-kerning="true" style:font-size-asian="10.5pt" style:font-weight-asian="normal" style:font-size-complex="12pt" style:font-weight-complex="normal"/>
    </style:style>
    <style:style style:name="P203" style:family="paragraph" style:parent-style-name="Standard">
      <style:paragraph-properties>
        <style:tab-stops>
          <style:tab-stop style:position="0.5in"/>
          <style:tab-stop style:position="1in"/>
          <style:tab-stop style:position="1.25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212529" style:font-name="apple-system" fo:font-size="12pt" fo:letter-spacing="normal" fo:font-style="normal" style:text-underline-style="none" fo:font-weight="normal" officeooo:rsid="00468498" officeooo:paragraph-rsid="004a7fe7" style:letter-kerning="true" style:font-size-asian="10.5pt" style:font-weight-asian="normal" style:font-size-complex="12pt" style:font-weight-complex="normal"/>
    </style:style>
    <style:style style:name="P204" style:family="paragraph" style:parent-style-name="Standard">
      <style:paragraph-properties>
        <style:tab-stops>
          <style:tab-stop style:position="0.5in"/>
          <style:tab-stop style:position="1in"/>
          <style:tab-stop style:position="1.25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212529" style:font-name="apple-system" fo:font-size="12pt" fo:letter-spacing="normal" fo:font-style="normal" style:text-underline-style="none" fo:font-weight="normal" officeooo:rsid="00468498" officeooo:paragraph-rsid="00514db2" style:letter-kerning="true" style:font-size-asian="10.5pt" style:font-weight-asian="normal" style:font-size-complex="12pt" style:font-weight-complex="normal"/>
    </style:style>
    <style:style style:name="P205" style:family="paragraph" style:parent-style-name="Standard">
      <style:paragraph-properties>
        <style:tab-stops>
          <style:tab-stop style:position="0.5in"/>
          <style:tab-stop style:position="1in"/>
          <style:tab-stop style:position="1.25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212529" style:font-name="apple-system" fo:font-size="12pt" fo:letter-spacing="normal" fo:font-style="normal" style:text-underline-style="none" fo:font-weight="normal" officeooo:rsid="00468498" officeooo:paragraph-rsid="00530d8f" style:letter-kerning="true" style:font-size-asian="10.5pt" style:font-weight-asian="normal" style:font-size-complex="12pt" style:font-weight-complex="normal"/>
    </style:style>
    <style:style style:name="P206" style:family="paragraph" style:parent-style-name="Standard">
      <style:paragraph-properties>
        <style:tab-stops>
          <style:tab-stop style:position="0.5in"/>
          <style:tab-stop style:position="1in"/>
          <style:tab-stop style:position="1.25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212529" style:font-name="apple-system" fo:font-size="12pt" fo:letter-spacing="normal" fo:font-style="normal" style:text-underline-style="none" fo:font-weight="normal" officeooo:rsid="00468498" officeooo:paragraph-rsid="00575bd3" style:letter-kerning="true" style:font-size-asian="10.5pt" style:font-weight-asian="normal" style:font-size-complex="12pt" style:font-weight-complex="normal"/>
    </style:style>
    <style:style style:name="P207" style:family="paragraph" style:parent-style-name="Standard">
      <style:paragraph-properties>
        <style:tab-stops>
          <style:tab-stop style:position="0.5in"/>
          <style:tab-stop style:position="1in"/>
          <style:tab-stop style:position="1.25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212529" style:font-name="apple-system" fo:font-size="12pt" fo:letter-spacing="normal" fo:font-style="normal" style:text-underline-style="none" fo:font-weight="normal" officeooo:rsid="00468498" officeooo:paragraph-rsid="0056271f" style:letter-kerning="true" style:font-size-asian="10.5pt" style:font-weight-asian="normal" style:font-size-complex="12pt" style:font-weight-complex="normal"/>
    </style:style>
    <style:style style:name="P208" style:family="paragraph" style:parent-style-name="Standard">
      <style:paragraph-properties>
        <style:tab-stops>
          <style:tab-stop style:position="0.5in"/>
          <style:tab-stop style:position="1in"/>
          <style:tab-stop style:position="1.25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212529" style:font-name="apple-system" fo:font-size="12pt" fo:letter-spacing="normal" fo:font-style="normal" style:text-underline-style="none" fo:font-weight="normal" officeooo:rsid="00468498" officeooo:paragraph-rsid="0053fa5a" style:letter-kerning="true" style:font-size-asian="10.5pt" style:font-weight-asian="normal" style:font-size-complex="12pt" style:font-weight-complex="normal"/>
    </style:style>
    <style:style style:name="P209" style:family="paragraph" style:parent-style-name="Standard">
      <style:paragraph-properties>
        <style:tab-stops>
          <style:tab-stop style:position="0.5in"/>
          <style:tab-stop style:position="1in"/>
          <style:tab-stop style:position="1.25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212529" style:font-name="apple-system" fo:font-size="12pt" fo:letter-spacing="normal" fo:font-style="normal" style:text-underline-style="none" fo:font-weight="normal" officeooo:rsid="004e5fdc" officeooo:paragraph-rsid="004c7942" style:letter-kerning="true" style:font-size-asian="10.5pt" style:font-weight-asian="normal" style:font-size-complex="12pt" style:font-weight-complex="normal"/>
    </style:style>
    <style:style style:name="P210" style:family="paragraph" style:parent-style-name="Standard">
      <style:paragraph-properties>
        <style:tab-stops>
          <style:tab-stop style:position="0.5in"/>
          <style:tab-stop style:position="1in"/>
          <style:tab-stop style:position="1.25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212529" style:font-name="apple-system" fo:font-size="12pt" fo:letter-spacing="normal" fo:font-style="normal" style:text-underline-style="none" fo:font-weight="normal" officeooo:rsid="004e5fdc" officeooo:paragraph-rsid="004e5fdc" style:letter-kerning="true" style:font-size-asian="10.5pt" style:font-weight-asian="normal" style:font-size-complex="12pt" style:font-weight-complex="normal"/>
    </style:style>
    <style:style style:name="P211" style:family="paragraph" style:parent-style-name="Standard">
      <style:paragraph-properties>
        <style:tab-stops>
          <style:tab-stop style:position="0.5in"/>
          <style:tab-stop style:position="1in"/>
          <style:tab-stop style:position="1.25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212529" style:font-name="apple-system" fo:font-size="12pt" fo:letter-spacing="normal" fo:font-style="normal" style:text-underline-style="none" fo:font-weight="normal" officeooo:rsid="004a7fe7" officeooo:paragraph-rsid="004c7942" style:letter-kerning="true" style:font-size-asian="10.5pt" style:font-weight-asian="normal" style:font-size-complex="12pt" style:font-weight-complex="normal"/>
    </style:style>
    <style:style style:name="P212" style:family="paragraph" style:parent-style-name="Standard">
      <style:paragraph-properties>
        <style:tab-stops>
          <style:tab-stop style:position="0.5in"/>
          <style:tab-stop style:position="1in"/>
          <style:tab-stop style:position="1.25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212529" style:font-name="apple-system" fo:font-size="12pt" fo:letter-spacing="normal" fo:font-style="normal" style:text-underline-style="none" fo:font-weight="normal" officeooo:rsid="004a7fe7" officeooo:paragraph-rsid="004a7fe7" style:letter-kerning="true" style:font-size-asian="10.5pt" style:font-weight-asian="normal" style:font-size-complex="12pt" style:font-weight-complex="normal"/>
    </style:style>
    <style:style style:name="P213" style:family="paragraph" style:parent-style-name="Standard">
      <style:paragraph-properties>
        <style:tab-stops>
          <style:tab-stop style:position="0.5in"/>
          <style:tab-stop style:position="1in"/>
          <style:tab-stop style:position="1.25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212529" style:font-name="apple-system" fo:font-size="12pt" fo:letter-spacing="normal" fo:font-style="normal" style:text-underline-style="none" fo:font-weight="normal" officeooo:rsid="004b1549" officeooo:paragraph-rsid="004b1549" style:letter-kerning="true" style:font-size-asian="10.5pt" style:font-weight-asian="normal" style:font-size-complex="12pt" style:font-weight-complex="normal"/>
    </style:style>
    <style:style style:name="P214" style:family="paragraph" style:parent-style-name="Standard">
      <style:paragraph-properties>
        <style:tab-stops>
          <style:tab-stop style:position="0.5in"/>
          <style:tab-stop style:position="1in"/>
          <style:tab-stop style:position="1.25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212529" style:font-name="apple-system" fo:font-size="12pt" fo:letter-spacing="normal" fo:font-style="normal" style:text-underline-style="none" fo:font-weight="normal" officeooo:rsid="004c7942" officeooo:paragraph-rsid="004b1549" style:letter-kerning="true" style:font-size-asian="10.5pt" style:font-weight-asian="normal" style:font-size-complex="12pt" style:font-weight-complex="normal"/>
    </style:style>
    <style:style style:name="P215" style:family="paragraph" style:parent-style-name="Standard">
      <style:paragraph-properties>
        <style:tab-stops>
          <style:tab-stop style:position="0.5in"/>
          <style:tab-stop style:position="1in"/>
          <style:tab-stop style:position="1.25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212529" style:font-name="apple-system" fo:font-size="12pt" fo:letter-spacing="normal" fo:font-style="normal" style:text-underline-style="none" fo:font-weight="normal" officeooo:rsid="00514db2" officeooo:paragraph-rsid="00514db2" style:letter-kerning="true" style:font-size-asian="10.5pt" style:font-weight-asian="normal" style:font-size-complex="12pt" style:font-weight-complex="normal"/>
    </style:style>
    <style:style style:name="P216" style:family="paragraph" style:parent-style-name="Standard">
      <style:paragraph-properties>
        <style:tab-stops>
          <style:tab-stop style:position="0.5in"/>
          <style:tab-stop style:position="1in"/>
          <style:tab-stop style:position="1.25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212529" style:font-name="apple-system" fo:font-size="12pt" fo:letter-spacing="normal" fo:font-style="normal" style:text-underline-style="none" fo:font-weight="normal" officeooo:rsid="00530d8f" officeooo:paragraph-rsid="00530d8f" style:letter-kerning="true" style:font-size-asian="10.5pt" style:font-weight-asian="normal" style:font-size-complex="12pt" style:font-weight-complex="normal"/>
    </style:style>
    <style:style style:name="P217" style:family="paragraph" style:parent-style-name="Standard">
      <style:paragraph-properties>
        <style:tab-stops>
          <style:tab-stop style:position="0.5in"/>
          <style:tab-stop style:position="1in"/>
          <style:tab-stop style:position="1.25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212529" style:font-name="apple-system" fo:font-size="12pt" fo:letter-spacing="normal" fo:font-style="normal" style:text-underline-style="none" fo:font-weight="normal" officeooo:rsid="00530d8f" officeooo:paragraph-rsid="00514db2" style:letter-kerning="true" style:font-size-asian="10.5pt" style:font-weight-asian="normal" style:font-size-complex="12pt" style:font-weight-complex="normal"/>
    </style:style>
    <style:style style:name="P218" style:family="paragraph" style:parent-style-name="Standard">
      <style:paragraph-properties>
        <style:tab-stops>
          <style:tab-stop style:position="0.5in"/>
          <style:tab-stop style:position="1in"/>
          <style:tab-stop style:position="1.25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212529" style:font-name="apple-system" fo:font-size="12pt" fo:letter-spacing="normal" fo:font-style="normal" style:text-underline-style="none" fo:font-weight="normal" officeooo:rsid="0054d9e1" officeooo:paragraph-rsid="0054d9e1" style:letter-kerning="true" style:font-size-asian="10.5pt" style:font-weight-asian="normal" style:font-size-complex="12pt" style:font-weight-complex="normal"/>
    </style:style>
    <style:style style:name="P219" style:family="paragraph" style:parent-style-name="Standard">
      <style:paragraph-properties>
        <style:tab-stops>
          <style:tab-stop style:position="0.5in"/>
          <style:tab-stop style:position="1in"/>
          <style:tab-stop style:position="1.25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212529" style:font-name="apple-system" fo:font-size="12pt" fo:letter-spacing="normal" fo:font-style="normal" style:text-underline-style="none" fo:font-weight="normal" officeooo:rsid="00553816" officeooo:paragraph-rsid="00553816" style:letter-kerning="true" style:font-size-asian="10.5pt" style:font-weight-asian="normal" style:font-size-complex="12pt" style:font-weight-complex="normal"/>
    </style:style>
    <style:style style:name="P220" style:family="paragraph" style:parent-style-name="Standard">
      <style:paragraph-properties>
        <style:tab-stops>
          <style:tab-stop style:position="0.5in"/>
          <style:tab-stop style:position="1in"/>
          <style:tab-stop style:position="1.25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212529" style:font-name="apple-system" fo:font-size="12pt" fo:letter-spacing="normal" fo:font-style="normal" style:text-underline-style="none" fo:font-weight="normal" officeooo:rsid="0056271f" officeooo:paragraph-rsid="0054d9e1" style:letter-kerning="true" style:font-size-asian="10.5pt" style:font-weight-asian="normal" style:font-size-complex="12pt" style:font-weight-complex="normal"/>
    </style:style>
    <style:style style:name="P221" style:family="paragraph" style:parent-style-name="Standard">
      <style:paragraph-properties>
        <style:tab-stops>
          <style:tab-stop style:position="0.5in"/>
          <style:tab-stop style:position="1in"/>
          <style:tab-stop style:position="1.25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212529" style:font-name="apple-system" fo:font-size="12pt" fo:letter-spacing="normal" fo:font-style="normal" style:text-underline-style="none" fo:font-weight="normal" officeooo:rsid="0056271f" officeooo:paragraph-rsid="0056271f" style:letter-kerning="true" style:font-size-asian="10.5pt" style:font-weight-asian="normal" style:font-size-complex="12pt" style:font-weight-complex="normal"/>
    </style:style>
    <style:style style:name="P222" style:family="paragraph" style:parent-style-name="Standard">
      <style:paragraph-properties>
        <style:tab-stops>
          <style:tab-stop style:position="0.5in"/>
          <style:tab-stop style:position="1in"/>
          <style:tab-stop style:position="1.25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212529" style:font-name="apple-system" fo:font-size="12pt" fo:letter-spacing="normal" fo:font-style="normal" style:text-underline-style="none" fo:font-weight="normal" officeooo:rsid="005c3fb9" officeooo:paragraph-rsid="005c3fb9" style:letter-kerning="true" style:font-size-asian="10.5pt" style:font-weight-asian="normal" style:font-size-complex="12pt" style:font-weight-complex="normal"/>
    </style:style>
    <style:style style:name="P223" style:family="paragraph" style:parent-style-name="Standard">
      <style:paragraph-properties>
        <style:tab-stops>
          <style:tab-stop style:position="0.5in"/>
          <style:tab-stop style:position="1in"/>
          <style:tab-stop style:position="1.25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212529" style:font-name="apple-system" fo:font-size="12pt" fo:letter-spacing="normal" fo:font-style="normal" style:text-underline-style="none" fo:font-weight="normal" officeooo:rsid="005d80b3" officeooo:paragraph-rsid="005d80b3" style:letter-kerning="true" style:font-size-asian="10.5pt" style:font-weight-asian="normal" style:font-size-complex="12pt" style:font-weight-complex="normal"/>
    </style:style>
    <style:style style:name="P224" style:family="paragraph" style:parent-style-name="Standard">
      <style:paragraph-properties>
        <style:tab-stops>
          <style:tab-stop style:position="0.5in"/>
          <style:tab-stop style:position="1in"/>
          <style:tab-stop style:position="1.25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212529" style:font-name="apple-system" fo:font-size="12pt" fo:letter-spacing="normal" fo:font-style="normal" style:text-underline-style="none" fo:font-weight="normal" officeooo:rsid="00e702e5" officeooo:paragraph-rsid="00e702e5" style:letter-kerning="true" style:font-size-asian="10.5pt" style:font-weight-asian="normal" style:font-size-complex="12pt" style:font-weight-complex="normal"/>
    </style:style>
    <style:style style:name="P225" style:family="paragraph" style:parent-style-name="Standard">
      <style:paragraph-properties>
        <style:tab-stops>
          <style:tab-stop style:position="0.5in"/>
          <style:tab-stop style:position="1in"/>
          <style:tab-stop style:position="1.25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212529" style:font-name="apple-system" fo:font-size="12pt" fo:letter-spacing="normal" fo:font-style="normal" style:text-underline-style="none" fo:font-weight="normal" officeooo:rsid="00e702e5" officeooo:paragraph-rsid="00e70e02" style:letter-kerning="true" style:font-size-asian="10.5pt" style:font-weight-asian="normal" style:font-size-complex="12pt" style:font-weight-complex="normal"/>
    </style:style>
    <style:style style:name="P226" style:family="paragraph" style:parent-style-name="Standard">
      <style:paragraph-properties>
        <style:tab-stops>
          <style:tab-stop style:position="0.5in"/>
          <style:tab-stop style:position="1in"/>
          <style:tab-stop style:position="1.25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212529" style:font-name="apple-system" fo:font-size="12pt" fo:letter-spacing="normal" fo:font-style="normal" style:text-underline-style="none" fo:font-weight="normal" officeooo:rsid="00e70e02" officeooo:paragraph-rsid="00e70e02" style:letter-kerning="true" style:font-size-asian="10.5pt" style:font-weight-asian="normal" style:font-size-complex="12pt" style:font-weight-complex="normal"/>
    </style:style>
    <style:style style:name="P227" style:family="paragraph" style:parent-style-name="Standard">
      <style:paragraph-properties>
        <style:tab-stops>
          <style:tab-stop style:position="0.5in"/>
          <style:tab-stop style:position="1in"/>
          <style:tab-stop style:position="1.25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212529" style:font-name="apple-system" fo:font-size="12pt" fo:letter-spacing="normal" fo:font-style="normal" style:text-underline-style="none" fo:font-weight="normal" officeooo:rsid="00e8734a" officeooo:paragraph-rsid="00e8734a" style:letter-kerning="true" style:font-size-asian="10.5pt" style:font-weight-asian="normal" style:font-size-complex="12pt" style:font-weight-complex="normal"/>
    </style:style>
    <style:style style:name="P228"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212529" style:font-name="apple-system" fo:font-size="12pt" fo:letter-spacing="normal" fo:font-style="normal" style:text-underline-style="none" fo:font-weight="normal" officeooo:rsid="004e64e7" officeooo:paragraph-rsid="004e64e7" style:letter-kerning="true" style:font-size-asian="12pt" style:font-weight-asian="normal" style:font-size-complex="12pt" style:font-weight-complex="normal"/>
    </style:style>
    <style:style style:name="P229" style:family="paragraph" style:parent-style-name="Standard">
      <style:paragraph-properties>
        <style:tab-stops>
          <style:tab-stop style:position="0.5in"/>
          <style:tab-stop style:position="1in"/>
          <style:tab-stop style:position="1.25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fb0207" style:font-name="apple-system" fo:font-size="14pt" fo:letter-spacing="normal" fo:font-style="normal" style:text-underline-style="none" fo:font-weight="bold" officeooo:rsid="006b5536" officeooo:paragraph-rsid="006b5536" style:letter-kerning="true" fo:background-color="#00b6bd" style:font-size-asian="14pt" style:font-weight-asian="bold" style:font-size-complex="14pt" style:font-weight-complex="bold"/>
    </style:style>
    <style:style style:name="P230"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ce181e" style:font-name="Helvetica" fo:font-size="14pt" fo:letter-spacing="normal" fo:font-style="normal" style:text-underline-style="none" fo:font-weight="bold" officeooo:rsid="0099865b" officeooo:paragraph-rsid="0099865b" style:letter-kerning="true" style:font-size-asian="14pt" style:font-weight-asian="bold" style:font-size-complex="14pt" style:font-weight-complex="bold"/>
    </style:style>
    <style:style style:name="P231"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ce181e" style:font-name="Helvetica" fo:font-size="14pt" fo:letter-spacing="normal" fo:font-style="normal" style:text-underline-style="none" fo:font-weight="bold" officeooo:rsid="00a6f160" officeooo:paragraph-rsid="00a6f160" style:letter-kerning="true" style:font-size-asian="14pt" style:font-weight-asian="bold" style:font-size-complex="14pt" style:font-weight-complex="bold"/>
    </style:style>
    <style:style style:name="P232"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ce181e" style:font-name="Helvetica" fo:font-size="14pt" fo:letter-spacing="normal" fo:font-style="normal" style:text-underline-style="none" fo:font-weight="bold" officeooo:rsid="00160577" officeooo:paragraph-rsid="00a22df4" style:font-size-asian="14pt" style:font-weight-asian="bold" style:font-size-complex="14pt" style:font-weight-complex="bold"/>
    </style:style>
    <style:style style:name="P233"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ce181e" style:font-name="Helvetica1" fo:font-size="14pt" fo:letter-spacing="normal" fo:font-style="normal" style:text-underline-style="none" fo:font-weight="bold" officeooo:rsid="00c4e2ab" officeooo:paragraph-rsid="00c4e2ab" style:letter-kerning="true" style:font-size-asian="14pt" style:font-weight-asian="bold" style:font-size-complex="14pt" style:font-weight-complex="bold"/>
    </style:style>
    <style:style style:name="P234"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ce181e" style:font-name="DejaVu Serif" fo:font-size="14pt" fo:letter-spacing="normal" fo:font-style="normal" style:text-underline-style="none" fo:font-weight="bold" officeooo:rsid="00f430c3" officeooo:paragraph-rsid="00f430c3" style:font-size-asian="14pt" style:font-weight-asian="bold" style:font-size-complex="14pt" style:font-weight-complex="bold"/>
    </style:style>
    <style:style style:name="P235"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151515" style:font-name="Poppins" fo:font-size="12.75pt" fo:letter-spacing="normal" fo:font-style="normal" style:text-underline-style="none" fo:font-weight="normal" officeooo:rsid="000aaeca" officeooo:paragraph-rsid="00b38eed" style:font-size-asian="12pt" style:font-weight-asian="normal"/>
    </style:style>
    <style:style style:name="P236"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202122" style:font-name="sans-serif" fo:font-size="10.5pt" fo:letter-spacing="normal" fo:font-style="normal" fo:font-weight="normal" officeooo:paragraph-rsid="00b8b3c7"/>
    </style:style>
    <style:style style:name="P237"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202122" style:font-name="sans-serif" fo:font-size="10.5pt" fo:letter-spacing="normal" fo:font-style="normal" style:text-underline-style="none" fo:font-weight="normal" officeooo:paragraph-rsid="00cd79a9" style:letter-kerning="true" style:font-size-asian="12pt" style:font-weight-asian="normal" style:font-weight-complex="normal"/>
    </style:style>
    <style:style style:name="P238"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ed1c24" style:font-name="helvetica" fo:font-size="14pt" fo:letter-spacing="normal" fo:font-style="normal" style:text-underline-style="none" fo:font-weight="bold" officeooo:rsid="00caa9af" officeooo:paragraph-rsid="00caa9af" style:letter-kerning="true" style:font-size-asian="14pt" style:font-weight-asian="bold" style:font-size-complex="14pt" style:font-weight-complex="bold"/>
    </style:style>
    <style:style style:name="P239"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ed1c24" style:font-name="helvetica" fo:font-size="14pt" fo:letter-spacing="normal" fo:font-style="normal" style:text-underline-style="none" fo:font-weight="bold" officeooo:rsid="00cd79a9" officeooo:paragraph-rsid="00cd79a9" style:letter-kerning="true" style:font-size-asian="14pt" style:font-weight-asian="bold" style:font-size-complex="14pt" style:font-weight-complex="bold"/>
    </style:style>
    <style:style style:name="P240"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ed1c24" style:font-name="helvetica" fo:font-size="14pt" fo:letter-spacing="normal" fo:font-style="normal" style:text-underline-style="none" fo:font-weight="bold" officeooo:rsid="00cdaa2d" officeooo:paragraph-rsid="00cdaa2d" style:letter-kerning="true" style:font-size-asian="14pt" style:font-weight-asian="bold" style:font-size-complex="14pt" style:font-weight-complex="bold"/>
    </style:style>
    <style:style style:name="P241"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fb0207" style:font-name="Helvetica" fo:font-size="12pt" fo:letter-spacing="normal" style:text-underline-style="none" fo:font-weight="normal" officeooo:paragraph-rsid="0008cf0b" style:letter-kerning="true" style:font-size-asian="12pt" style:font-weight-asian="normal"/>
    </style:style>
    <style:style style:name="P242"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fb0207" style:font-name="Helvetica" fo:font-size="12pt" fo:letter-spacing="normal" style:text-underline-style="none" fo:font-weight="normal" officeooo:paragraph-rsid="001713b0" style:letter-kerning="true" style:font-size-asian="12pt" style:font-weight-asian="normal"/>
    </style:style>
    <style:style style:name="P243"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fb0207" style:font-name="Helvetica" fo:font-size="12pt" fo:letter-spacing="normal" style:text-underline-style="none" fo:font-weight="normal" officeooo:paragraph-rsid="0075af08" style:letter-kerning="true" style:font-size-asian="12pt" style:font-weight-asian="normal"/>
    </style:style>
    <style:style style:name="P244"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fb0207" style:font-name="Helvetica" fo:font-size="12pt" style:text-underline-style="none" fo:font-weight="normal" officeooo:paragraph-rsid="0075af08" style:font-size-asian="12pt" style:font-weight-asian="normal"/>
    </style:style>
    <style:style style:name="P245"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fb0207" style:font-name="Helvetica" fo:font-size="14pt" fo:font-weight="bold" officeooo:paragraph-rsid="00417835" style:font-size-asian="14pt" style:font-weight-asian="bold" style:font-size-complex="14pt" style:font-weight-complex="bold"/>
    </style:style>
    <style:style style:name="P246"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fb0207" style:font-name="Helvetica" fo:font-size="14pt" style:text-underline-style="none" fo:font-weight="bold" officeooo:paragraph-rsid="00417835" style:font-size-asian="14pt" style:font-weight-asian="bold" style:font-size-complex="14pt" style:font-weight-complex="bold"/>
    </style:style>
    <style:style style:name="P247"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fb0207" style:font-name="Helvetica" fo:font-size="14pt" style:text-underline-style="none" fo:font-weight="bold" officeooo:paragraph-rsid="0008cf0b" style:font-size-asian="14pt" style:font-weight-asian="bold" style:font-size-complex="14pt" style:font-weight-complex="bold"/>
    </style:style>
    <style:style style:name="P248"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fb0207" style:font-name="Helvetica" fo:font-size="14pt" style:text-underline-style="none" fo:font-weight="bold" officeooo:paragraph-rsid="00417835" style:font-size-asian="14pt" style:font-weight-asian="bold" style:font-size-complex="14pt" style:font-weight-complex="bold"/>
    </style:style>
    <style:style style:name="P249"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fb0207" style:font-name="Helvetica" fo:font-size="14pt" style:text-underline-style="none" fo:font-weight="bold" officeooo:paragraph-rsid="0075af08" style:font-size-asian="14pt" style:font-weight-asian="bold" style:font-size-complex="14pt" style:font-weight-complex="bold"/>
    </style:style>
    <style:style style:name="P250"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fb0207" style:font-name="Helvetica" fo:font-size="14pt" style:text-underline-style="none" fo:font-weight="bold" officeooo:rsid="000aaeca" officeooo:paragraph-rsid="000aaeca" style:font-size-asian="14pt" style:font-weight-asian="bold" style:font-size-complex="14pt" style:font-weight-complex="bold"/>
    </style:style>
    <style:style style:name="P251"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fb0207" style:font-name="Helvetica" fo:font-size="14pt" style:text-underline-style="none" fo:font-weight="bold" officeooo:rsid="000f40bb" officeooo:paragraph-rsid="0075af08" style:font-size-asian="14pt" style:font-weight-asian="bold" style:font-size-complex="14pt" style:font-weight-complex="bold"/>
    </style:style>
    <style:style style:name="P252"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fb0207" style:font-name="Helvetica" fo:font-size="14pt" style:text-underline-style="none" fo:font-weight="bold" officeooo:rsid="002c3534" officeooo:paragraph-rsid="002c3534" style:font-size-asian="14pt" style:font-weight-asian="bold" style:font-size-complex="14pt" style:font-weight-complex="bold"/>
    </style:style>
    <style:style style:name="P253"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fb0207" style:font-name="Helvetica" fo:font-size="14pt" style:text-underline-style="none" fo:font-weight="bold" officeooo:rsid="0044149a" officeooo:paragraph-rsid="0044149a" style:font-size-asian="14pt" style:font-weight-asian="bold" style:font-size-complex="14pt" style:font-weight-complex="bold"/>
    </style:style>
    <style:style style:name="P254"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fb0207" style:font-name="Helvetica" fo:font-size="14pt" style:text-underline-style="none" fo:font-weight="bold" officeooo:rsid="00653d83" officeooo:paragraph-rsid="00653d83" style:font-size-asian="14pt" style:font-weight-asian="bold" style:font-size-complex="14pt" style:font-weight-complex="bold"/>
    </style:style>
    <style:style style:name="P255"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fb0207" style:font-name="Helvetica" fo:font-size="14pt" style:text-underline-style="none" fo:font-weight="bold" officeooo:rsid="0063e90c" officeooo:paragraph-rsid="008b9ccf" style:font-size-asian="14pt" style:font-weight-asian="bold" style:font-size-complex="14pt" style:font-weight-complex="bold"/>
    </style:style>
    <style:style style:name="P256"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fb0207" style:font-name="Helvetica" fo:font-size="14pt" fo:letter-spacing="normal" style:text-underline-style="none" fo:font-weight="bold" officeooo:rsid="001713b0" officeooo:paragraph-rsid="001713b0" style:letter-kerning="true" style:font-size-asian="14pt" style:font-weight-asian="bold" style:font-size-complex="14pt" style:font-weight-complex="bold"/>
    </style:style>
    <style:style style:name="P257"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fb0207" style:font-name="Helvetica" fo:font-size="14pt" fo:letter-spacing="normal" style:text-underline-style="none" fo:font-weight="bold" officeooo:paragraph-rsid="0008cf0b" style:letter-kerning="true" style:font-size-asian="14pt" style:font-weight-asian="bold" style:font-size-complex="14pt" style:font-weight-complex="bold"/>
    </style:style>
    <style:style style:name="P258"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fb0207" style:font-name="Helvetica" fo:font-size="14pt" fo:letter-spacing="normal" style:text-underline-style="none" fo:font-weight="bold" officeooo:paragraph-rsid="00991da7" style:letter-kerning="true" style:font-size-asian="14pt" style:font-weight-asian="bold" style:font-size-complex="14pt" style:font-weight-complex="bold"/>
    </style:style>
    <style:style style:name="P259"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fb0207" style:font-name="Helvetica" fo:font-size="14pt" fo:letter-spacing="normal" style:text-underline-style="none" fo:font-weight="bold" officeooo:rsid="001c6bd0" officeooo:paragraph-rsid="001c6bd0" style:letter-kerning="true" style:font-size-asian="14pt" style:font-weight-asian="bold" style:font-size-complex="14pt" style:font-weight-complex="bold"/>
    </style:style>
    <style:style style:name="P260"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fb0207" style:font-name="Helvetica" fo:font-size="14pt" fo:letter-spacing="normal" style:text-underline-style="none" fo:font-weight="bold" officeooo:rsid="00424a08" officeooo:paragraph-rsid="0075af08" style:letter-kerning="true" style:font-size-asian="14pt" style:font-weight-asian="bold" style:font-size-complex="14pt" style:font-weight-complex="bold"/>
    </style:style>
    <style:style style:name="P261"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fb0207" style:font-name="Helvetica" fo:font-size="14pt" fo:letter-spacing="normal" style:text-underline-style="none" fo:font-weight="bold" officeooo:rsid="00610b6f" officeooo:paragraph-rsid="00610b6f" style:letter-kerning="true" style:font-size-asian="14pt" style:font-weight-asian="bold" style:font-size-complex="14pt" style:font-weight-complex="bold"/>
    </style:style>
    <style:style style:name="P262"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fb0207" style:font-name="Helvetica" fo:font-size="14pt" fo:letter-spacing="normal" style:text-underline-style="none" fo:font-weight="bold" officeooo:rsid="00610b6f" officeooo:paragraph-rsid="007c5172" style:letter-kerning="true" style:font-size-asian="14pt" style:font-weight-asian="bold" style:font-size-complex="14pt" style:font-weight-complex="bold"/>
    </style:style>
    <style:style style:name="P263"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fb0207" style:font-name="Helvetica" fo:font-size="14pt" fo:letter-spacing="normal" style:text-underline-style="none" fo:font-weight="bold" officeooo:rsid="0063529f" officeooo:paragraph-rsid="0063529f" style:letter-kerning="true" style:font-size-asian="14pt" style:font-weight-asian="bold" style:font-size-complex="14pt" style:font-weight-complex="bold"/>
    </style:style>
    <style:style style:name="P264" style:family="paragraph" style:parent-style-name="Standard">
      <style:paragraph-properties>
        <style:tab-stops>
          <style:tab-stop style:position="0.5in"/>
          <style:tab-stop style:position="1in"/>
          <style:tab-stop style:position="1.5in"/>
          <style:tab-stop style:position="2in"/>
          <style:tab-stop style:position="2.3646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fb0207" style:font-name="Helvetica" fo:font-size="14pt" fo:letter-spacing="normal" style:text-underline-style="none" fo:font-weight="bold" officeooo:rsid="002fed67" officeooo:paragraph-rsid="00e0fe35" style:letter-kerning="true" style:font-size-asian="14pt" style:font-weight-asian="bold" style:font-size-complex="14pt" style:font-weight-complex="bold"/>
    </style:style>
    <style:style style:name="P265" style:family="paragraph" style:parent-style-name="Standard">
      <style:paragraph-properties>
        <style:tab-stops>
          <style:tab-stop style:position="0.5in"/>
          <style:tab-stop style:position="1in"/>
          <style:tab-stop style:position="1.25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fb0207" style:font-name="Helvetica" fo:font-size="14pt" fo:letter-spacing="normal" style:text-underline-style="none" fo:font-weight="bold" officeooo:rsid="006b5536" officeooo:paragraph-rsid="006b5536" style:letter-kerning="true" style:font-size-asian="14pt" style:font-weight-asian="bold" style:font-size-complex="14pt" style:font-weight-complex="bold"/>
    </style:style>
    <style:style style:name="P266" style:family="paragraph" style:parent-style-name="Standard">
      <style:paragraph-properties>
        <style:tab-stops>
          <style:tab-stop style:position="0.5in"/>
          <style:tab-stop style:position="1in"/>
          <style:tab-stop style:position="1.25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fb0207" style:font-name="Helvetica" fo:font-size="14pt" fo:letter-spacing="normal" style:text-underline-style="none" fo:font-weight="bold" officeooo:rsid="0044e3ff" officeooo:paragraph-rsid="0044e3ff" style:letter-kerning="true" style:font-size-asian="14pt" style:font-weight-asian="bold" style:font-size-complex="14pt" style:font-weight-complex="bold"/>
    </style:style>
    <style:style style:name="P267"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fb0207" style:font-name="Helvetica" fo:font-size="14pt" fo:letter-spacing="normal" style:text-underline-style="none" fo:font-weight="bold" officeooo:paragraph-rsid="00991da7" style:letter-kerning="true" style:font-size-asian="14pt" style:font-weight-asian="bold" style:font-weight-complex="bold"/>
    </style:style>
    <style:style style:name="P268"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fb0207" style:font-name="Helvetica" fo:font-size="14pt" fo:letter-spacing="normal" fo:font-style="normal" style:text-underline-style="none" fo:font-weight="bold" officeooo:rsid="0063529f" officeooo:paragraph-rsid="0063529f" style:letter-kerning="true" style:font-size-asian="14pt" style:font-style-asian="normal" style:font-weight-asian="bold" style:font-size-complex="14pt" style:font-style-complex="normal" style:font-weight-complex="bold"/>
    </style:style>
    <style:style style:name="P269"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fb0207" style:font-name="Helvetica" fo:font-size="14pt" fo:font-style="normal" style:text-underline-style="none" fo:font-weight="bold" officeooo:paragraph-rsid="0075af08" style:font-size-asian="14pt" style:font-style-asian="normal" style:font-weight-asian="bold" style:font-size-complex="14pt" style:font-style-complex="normal" style:font-weight-complex="bold"/>
    </style:style>
    <style:style style:name="P270"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fb0207" style:font-name="Helvetica-Bold" fo:font-size="12pt" style:text-underline-style="none" fo:font-weight="bold" officeooo:paragraph-rsid="0075af08" style:font-size-asian="12pt" style:font-weight-asian="bold"/>
    </style:style>
    <style:style style:name="P271"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fb0207" fo:font-size="14pt" fo:font-weight="bold" officeooo:paragraph-rsid="0014e780" style:font-size-asian="14pt" style:font-weight-asian="bold" style:font-size-complex="14pt" style:font-weight-complex="bold"/>
    </style:style>
    <style:style style:name="P272"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officeooo:paragraph-rsid="0008cf0b"/>
    </style:style>
    <style:style style:name="P273"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officeooo:paragraph-rsid="0075af08"/>
    </style:style>
    <style:style style:name="P274"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2pt" officeooo:paragraph-rsid="0075af08" style:font-size-asian="12pt"/>
    </style:style>
    <style:style style:name="P275"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officeooo:rsid="0014e780" officeooo:paragraph-rsid="0075af08"/>
    </style:style>
    <style:style style:name="P276"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officeooo:rsid="001559c6" officeooo:paragraph-rsid="0075af08"/>
    </style:style>
    <style:style style:name="P277"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officeooo:rsid="0028183c" officeooo:paragraph-rsid="0075af08"/>
    </style:style>
    <style:style style:name="P278"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officeooo:rsid="00336cc9" officeooo:paragraph-rsid="0075af08"/>
    </style:style>
    <style:style style:name="P279"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officeooo:rsid="003551c8" officeooo:paragraph-rsid="0075af08"/>
    </style:style>
    <style:style style:name="P280" style:family="paragraph" style:parent-style-name="Standard">
      <style:paragraph-properties>
        <style:tab-stops>
          <style:tab-stop style:position="0.5in"/>
          <style:tab-stop style:position="1in"/>
          <style:tab-stop style:position="1.5in"/>
          <style:tab-stop style:position="2in"/>
          <style:tab-stop style:position="2.5in"/>
          <style:tab-stop style:position="2.6043in"/>
          <style:tab-stop style:position="3in"/>
          <style:tab-stop style:position="3.5in"/>
          <style:tab-stop style:position="4in"/>
          <style:tab-stop style:position="4.5in"/>
          <style:tab-stop style:position="5in"/>
          <style:tab-stop style:position="5.5in"/>
          <style:tab-stop style:position="6in"/>
        </style:tab-stops>
      </style:paragraph-properties>
      <style:text-properties officeooo:paragraph-rsid="0075af08"/>
    </style:style>
    <style:style style:name="P281" style:family="paragraph" style:parent-style-name="Standard">
      <style:text-properties officeooo:paragraph-rsid="0075af08"/>
    </style:style>
    <style:style style:name="P282" style:family="paragraph" style:parent-style-name="Standard">
      <style:text-properties style:font-name="Garamond" fo:font-size="10pt" fo:font-weight="bold" officeooo:paragraph-rsid="00575dc9" style:font-size-asian="10pt" style:font-weight-asian="bold" style:font-name-complex="Arial" style:font-size-complex="10pt" style:font-weight-complex="bold"/>
    </style:style>
    <style:style style:name="P283"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officeooo:rsid="008ddb77" officeooo:paragraph-rsid="008ddb77"/>
    </style:style>
    <style:style style:name="P284"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4pt" fo:font-weight="bold" officeooo:paragraph-rsid="0008cf0b" style:font-size-asian="14pt" style:font-weight-asian="bold" style:font-size-complex="14pt" style:font-weight-complex="bold"/>
    </style:style>
    <style:style style:name="P285"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ce181e" style:font-name="Helvetica" fo:font-size="14pt" style:text-underline-style="none" fo:font-weight="bold" officeooo:rsid="00b35228" officeooo:paragraph-rsid="00b35228" style:font-size-asian="14pt" style:font-weight-asian="bold" style:font-size-complex="14pt" style:font-weight-complex="bold"/>
    </style:style>
    <style:style style:name="P286"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ce181e" style:font-name="Helvetica" fo:font-size="14pt" style:text-underline-style="none" fo:font-weight="bold" officeooo:rsid="00b8b3c7" officeooo:paragraph-rsid="00b8b3c7" style:font-size-asian="14pt" style:font-weight-asian="bold" style:font-size-complex="14pt" style:font-weight-complex="bold"/>
    </style:style>
    <style:style style:name="P287"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ce181e" style:font-name="Helvetica" fo:font-size="14pt" fo:letter-spacing="normal" style:text-underline-style="none" fo:font-weight="bold" officeooo:rsid="00ebf6d2" officeooo:paragraph-rsid="00ebf6d2" style:letter-kerning="true" style:font-size-asian="14pt" style:font-weight-asian="bold" style:font-size-complex="14pt" style:font-weight-complex="bold"/>
    </style:style>
    <style:style style:name="P288"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ed1c24" style:font-name="Helvetica" fo:font-size="14pt" style:text-underline-style="none" fo:font-weight="bold" officeooo:rsid="00a5b2fd" officeooo:paragraph-rsid="00be6dd0" style:font-size-asian="14pt" style:font-weight-asian="bold" style:font-size-complex="14pt" style:font-weight-complex="bold"/>
    </style:style>
    <style:style style:name="P289"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fo:color="#212529" style:font-name="apple-system" fo:font-size="12pt" fo:letter-spacing="normal" fo:font-style="normal" fo:font-weight="normal"/>
    </style:style>
    <style:style style:name="P290"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fo:color="#212529" style:font-name="apple-system" fo:font-size="12pt" fo:letter-spacing="normal" fo:font-style="normal" fo:font-weight="normal" officeooo:paragraph-rsid="00b1a415"/>
    </style:style>
    <style:style style:name="P291"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text-properties fo:color="#212529" style:font-name="apple-system" fo:font-size="12pt" officeooo:paragraph-rsid="00125044"/>
    </style:style>
    <style:style style:name="P292"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text-properties fo:color="#212529" style:font-name="apple-system" fo:font-size="12pt" officeooo:paragraph-rsid="00209874"/>
    </style:style>
    <style:style style:name="P293" style:family="paragraph" style:parent-style-name="Standard">
      <style:paragraph-properties fo:margin-left="0in" fo:margin-right="0in" fo:margin-top="0in" fo:margin-bottom="0.0972in" loext:contextual-spacing="false" fo:text-align="start" style:justify-single-word="false" fo:orphans="2" fo:widows="2"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000000" style:font-name="Helvetica" fo:font-size="12pt" fo:letter-spacing="normal" fo:font-style="normal" style:text-underline-style="none" fo:font-weight="normal" officeooo:rsid="00424a08" officeooo:paragraph-rsid="0075af08" style:letter-kerning="true" style:font-size-asian="12pt" style:font-weight-asian="normal"/>
    </style:style>
    <style:style style:name="P294" style:family="paragraph" style:parent-style-name="Standard">
      <style:paragraph-properties fo:margin-left="0in" fo:margin-right="0in" fo:margin-top="0in" fo:margin-bottom="0.0972in" loext:contextual-spacing="false" fo:text-align="start" style:justify-single-word="false" fo:orphans="2" fo:widows="2"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000000" style:font-name="Helvetica" fo:font-size="12pt" fo:letter-spacing="normal" fo:font-style="normal" style:text-underline-style="none" fo:font-weight="normal" officeooo:rsid="00209874" officeooo:paragraph-rsid="00be6dd0" style:font-size-asian="12pt" style:font-weight-asian="normal"/>
    </style:style>
    <style:style style:name="P295" style:family="paragraph" style:parent-style-name="Standard">
      <style:paragraph-properties fo:margin-left="0in" fo:margin-right="0in" fo:margin-top="0in" fo:margin-bottom="0.0972in" loext:contextual-spacing="false" fo:text-align="start" style:justify-single-word="false" fo:orphans="2" fo:widows="2"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000000" style:font-name="Helvetica" fo:font-size="12pt" fo:letter-spacing="normal" fo:font-style="normal" style:text-underline-style="none" fo:font-weight="normal" officeooo:rsid="00bead0b" officeooo:paragraph-rsid="00bead0b" style:font-size-asian="12pt" style:font-weight-asian="normal"/>
    </style:style>
    <style:style style:name="P296" style:family="paragraph" style:parent-style-name="Standard">
      <style:paragraph-properties fo:margin-left="0in" fo:margin-right="0in" fo:margin-top="0in" fo:margin-bottom="0.0972in" loext:contextual-spacing="false" fo:text-align="start" style:justify-single-word="false" fo:orphans="2" fo:widows="2"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000000" style:font-name="Helvetica" fo:font-size="12pt" fo:letter-spacing="normal" fo:font-style="normal" style:text-underline-style="none" fo:font-weight="normal" officeooo:rsid="00c1bdeb" officeooo:paragraph-rsid="00c1bdeb" style:font-size-asian="12pt" style:font-weight-asian="normal"/>
    </style:style>
    <style:style style:name="P297" style:family="paragraph" style:parent-style-name="Standard">
      <style:paragraph-properties fo:margin-left="0in" fo:margin-right="0in" fo:margin-top="0in" fo:margin-bottom="0.0972in" loext:contextual-spacing="false" fo:text-align="start" style:justify-single-word="false" fo:orphans="2" fo:widows="2"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000000" style:font-name="Helvetica" fo:font-size="12pt" fo:letter-spacing="normal" fo:font-style="normal" style:text-underline-style="none" fo:font-weight="normal" officeooo:rsid="00f0f296" officeooo:paragraph-rsid="00f0f296" style:font-size-asian="12pt" style:font-weight-asian="normal"/>
    </style:style>
    <style:style style:name="P298" style:family="paragraph" style:parent-style-name="Standard">
      <style:paragraph-properties fo:margin-left="0in" fo:margin-right="0in" fo:margin-top="0in" fo:margin-bottom="0.0972in" loext:contextual-spacing="false" fo:text-align="start" style:justify-single-word="false" fo:orphans="2" fo:widows="2"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000000" style:font-name="Helvetica" fo:font-size="12pt" fo:letter-spacing="normal" fo:font-style="normal" style:text-underline-style="none" fo:font-weight="normal" officeooo:rsid="00f28450" officeooo:paragraph-rsid="00f28450" style:font-size-asian="12pt" style:font-weight-asian="normal"/>
    </style:style>
    <style:style style:name="P299" style:family="paragraph" style:parent-style-name="Standard">
      <style:paragraph-properties fo:margin-left="0in" fo:margin-right="0in" fo:margin-top="0in" fo:margin-bottom="0.0972in" loext:contextual-spacing="false" fo:text-align="start" style:justify-single-word="false" fo:orphans="2" fo:widows="2"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ce181e" style:font-name="Helvetica" fo:font-size="14pt" fo:letter-spacing="normal" fo:font-style="normal" style:text-underline-style="none" fo:font-weight="bold" officeooo:rsid="00bead0b" officeooo:paragraph-rsid="00bead0b" style:font-size-asian="14pt" style:font-weight-asian="bold" style:font-size-complex="14pt" style:font-weight-complex="bold"/>
    </style:style>
    <style:style style:name="P300" style:family="paragraph" style:parent-style-name="Standard">
      <style:paragraph-properties fo:margin-left="0in" fo:margin-right="0in" fo:margin-top="0in" fo:margin-bottom="0.0972in" loext:contextual-spacing="false" fo:text-align="start" style:justify-single-word="false" fo:orphans="2" fo:widows="2"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ce181e" style:font-name="Helvetica" fo:font-size="14pt" fo:letter-spacing="normal" fo:font-style="normal" style:text-underline-style="none" fo:font-weight="bold" officeooo:rsid="00c1bdeb" officeooo:paragraph-rsid="00c1bdeb" style:font-size-asian="14pt" style:font-weight-asian="bold" style:font-size-complex="14pt" style:font-weight-complex="bold"/>
    </style:style>
    <style:style style:name="P301" style:family="paragraph" style:parent-style-name="Standard">
      <style:paragraph-properties fo:margin-left="0in" fo:margin-right="0in" fo:margin-top="0in" fo:margin-bottom="0.0972in" loext:contextual-spacing="false" fo:text-align="start" style:justify-single-word="false" fo:orphans="2" fo:widows="2"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ce181e" style:font-name="Helvetica" fo:font-size="14pt" fo:letter-spacing="normal" fo:font-style="normal" style:text-underline-style="none" fo:font-weight="bold" officeooo:rsid="00f0f296" officeooo:paragraph-rsid="00f0f296" style:font-size-asian="14pt" style:font-weight-asian="bold" style:font-size-complex="14pt" style:font-weight-complex="bold"/>
    </style:style>
    <style:style style:name="P302" style:family="paragraph" style:parent-style-name="Text_20_body">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212529" style:font-name="apple-system" fo:font-size="12pt" fo:letter-spacing="normal" fo:font-style="normal" fo:font-weight="normal" officeooo:paragraph-rsid="0008cf0b" style:font-size-asian="12pt"/>
    </style:style>
    <style:style style:name="P303" style:family="paragraph" style:parent-style-name="Preformatted_20_Text">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000000" style:font-name="Roboto Mono" fo:font-size="11.25pt" fo:letter-spacing="normal" fo:font-style="normal" style:text-underline-style="none" fo:font-weight="normal" officeooo:paragraph-rsid="00b38eed" style:font-size-asian="12pt" style:font-weight-asian="normal"/>
    </style:style>
    <style:style style:name="P304" style:family="paragraph" style:parent-style-name="Preformatted_20_Text">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151515" style:font-name="helvaticas" fo:font-size="12pt" fo:letter-spacing="normal" fo:font-style="normal" style:text-underline-style="none" fo:font-weight="normal" officeooo:paragraph-rsid="00b38eed" style:font-size-asian="12pt" style:font-weight-asian="normal" style:font-size-complex="12pt"/>
    </style:style>
    <style:style style:name="P305" style:family="paragraph" style:parent-style-name="Preformatted_20_Text">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151515" style:font-name="helvaticas" fo:font-size="12pt" fo:letter-spacing="normal" fo:font-style="normal" style:text-underline-style="none" fo:font-weight="normal" officeooo:rsid="00b48971" officeooo:paragraph-rsid="00b48971" style:font-size-asian="12pt" style:font-weight-asian="normal" style:font-size-complex="12pt"/>
    </style:style>
    <style:style style:name="P306" style:family="paragraph" style:parent-style-name="Standard" style:master-page-name="Standard">
      <style:paragraph-properties style:page-number="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fo:font-weight="bold" officeooo:paragraph-rsid="0008cf0b" fo:background-color="#fff200" style:font-size-asian="12pt" style:font-weight-asian="bold" style:font-weight-complex="bold"/>
    </style:style>
    <style:style style:name="P307"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style:text-underline-style="none" fo:font-weight="normal" officeooo:rsid="0063e90c" officeooo:paragraph-rsid="0063e90c" style:font-size-asian="12pt" style:font-weight-asian="normal"/>
    </style:style>
    <style:style style:name="P308"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style:text-underline-style="none" fo:font-weight="normal" officeooo:rsid="00f88ccf" officeooo:paragraph-rsid="00f88ccf" style:font-size-asian="12pt" style:font-weight-asian="normal"/>
    </style:style>
    <style:style style:name="P309"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style:text-underline-style="none" fo:font-weight="normal" officeooo:paragraph-rsid="0014e780" style:font-size-asian="12pt" style:font-weight-asian="normal"/>
    </style:style>
    <style:style style:name="P310"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style:text-underline-style="none" fo:font-weight="normal" officeooo:rsid="00fb2a26" officeooo:paragraph-rsid="00fb2a26" style:font-size-asian="12pt" style:font-weight-asian="normal"/>
    </style:style>
    <style:style style:name="P311"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style:text-underline-style="none" fo:font-weight="normal" officeooo:rsid="00fd1653" officeooo:paragraph-rsid="00fd1653" style:font-size-asian="12pt" style:font-weight-asian="normal"/>
    </style:style>
    <style:style style:name="P312"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style:text-underline-style="none" fo:font-weight="normal" officeooo:rsid="00f88ccf" officeooo:paragraph-rsid="00f88ccf" fo:background-color="#cccccc" style:font-size-asian="12pt" style:font-weight-asian="normal"/>
    </style:style>
    <style:style style:name="P313"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000000" style:font-name="roboto" fo:font-size="12pt" fo:letter-spacing="normal" fo:font-style="normal" style:text-underline-style="none" fo:font-weight="normal" officeooo:rsid="0063e90c" officeooo:paragraph-rsid="0063e90c" style:font-size-asian="12pt" style:font-weight-asian="normal"/>
    </style:style>
    <style:style style:name="P314"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fb0207" style:font-name="Helvetica" fo:font-size="14pt" style:text-underline-style="none" fo:font-weight="bold" officeooo:rsid="00fb2a26" officeooo:paragraph-rsid="00fb2a26" style:font-size-asian="14pt" style:font-weight-asian="bold" style:font-size-complex="14pt" style:font-weight-complex="bold"/>
    </style:style>
    <style:style style:name="P315"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fb0207" style:font-name="Helvetica" fo:font-size="14pt" style:text-underline-style="none" fo:font-weight="bold" officeooo:rsid="00fd1653" officeooo:paragraph-rsid="00fd1653" style:font-size-asian="14pt" style:font-weight-asian="bold" style:font-size-complex="14pt" style:font-weight-complex="bold"/>
    </style:style>
    <style:style style:name="P316" style:family="paragraph" style:parent-style-name="List_20_Paragraph" style:list-style-name="WWNum18">
      <style:text-properties officeooo:paragraph-rsid="00575dc9"/>
    </style:style>
    <style:style style:name="P317" style:family="paragraph" style:parent-style-name="List_20_Paragraph" style:list-style-name="WWNum18">
      <style:text-properties style:font-name="Garamond" fo:font-size="10pt" officeooo:paragraph-rsid="00575dc9" style:font-size-asian="10pt" style:font-size-complex="10pt"/>
    </style:style>
    <style:style style:name="P318" style:family="paragraph" style:parent-style-name="List_20_Paragraph" style:list-style-name="WWNum18">
      <style:paragraph-properties fo:line-height="108%"/>
      <style:text-properties style:font-name="Garamond" fo:font-size="10pt" officeooo:paragraph-rsid="00575dc9" style:font-size-asian="10pt" style:font-size-complex="10pt"/>
    </style:style>
    <style:style style:name="P319" style:family="paragraph" style:parent-style-name="List_20_Paragraph" style:list-style-name="WWNum18">
      <style:text-properties style:font-name="Garamond" fo:font-size="10pt" officeooo:paragraph-rsid="00575dc9" fo:background-color="#00b6bd" style:font-size-asian="10pt" style:font-size-complex="10pt"/>
    </style:style>
    <style:style style:name="P320" style:family="paragraph" style:parent-style-name="List_20_Paragraph" style:list-style-name="WWNum18">
      <style:paragraph-properties>
        <style:tab-stops>
          <style:tab-stop style:position="0.5in"/>
          <style:tab-stop style:position="1in"/>
          <style:tab-stop style:position="1.25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Helvetica" fo:font-size="12pt" fo:letter-spacing="normal" style:text-underline-style="none" fo:font-weight="normal" officeooo:rsid="00468498" officeooo:paragraph-rsid="00575dc9" style:letter-kerning="true" style:font-size-asian="10.5pt" style:font-weight-asian="normal" style:font-size-complex="12pt" style:font-weight-complex="normal"/>
    </style:style>
    <style:style style:name="P321" style:family="paragraph" style:parent-style-name="Preformatted_20_Text">
      <style:paragraph-properties fo:line-height="100%" fo:text-align="start"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000000" style:font-name="helvicas" fo:font-size="12pt" fo:letter-spacing="normal" officeooo:paragraph-rsid="00f88ccf" fo:background-color="#cccccc" style:font-size-asian="12pt" style:font-size-complex="12pt"/>
    </style:style>
    <style:style style:name="T1" style:family="text">
      <style:text-properties fo:color="#000000" style:font-name="Helvetica" fo:font-size="12pt" fo:letter-spacing="normal" style:text-underline-style="none" fo:font-weight="normal" style:letter-kerning="true" style:font-size-asian="12pt" style:font-weight-asian="normal"/>
    </style:style>
    <style:style style:name="T2" style:family="text">
      <style:text-properties fo:color="#000000" style:font-name="Helvetica" fo:font-size="12pt" style:text-underline-style="none" fo:font-weight="normal" style:font-size-asian="12pt" style:font-weight-asian="normal"/>
    </style:style>
    <style:style style:name="T3" style:family="text">
      <style:text-properties fo:color="#000000" style:font-name="Helvetica" fo:font-size="12pt" style:text-underline-style="none" fo:font-weight="normal" officeooo:rsid="000f40bb" style:font-size-asian="12pt" style:font-weight-asian="normal"/>
    </style:style>
    <style:style style:name="T4" style:family="text">
      <style:text-properties fo:color="#000000" style:font-name="Helvetica" fo:font-size="12pt" style:text-underline-style="none" fo:font-weight="normal" officeooo:rsid="0014e780" style:font-size-asian="12pt" style:font-weight-asian="normal"/>
    </style:style>
    <style:style style:name="T5" style:family="text">
      <style:text-properties fo:color="#000000" style:font-name="Helvetica" fo:font-size="12pt" style:text-underline-style="none" fo:font-weight="normal" officeooo:rsid="001559c6" style:font-size-asian="12pt" style:font-weight-asian="normal"/>
    </style:style>
    <style:style style:name="T6" style:family="text">
      <style:text-properties fo:color="#000000" style:font-name="Helvetica" fo:font-size="12pt" style:text-underline-style="none" fo:font-weight="normal" officeooo:rsid="00159d8e" style:font-size-asian="12pt" style:font-weight-asian="normal"/>
    </style:style>
    <style:style style:name="T7" style:family="text">
      <style:text-properties fo:color="#000000" style:font-name="Helvetica" fo:font-size="12pt" style:text-underline-style="none" fo:font-weight="normal" officeooo:rsid="008af5ee" style:font-size-asian="12pt" style:font-weight-asian="normal"/>
    </style:style>
    <style:style style:name="T8" style:family="text">
      <style:text-properties fo:color="#000000" style:font-name="Helvetica" fo:font-size="12pt" style:text-underline-style="none" fo:font-weight="normal" fo:background-color="#00b6bd" loext:char-shading-value="0" style:font-size-asian="12pt" style:font-weight-asian="normal"/>
    </style:style>
    <style:style style:name="T9" style:family="text">
      <style:text-properties fo:color="#000000" style:font-name="Helvetica" fo:font-size="12pt" style:text-underline-style="none" fo:font-weight="bold" style:font-size-asian="12pt" style:font-weight-asian="bold" style:font-weight-complex="bold"/>
    </style:style>
    <style:style style:name="T10" style:family="text">
      <style:text-properties fo:color="#000000" style:font-name="Helvetica" fo:font-size="12pt" style:text-underline-style="none" fo:font-weight="bold" officeooo:rsid="00196504" style:font-size-asian="12pt" style:font-weight-asian="bold" style:font-weight-complex="bold"/>
    </style:style>
    <style:style style:name="T11" style:family="text">
      <style:text-properties fo:color="#000000" style:font-name="Helvetica" fo:font-size="12pt" style:text-underline-style="none" fo:font-weight="bold" officeooo:rsid="00257c3c" style:font-size-asian="12pt" style:font-weight-asian="bold" style:font-weight-complex="bold"/>
    </style:style>
    <style:style style:name="T12" style:family="text">
      <style:text-properties fo:color="#000000" style:font-name="Helvetica" fo:font-size="12pt" style:text-underline-style="none" fo:font-weight="bold" officeooo:rsid="00274548" style:font-size-asian="12pt" style:font-weight-asian="bold" style:font-weight-complex="bold"/>
    </style:style>
    <style:style style:name="T13" style:family="text">
      <style:text-properties fo:color="#000000" style:font-name="Helvetica" fo:font-size="12pt" style:text-underline-style="none" fo:font-weight="bold" officeooo:rsid="00899e8f" style:font-size-asian="12pt" style:font-weight-asian="bold" style:font-weight-complex="bold"/>
    </style:style>
    <style:style style:name="T14" style:family="text">
      <style:text-properties fo:color="#000000" style:font-name="Helvetica" fo:font-size="12pt" style:text-underline-style="none" fo:font-weight="bold" style:font-size-asian="12pt" style:font-weight-asian="normal"/>
    </style:style>
    <style:style style:name="T15" style:family="text">
      <style:text-properties fo:color="#000000" style:font-name="Helvetica" fo:font-size="12pt" style:text-underline-style="none" fo:font-weight="bold" officeooo:rsid="00276851" style:font-size-asian="12pt" style:font-weight-asian="normal"/>
    </style:style>
    <style:style style:name="T16" style:family="text">
      <style:text-properties fo:color="#000000" style:font-name="Helvetica" fo:font-size="12pt" style:text-underline-style="none" fo:font-weight="bold" fo:background-color="transparent" loext:char-shading-value="0" style:font-size-asian="12pt" style:font-weight-asian="bold" style:font-weight-complex="bold"/>
    </style:style>
    <style:style style:name="T17" style:family="text">
      <style:text-properties fo:color="#000000" style:font-name="Helvetica" fo:font-size="12pt" style:text-underline-style="none" fo:font-weight="bold" officeooo:rsid="00276851" fo:background-color="transparent" loext:char-shading-value="0" style:font-size-asian="12pt" style:font-weight-asian="bold" style:font-weight-complex="bold"/>
    </style:style>
    <style:style style:name="T18" style:family="text">
      <style:text-properties fo:color="#000000" style:font-name="Helvetica" fo:font-size="12pt" style:text-underline-style="none" style:font-size-asian="12pt"/>
    </style:style>
    <style:style style:name="T19" style:family="text">
      <style:text-properties fo:color="#000000" style:font-name="Helvetica" fo:font-size="12pt" style:text-underline-style="none" style:font-size-asian="12pt" style:font-weight-asian="normal"/>
    </style:style>
    <style:style style:name="T20" style:family="text">
      <style:text-properties fo:color="#000000" style:font-name="Helvetica" fo:font-size="12pt" style:text-underline-style="none" officeooo:rsid="00196504" style:font-size-asian="12pt" style:font-weight-asian="normal"/>
    </style:style>
    <style:style style:name="T21" style:family="text">
      <style:text-properties fo:color="#000000" style:font-name="Helvetica" fo:font-size="12pt" style:text-underline-style="none" officeooo:rsid="001a5f2e" style:font-size-asian="12pt" style:font-weight-asian="normal"/>
    </style:style>
    <style:style style:name="T22" style:family="text">
      <style:text-properties fo:color="#000000" style:font-name="Helvetica" fo:font-size="12pt" style:text-underline-style="none" officeooo:rsid="00244db7" style:font-size-asian="12pt" style:font-weight-asian="normal"/>
    </style:style>
    <style:style style:name="T23" style:family="text">
      <style:text-properties fo:color="#000000" style:font-name="Helvetica" fo:font-size="12pt" style:text-underline-style="none" officeooo:rsid="0024827b" style:font-size-asian="12pt" style:font-weight-asian="normal"/>
    </style:style>
    <style:style style:name="T24" style:family="text">
      <style:text-properties fo:color="#000000" style:font-name="Helvetica" fo:font-size="12pt" style:text-underline-style="none" officeooo:rsid="00257c3c" style:font-size-asian="12pt" style:font-weight-asian="normal"/>
    </style:style>
    <style:style style:name="T25" style:family="text">
      <style:text-properties fo:color="#000000" style:font-name="Helvetica" fo:font-size="12pt" style:text-underline-style="none" officeooo:rsid="00274548" style:font-size-asian="12pt" style:font-weight-asian="normal"/>
    </style:style>
    <style:style style:name="T26" style:family="text">
      <style:text-properties fo:color="#000000" style:font-name="Helvetica" fo:font-size="12pt" style:text-underline-style="none" officeooo:rsid="00276851" style:font-size-asian="12pt" style:font-weight-asian="normal"/>
    </style:style>
    <style:style style:name="T27" style:family="text">
      <style:text-properties fo:color="#000000" style:font-name="Helvetica" fo:font-size="12pt" style:text-underline-style="none" officeooo:rsid="008745a0" style:font-size-asian="12pt" style:font-weight-asian="normal"/>
    </style:style>
    <style:style style:name="T28" style:family="text">
      <style:text-properties fo:color="#000000" style:font-name="Helvetica" fo:font-size="12pt" style:text-underline-style="none" officeooo:rsid="008acbab" style:font-size-asian="12pt" style:font-weight-asian="normal"/>
    </style:style>
    <style:style style:name="T29" style:family="text">
      <style:text-properties fo:color="#000000" style:font-name="Helvetica" fo:font-size="12pt" style:text-underline-style="none" officeooo:rsid="008ade1b" style:font-size-asian="12pt" style:font-weight-asian="normal"/>
    </style:style>
    <style:style style:name="T30" style:family="text">
      <style:text-properties fo:color="#000000" style:font-name="Helvetica" fo:font-size="12pt" style:text-underline-style="none" style:font-size-asian="12pt" style:font-weight-asian="normal" style:font-weight-complex="normal"/>
    </style:style>
    <style:style style:name="T31" style:family="text">
      <style:text-properties fo:color="#000000" style:font-name="Helvetica" fo:font-size="12pt" style:text-underline-style="none" officeooo:rsid="001a5f2e" style:font-size-asian="12pt"/>
    </style:style>
    <style:style style:name="T32" style:family="text">
      <style:text-properties fo:color="#000000" style:font-name="Helvetica" fo:font-size="12pt" style:text-underline-style="none" officeooo:rsid="00e36e16" style:font-size-asian="12pt"/>
    </style:style>
    <style:style style:name="T33" style:family="text">
      <style:text-properties fo:color="#000000" style:font-name="Helvetica" fo:font-size="12pt" style:text-underline-style="none" fo:background-color="#00b6bd" loext:char-shading-value="0" style:font-size-asian="12pt" style:font-weight-asian="normal"/>
    </style:style>
    <style:style style:name="T34" style:family="text">
      <style:text-properties fo:color="#000000" style:font-name="Helvetica" fo:font-size="12pt" style:text-underline-style="none" fo:background-color="#00b6bd" loext:char-shading-value="0" style:font-size-asian="12pt" style:font-weight-asian="normal" style:font-weight-complex="normal"/>
    </style:style>
    <style:style style:name="T35" style:family="text">
      <style:text-properties fo:color="#000000" style:font-name="Helvetica" fo:font-size="12pt" style:text-underline-style="none" officeooo:rsid="0038a53a" fo:background-color="#00b6bd" loext:char-shading-value="0" style:font-size-asian="12pt" style:font-weight-asian="normal"/>
    </style:style>
    <style:style style:name="T36" style:family="text">
      <style:text-properties fo:color="#000000" style:font-name="Helvetica" fo:font-size="12pt" style:text-underline-style="none" officeooo:rsid="008ade1b" fo:background-color="#00b6bd" loext:char-shading-value="0" style:font-size-asian="12pt" style:font-weight-asian="normal"/>
    </style:style>
    <style:style style:name="T37" style:family="text">
      <style:text-properties fo:color="#000000" style:font-name="Helvetica" fo:font-size="12pt" style:text-underline-style="solid" style:text-underline-width="auto" style:text-underline-color="font-color" fo:font-weight="normal" officeooo:rsid="000f40bb" style:font-size-asian="12pt" style:font-weight-asian="normal"/>
    </style:style>
    <style:style style:name="T38" style:family="text">
      <style:text-properties fo:color="#000000" style:font-name="Helvetica" style:text-underline-style="none" fo:font-weight="normal" officeooo:rsid="000f40bb" style:font-weight-asian="normal"/>
    </style:style>
    <style:style style:name="T39" style:family="text">
      <style:text-properties fo:color="#000000" style:font-name="Helvetica" style:text-underline-style="solid" style:text-underline-width="auto" style:text-underline-color="font-color" fo:font-weight="normal" officeooo:rsid="000f40bb" style:font-weight-asian="normal"/>
    </style:style>
    <style:style style:name="T40" style:family="text">
      <style:text-properties fo:color="#000000" style:font-name="Helvetica-Bold" fo:font-size="12pt" fo:letter-spacing="normal" style:text-underline-style="none" fo:font-weight="bold" style:letter-kerning="true" style:font-size-asian="12pt" style:font-weight-asian="bold"/>
    </style:style>
    <style:style style:name="T41" style:family="text">
      <style:text-properties fo:color="#000000" fo:font-size="12pt" fo:font-weight="normal" officeooo:rsid="0044e3ff" style:font-size-asian="10.5pt" style:font-weight-asian="normal" style:font-size-complex="12pt" style:font-weight-complex="normal"/>
    </style:style>
    <style:style style:name="T42" style:family="text">
      <style:text-properties fo:color="#fb0207" style:font-name="Helvetica" fo:font-size="12pt" style:text-underline-style="none" fo:font-weight="normal" style:font-size-asian="12pt" style:font-weight-asian="normal"/>
    </style:style>
    <style:style style:name="T43" style:family="text">
      <style:text-properties fo:color="#fb0207" style:font-name="Helvetica" fo:font-size="12pt" style:text-underline-style="none" fo:font-weight="bold" style:font-size-asian="12pt" style:font-weight-asian="bold" style:font-weight-complex="bold"/>
    </style:style>
    <style:style style:name="T44" style:family="text">
      <style:text-properties fo:color="#fb0207" style:font-name="Helvetica" fo:font-size="12pt" fo:letter-spacing="normal" style:text-underline-style="none" fo:font-weight="normal" style:letter-kerning="false" style:font-size-asian="12pt" style:font-weight-asian="normal"/>
    </style:style>
    <style:style style:name="T45" style:family="text">
      <style:text-properties fo:color="#fb0207" style:font-name="Helvetica" fo:font-size="12pt" fo:letter-spacing="normal" style:text-underline-style="none" fo:font-weight="normal" style:letter-kerning="true" style:font-size-asian="12pt" style:font-weight-asian="normal"/>
    </style:style>
    <style:style style:name="T46" style:family="text">
      <style:text-properties fo:color="#fb0207" style:font-name="Helvetica" style:text-underline-style="none"/>
    </style:style>
    <style:style style:name="T47" style:family="text">
      <style:text-properties fo:color="#fb0207" style:font-name="Helvetica" style:text-underline-style="none" officeooo:rsid="0013c402"/>
    </style:style>
    <style:style style:name="T48" style:family="text">
      <style:text-properties fo:color="#fb0207" style:font-name="Helvetica-Bold" fo:font-size="12pt" style:text-underline-style="none" fo:font-weight="bold" style:font-size-asian="12pt" style:font-weight-asian="bold"/>
    </style:style>
    <style:style style:name="T49" style:family="text">
      <style:text-properties fo:color="#fb0207" style:font-name="Helvetica-Bold" fo:font-size="12pt" fo:letter-spacing="normal" style:text-underline-style="none" fo:font-weight="bold" style:letter-kerning="false" style:font-size-asian="12pt" style:font-weight-asian="bold"/>
    </style:style>
    <style:style style:name="T50" style:family="text">
      <style:text-properties fo:color="#1a1a1a" style:font-name="Helvetica" fo:font-size="12pt" fo:letter-spacing="normal" style:text-underline-style="none" fo:font-weight="normal" style:letter-kerning="false" style:font-size-asian="12pt" style:font-weight-asian="normal"/>
    </style:style>
    <style:style style:name="T51" style:family="text">
      <style:text-properties fo:color="#0000ff" style:font-name="Helvetica" fo:font-size="12pt" fo:letter-spacing="normal" style:text-underline-style="none" fo:font-weight="normal" style:letter-kerning="true" style:font-size-asian="12pt" style:font-weight-asian="normal"/>
    </style:style>
    <style:style style:name="T52" style:family="text">
      <style:text-properties fo:color="#0000ff" fo:font-weight="bold"/>
    </style:style>
    <style:style style:name="T53" style:family="text">
      <style:text-properties fo:font-variant="normal" fo:text-transform="none" fo:color="#000000" style:font-name="Helvetica" fo:font-size="12pt" fo:letter-spacing="normal" fo:font-style="normal" style:text-underline-style="none" fo:font-weight="normal" style:font-size-asian="12pt" style:font-weight-asian="normal"/>
    </style:style>
    <style:style style:name="T54" style:family="text">
      <style:text-properties fo:font-variant="normal" fo:text-transform="none" fo:color="#000000" style:font-name="Helvetica" fo:font-size="12pt" fo:letter-spacing="normal" fo:font-style="normal" style:text-underline-style="none" fo:font-weight="normal" style:font-size-asian="12pt" style:font-weight-asian="normal" style:font-size-complex="12pt" style:font-weight-complex="normal"/>
    </style:style>
    <style:style style:name="T55" style:family="text">
      <style:text-properties fo:font-variant="normal" fo:text-transform="none" fo:color="#000000" style:font-name="Helvetica" fo:font-size="12pt" fo:letter-spacing="normal" fo:font-style="normal" style:text-underline-style="none" fo:font-weight="normal" officeooo:rsid="00196504" style:font-size-asian="12pt" style:font-weight-asian="normal"/>
    </style:style>
    <style:style style:name="T56" style:family="text">
      <style:text-properties fo:font-variant="normal" fo:text-transform="none" fo:color="#000000" style:font-name="Helvetica" fo:font-size="12pt" fo:letter-spacing="normal" fo:font-style="normal" style:text-underline-style="none" fo:font-weight="bold" style:font-size-asian="12pt" style:font-weight-asian="bold" style:font-weight-complex="bold"/>
    </style:style>
    <style:style style:name="T57" style:family="text">
      <style:text-properties fo:font-variant="normal" fo:text-transform="none" fo:color="#000000" style:font-name="NeuePlakText-Regular" fo:font-size="12pt" fo:letter-spacing="normal" fo:font-style="normal" style:text-underline-style="none" fo:font-weight="normal" style:font-size-asian="12pt" style:font-weight-asian="normal" style:font-size-complex="12pt" style:font-weight-complex="normal"/>
    </style:style>
    <style:style style:name="T58" style:family="text">
      <style:text-properties fo:font-variant="normal" fo:text-transform="none" fo:color="#000000" style:font-name="NeuePlakText-Regular" fo:font-size="12pt" fo:letter-spacing="normal" fo:font-style="normal" style:text-underline-style="none" fo:font-weight="normal" officeooo:rsid="000f40bb" style:font-size-asian="12pt" style:font-weight-asian="normal" style:font-size-complex="12pt" style:font-weight-complex="normal"/>
    </style:style>
    <style:style style:name="T59" style:family="text">
      <style:text-properties fo:font-variant="normal" fo:text-transform="none" fo:color="#000000" style:font-name="NeuePlakText-Regular" fo:font-size="12pt" fo:letter-spacing="normal" fo:font-style="normal" style:text-underline-style="solid" style:text-underline-width="auto" style:text-underline-color="font-color" fo:font-weight="normal" officeooo:rsid="000f40bb" style:font-size-asian="12pt" style:font-weight-asian="normal" style:font-size-complex="12pt" style:font-weight-complex="normal"/>
    </style:style>
    <style:style style:name="T60" style:family="text">
      <style:text-properties fo:font-variant="normal" fo:text-transform="none" fo:color="#000000" style:font-name="NeuePlakText-Regular" fo:font-size="12pt" fo:letter-spacing="normal" style:text-underline-style="none" fo:font-weight="normal" style:font-size-asian="12pt" style:font-weight-asian="normal" style:font-size-complex="12pt" style:font-weight-complex="normal"/>
    </style:style>
    <style:style style:name="T61" style:family="text">
      <style:text-properties fo:font-variant="normal" fo:text-transform="none" fo:color="#000000" style:font-name="DejaVu Serif" fo:font-size="12pt" fo:letter-spacing="normal" fo:font-style="normal" style:text-underline-style="none" fo:font-weight="normal" style:font-size-asian="12pt" style:font-weight-asian="normal" style:font-size-complex="12pt" style:font-weight-complex="normal"/>
    </style:style>
    <style:style style:name="T62" style:family="text">
      <style:text-properties fo:font-variant="normal" fo:text-transform="none" fo:color="#000000" style:font-name="DejaVu Serif" fo:font-size="12pt" fo:letter-spacing="normal" fo:font-style="normal" style:text-underline-style="none" fo:font-weight="normal" officeooo:rsid="0010f643" style:font-size-asian="12pt" style:font-weight-asian="normal" style:font-size-complex="12pt" style:font-weight-complex="normal"/>
    </style:style>
    <style:style style:name="T63" style:family="text">
      <style:text-properties fo:font-variant="normal" fo:text-transform="none" fo:color="#000000" style:font-name="DejaVu Serif" fo:font-size="12pt" fo:letter-spacing="normal" fo:font-style="normal" style:text-underline-style="solid" style:text-underline-width="auto" style:text-underline-color="font-color" fo:font-weight="normal" officeooo:rsid="0010f643" style:font-size-asian="12pt" style:font-weight-asian="normal" style:font-size-complex="12pt" style:font-weight-complex="normal"/>
    </style:style>
    <style:style style:name="T64" style:family="text">
      <style:text-properties fo:font-variant="normal" fo:text-transform="none" fo:color="#000000" style:font-name="DejaVu Serif" fo:letter-spacing="normal" fo:font-style="normal" style:text-underline-style="solid" style:text-underline-width="auto" style:text-underline-color="font-color" fo:font-weight="normal" officeooo:rsid="0010f643" style:font-weight-asian="normal" style:font-size-complex="12pt" style:font-weight-complex="normal"/>
    </style:style>
    <style:style style:name="T65" style:family="text">
      <style:text-properties fo:font-variant="normal" fo:text-transform="none" fo:color="#000000" style:font-name="DejaVu Serif" fo:letter-spacing="normal" fo:font-style="normal" style:text-underline-style="none" fo:font-weight="normal" officeooo:rsid="0010f643" style:font-weight-asian="normal" style:font-size-complex="12pt" style:font-weight-complex="normal"/>
    </style:style>
    <style:style style:name="T66" style:family="text">
      <style:text-properties fo:font-variant="normal" fo:text-transform="none" fo:color="#000000" style:font-name="DejaVu Serif" fo:letter-spacing="normal" fo:font-style="normal" style:text-underline-style="none" fo:font-weight="normal" officeooo:rsid="000f40bb" style:font-weight-asian="normal" style:font-size-complex="12pt" style:font-weight-complex="normal"/>
    </style:style>
    <style:style style:name="T67" style:family="text">
      <style:text-properties fo:font-variant="normal" fo:text-transform="none" fo:color="#000000" fo:letter-spacing="normal" fo:font-style="normal" fo:font-weight="normal" officeooo:rsid="00125044" style:font-style-asian="normal" style:font-weight-asian="normal" style:font-style-complex="normal" style:font-weight-complex="normal"/>
    </style:style>
    <style:style style:name="T68" style:family="text">
      <style:text-properties fo:font-variant="normal" fo:text-transform="none" fo:color="#000000" fo:letter-spacing="normal" fo:font-style="normal" fo:font-weight="normal" officeooo:rsid="00b1a415" style:font-style-asian="normal" style:font-weight-asian="normal" style:font-style-complex="normal" style:font-weight-complex="normal"/>
    </style:style>
    <style:style style:name="T69" style:family="text">
      <style:text-properties fo:font-variant="normal" fo:text-transform="none" fo:letter-spacing="normal" fo:font-style="normal" fo:font-weight="normal"/>
    </style:style>
    <style:style style:name="T70" style:family="text">
      <style:text-properties fo:font-variant="normal" fo:text-transform="none" fo:letter-spacing="normal" fo:font-style="normal" fo:font-weight="normal" officeooo:rsid="001e98e9"/>
    </style:style>
    <style:style style:name="T71" style:family="text">
      <style:text-properties fo:font-variant="normal" fo:text-transform="none" fo:letter-spacing="normal" fo:font-style="normal" fo:font-weight="normal" officeooo:rsid="00209874"/>
    </style:style>
    <style:style style:name="T72" style:family="text">
      <style:text-properties fo:font-variant="normal" fo:text-transform="none" fo:letter-spacing="normal" fo:font-style="normal" fo:font-weight="normal" officeooo:rsid="00b5b974"/>
    </style:style>
    <style:style style:name="T73" style:family="text">
      <style:text-properties fo:font-variant="normal" fo:text-transform="none" fo:letter-spacing="normal" fo:font-style="normal" style:text-underline-style="solid" style:text-underline-width="auto" style:text-underline-color="font-color" fo:font-weight="normal"/>
    </style:style>
    <style:style style:name="T74" style:family="text">
      <style:text-properties fo:font-variant="normal" fo:text-transform="none" fo:color="#0000ff" fo:letter-spacing="normal" fo:font-style="normal" fo:font-weight="bold"/>
    </style:style>
    <style:style style:name="T75" style:family="text">
      <style:text-properties fo:font-variant="normal" fo:text-transform="none" fo:color="#0000ff" style:font-name="apple-system" fo:font-style="normal" fo:font-weight="bold"/>
    </style:style>
    <style:style style:name="T76" style:family="text">
      <style:text-properties fo:font-variant="normal" fo:text-transform="none" fo:color="#0000ff" style:font-name="apple-system" fo:font-size="12pt" fo:font-style="normal" officeooo:rsid="0044e3ff" style:font-size-asian="10.5pt" style:font-weight-asian="normal" style:font-size-complex="12pt" style:font-weight-complex="normal"/>
    </style:style>
    <style:style style:name="T77" style:family="text">
      <style:text-properties fo:font-variant="normal" fo:text-transform="none" fo:color="#ff0000" fo:letter-spacing="normal" fo:font-style="italic" fo:font-weight="bold"/>
    </style:style>
    <style:style style:name="T78" style:family="text">
      <style:text-properties fo:font-variant="normal" fo:text-transform="none" fo:color="#ff0000" fo:letter-spacing="normal" fo:font-style="italic" fo:font-weight="bold" officeooo:rsid="00125044"/>
    </style:style>
    <style:style style:name="T79" style:family="text">
      <style:text-properties fo:font-variant="normal" fo:text-transform="none" fo:color="#ff0000" fo:letter-spacing="normal" fo:font-style="italic" fo:font-weight="bold" officeooo:rsid="00209874"/>
    </style:style>
    <style:style style:name="T80" style:family="text">
      <style:text-properties fo:font-variant="normal" fo:text-transform="none" fo:color="#ff0000" fo:letter-spacing="normal" fo:font-style="italic" fo:font-weight="bold" officeooo:rsid="00b1a415"/>
    </style:style>
    <style:style style:name="T81" style:family="text">
      <style:text-properties fo:font-variant="normal" fo:text-transform="none" fo:color="#ff0000" style:font-name="apple-system" fo:font-style="italic" fo:font-weight="bold"/>
    </style:style>
    <style:style style:name="T82" style:family="text">
      <style:text-properties fo:font-variant="normal" fo:text-transform="none" fo:color="#ff0000" style:font-name="apple-system" fo:font-style="italic" fo:font-weight="bold" officeooo:rsid="00530d8f"/>
    </style:style>
    <style:style style:name="T83" style:family="text">
      <style:text-properties fo:font-variant="normal" fo:text-transform="none" fo:color="#ce181e" fo:letter-spacing="normal" fo:font-style="italic" fo:font-weight="bold"/>
    </style:style>
    <style:style style:name="T84" style:family="text">
      <style:text-properties fo:font-variant="normal" fo:text-transform="none" fo:color="#ed1c24" fo:letter-spacing="normal" fo:font-style="italic" fo:font-weight="bold" officeooo:rsid="00125044" style:font-style-asian="italic" style:font-weight-asian="bold" style:font-style-complex="italic" style:font-weight-complex="bold"/>
    </style:style>
    <style:style style:name="T85" style:family="text">
      <style:text-properties fo:font-variant="normal" fo:text-transform="none" fo:color="#ed1c24" fo:letter-spacing="normal" fo:font-style="italic" fo:font-weight="bold" officeooo:rsid="00b1a415" style:font-style-asian="italic" style:font-weight-asian="bold" style:font-style-complex="italic" style:font-weight-complex="bold"/>
    </style:style>
    <style:style style:name="T86" style:family="text">
      <style:text-properties fo:font-variant="normal" fo:text-transform="none" fo:color="#222222" style:font-name="Roboto" fo:font-style="normal"/>
    </style:style>
    <style:style style:name="T87" style:family="text">
      <style:text-properties fo:font-variant="normal" fo:text-transform="none" fo:color="#222222" style:font-name="Roboto" fo:font-style="normal" fo:background-color="#00b6bd" loext:char-shading-value="0"/>
    </style:style>
    <style:style style:name="T88" style:family="text">
      <style:text-properties fo:font-variant="normal" fo:text-transform="none" fo:color="#222222" style:font-name="Roboto" fo:font-style="normal" fo:font-weight="bold" style:font-weight-asian="bold" style:font-size-complex="14pt" style:font-weight-complex="bold"/>
    </style:style>
    <style:style style:name="T89" style:family="text">
      <style:text-properties fo:font-variant="normal" fo:text-transform="none" fo:color="#222222" style:font-name="Roboto" fo:font-style="normal" fo:font-weight="bold" officeooo:rsid="000b8395" style:font-weight-asian="bold" style:font-size-complex="14pt" style:font-weight-complex="bold"/>
    </style:style>
    <style:style style:name="T90" style:family="text">
      <style:text-properties fo:font-variant="normal" fo:text-transform="none" fo:color="#222222" style:font-name="Roboto" fo:font-style="normal" style:font-size-complex="14pt" style:font-weight-complex="normal"/>
    </style:style>
    <style:style style:name="T91" style:family="text">
      <style:text-properties fo:font-variant="normal" fo:text-transform="none" style:font-name="Roboto" fo:font-size="12pt" fo:letter-spacing="normal" fo:font-style="normal" style:text-underline-style="none" fo:font-weight="normal" officeooo:rsid="0014e780" style:font-size-asian="12pt" style:font-weight-asian="normal"/>
    </style:style>
    <style:style style:name="T92" style:family="text">
      <style:text-properties fo:font-variant="normal" fo:text-transform="none" style:font-name="Roboto" fo:font-size="12pt" fo:letter-spacing="normal" fo:font-style="normal" style:text-underline-style="none" fo:font-weight="bold" officeooo:rsid="0014e780" style:font-size-asian="12pt" style:font-weight-asian="normal"/>
    </style:style>
    <style:style style:name="T93" style:family="text">
      <style:text-properties fo:font-variant="normal" fo:text-transform="none" style:font-name="Helvetica" fo:font-size="12pt" fo:letter-spacing="normal" fo:font-style="normal" style:text-underline-style="none" fo:font-weight="normal" officeooo:rsid="0014e780" style:font-size-asian="12pt" style:font-weight-asian="normal"/>
    </style:style>
    <style:style style:name="T94" style:family="text">
      <style:text-properties fo:font-variant="normal" fo:text-transform="none" fo:color="#212529" style:font-name="apple-system" fo:font-style="normal"/>
    </style:style>
    <style:style style:name="T95" style:family="text">
      <style:text-properties fo:font-variant="normal" fo:text-transform="none" fo:color="#212529" style:font-name="apple-system" fo:font-style="normal" style:text-underline-style="solid" style:text-underline-width="auto" style:text-underline-color="font-color"/>
    </style:style>
    <style:style style:name="T96" style:family="text">
      <style:text-properties fo:font-variant="normal" fo:text-transform="none" fo:color="#212529" style:font-name="apple-system" fo:font-style="normal" style:text-underline-style="solid" style:text-underline-width="auto" style:text-underline-color="font-color" officeooo:rsid="00575dc9"/>
    </style:style>
    <style:style style:name="T97" style:family="text">
      <style:text-properties fo:font-variant="normal" fo:text-transform="none" fo:color="#212529" style:font-name="apple-system" fo:font-style="normal" officeooo:rsid="0049c6d1"/>
    </style:style>
    <style:style style:name="T98" style:family="text">
      <style:text-properties fo:font-variant="normal" fo:text-transform="none" fo:color="#212529" style:font-name="apple-system" fo:font-style="normal" officeooo:rsid="004a7fe7"/>
    </style:style>
    <style:style style:name="T99" style:family="text">
      <style:text-properties fo:font-variant="normal" fo:text-transform="none" fo:color="#212529" style:font-name="apple-system" fo:font-style="normal" officeooo:rsid="004b1549"/>
    </style:style>
    <style:style style:name="T100" style:family="text">
      <style:text-properties fo:font-variant="normal" fo:text-transform="none" fo:color="#212529" style:font-name="apple-system" fo:font-style="normal" officeooo:rsid="004c7942"/>
    </style:style>
    <style:style style:name="T101" style:family="text">
      <style:text-properties fo:font-variant="normal" fo:text-transform="none" fo:color="#212529" style:font-name="apple-system" fo:font-style="normal" officeooo:rsid="004e5fdc"/>
    </style:style>
    <style:style style:name="T102" style:family="text">
      <style:text-properties fo:font-variant="normal" fo:text-transform="none" fo:color="#212529" style:font-name="apple-system" fo:font-style="normal" officeooo:rsid="004e64e7"/>
    </style:style>
    <style:style style:name="T103" style:family="text">
      <style:text-properties fo:font-variant="normal" fo:text-transform="none" fo:color="#212529" style:font-name="apple-system" fo:font-style="normal" officeooo:rsid="00514db2"/>
    </style:style>
    <style:style style:name="T104" style:family="text">
      <style:text-properties fo:font-variant="normal" fo:text-transform="none" fo:color="#212529" style:font-name="apple-system" fo:font-style="normal" officeooo:rsid="00530d8f"/>
    </style:style>
    <style:style style:name="T105" style:family="text">
      <style:text-properties fo:font-variant="normal" fo:text-transform="none" fo:color="#212529" style:font-name="apple-system" fo:font-style="normal" officeooo:rsid="00553816"/>
    </style:style>
    <style:style style:name="T106" style:family="text">
      <style:text-properties fo:font-variant="normal" fo:text-transform="none" fo:color="#212529" style:font-name="apple-system" fo:font-style="normal" officeooo:rsid="0056271f"/>
    </style:style>
    <style:style style:name="T107" style:family="text">
      <style:text-properties fo:font-variant="normal" fo:text-transform="none" fo:color="#212529" style:font-name="apple-system" fo:font-style="normal" officeooo:rsid="00575dc9"/>
    </style:style>
    <style:style style:name="T108" style:family="text">
      <style:text-properties fo:font-variant="normal" fo:text-transform="none" fo:color="#212529" style:font-name="apple-system" fo:font-style="normal" officeooo:rsid="005d80b3"/>
    </style:style>
    <style:style style:name="T109" style:family="text">
      <style:text-properties fo:font-variant="normal" fo:text-transform="none" fo:color="#212529" style:font-name="apple-system" fo:font-size="12pt" fo:font-style="normal" fo:font-weight="normal" officeooo:rsid="0044e3ff" style:font-size-asian="10.5pt" style:font-weight-asian="normal" style:font-size-complex="12pt" style:font-weight-complex="normal"/>
    </style:style>
    <style:style style:name="T110" style:family="text">
      <style:text-properties fo:font-variant="normal" fo:text-transform="none" fo:color="#212529" style:font-name="apple-system" fo:font-size="12pt" fo:font-style="normal" style:text-underline-style="solid" style:text-underline-width="auto" style:text-underline-color="font-color" fo:font-weight="normal" officeooo:rsid="0044e3ff" style:font-size-asian="10.5pt" style:font-weight-asian="normal" style:font-size-complex="12pt" style:font-weight-complex="normal"/>
    </style:style>
    <style:style style:name="T111" style:family="text">
      <style:text-properties fo:font-variant="normal" fo:text-transform="none" fo:color="#212529" style:font-name="Garamond" fo:font-size="10pt" fo:font-style="normal" style:font-size-asian="10pt" style:font-size-complex="10pt"/>
    </style:style>
    <style:style style:name="T112" style:family="text">
      <style:text-properties fo:font-variant="normal" fo:text-transform="none" fo:color="#212529" style:font-name="Garamond" fo:font-size="10pt" fo:font-style="normal" fo:background-color="#00b6bd" loext:char-shading-value="0" style:font-size-asian="10pt" style:font-size-complex="10pt"/>
    </style:style>
    <style:style style:name="T113" style:family="text">
      <style:text-properties fo:font-variant="normal" fo:text-transform="none" fo:color="#008000" style:font-name="apple-system" fo:font-style="normal" fo:font-weight="bold"/>
    </style:style>
    <style:style style:name="T114" style:family="text">
      <style:text-properties fo:font-variant="normal" fo:text-transform="none" fo:color="#008000" style:font-name="apple-system" fo:font-style="normal" fo:font-weight="bold" officeooo:rsid="0054d9e1"/>
    </style:style>
    <style:style style:name="T115" style:family="text">
      <style:text-properties fo:font-variant="normal" fo:text-transform="none" fo:color="#008000" style:font-name="apple-system" fo:font-style="normal" fo:font-weight="bold" officeooo:rsid="00575dc9"/>
    </style:style>
    <style:style style:name="T116" style:family="text">
      <style:text-properties fo:font-variant="normal" fo:text-transform="none" fo:color="#008000" style:font-name="apple-system" fo:font-size="12pt" fo:font-style="normal" officeooo:rsid="0044e3ff" style:font-size-asian="10.5pt" style:font-weight-asian="normal" style:font-size-complex="12pt" style:font-weight-complex="normal"/>
    </style:style>
    <style:style style:name="T117" style:family="text">
      <style:text-properties fo:font-variant="normal" fo:text-transform="none" style:font-name="Helvetica1" fo:letter-spacing="normal" fo:font-style="normal" fo:background-color="transparent" loext:char-shading-value="0"/>
    </style:style>
    <style:style style:name="T118" style:family="text">
      <style:text-properties fo:font-variant="normal" fo:text-transform="none" style:font-name="Helvetica1" fo:letter-spacing="normal" fo:font-style="normal" officeooo:rsid="00c813d7" fo:background-color="transparent" loext:char-shading-value="0"/>
    </style:style>
    <style:style style:name="T119" style:family="text">
      <style:text-properties style:text-underline-style="solid" style:text-underline-width="auto" style:text-underline-color="font-color"/>
    </style:style>
    <style:style style:name="T120" style:family="text">
      <style:text-properties style:text-line-through-style="none" style:text-line-through-type="none"/>
    </style:style>
    <style:style style:name="T121" style:family="text">
      <style:text-properties style:text-line-through-style="none" style:text-line-through-type="none" style:text-underline-style="solid" style:text-underline-width="auto" style:text-underline-color="font-color"/>
    </style:style>
    <style:style style:name="T122" style:family="text">
      <style:text-properties fo:color="#ff0000" fo:font-style="italic" fo:font-weight="bold"/>
    </style:style>
    <style:style style:name="T123" style:family="text">
      <style:text-properties fo:color="#ff0000" style:font-name="apple-system" fo:font-style="italic" fo:font-weight="bold"/>
    </style:style>
    <style:style style:name="T124" style:family="text">
      <style:text-properties officeooo:rsid="0013c402"/>
    </style:style>
    <style:style style:name="T125" style:family="text">
      <style:text-properties fo:font-weight="bold" style:font-weight-asian="bold" style:font-weight-complex="bold"/>
    </style:style>
    <style:style style:name="T126" style:family="text">
      <style:text-properties fo:font-weight="bold" officeooo:rsid="00698602" style:font-weight-asian="bold" style:font-weight-complex="bold"/>
    </style:style>
    <style:style style:name="T127" style:family="text">
      <style:text-properties fo:font-weight="bold" officeooo:rsid="008c65bc" style:font-weight-asian="bold" style:font-weight-complex="bold"/>
    </style:style>
    <style:style style:name="T128" style:family="text">
      <style:text-properties fo:font-weight="bold" officeooo:rsid="009212a4" style:font-weight-asian="bold" style:font-weight-complex="bold"/>
    </style:style>
    <style:style style:name="T129" style:family="text">
      <style:text-properties fo:font-weight="bold" officeooo:rsid="00af7428" style:font-weight-asian="bold" style:font-weight-complex="bold"/>
    </style:style>
    <style:style style:name="T130" style:family="text">
      <style:text-properties fo:font-weight="bold" officeooo:rsid="00b48971" style:font-weight-asian="bold" style:font-weight-complex="bold"/>
    </style:style>
    <style:style style:name="T131" style:family="text">
      <style:text-properties fo:font-weight="bold" officeooo:rsid="00bb227a" style:font-weight-asian="bold" style:font-weight-complex="bold"/>
    </style:style>
    <style:style style:name="T132" style:family="text">
      <style:text-properties fo:font-weight="bold" officeooo:rsid="00c6a724" style:font-weight-asian="bold" style:font-weight-complex="bold"/>
    </style:style>
    <style:style style:name="T133" style:family="text">
      <style:text-properties fo:font-weight="bold" officeooo:rsid="00f6b90b" style:font-weight-asian="bold" style:font-weight-complex="bold"/>
    </style:style>
    <style:style style:name="T134" style:family="text">
      <style:text-properties officeooo:rsid="0014e780"/>
    </style:style>
    <style:style style:name="T135" style:family="text">
      <style:text-properties style:font-name="Helvetica" style:text-underline-style="none"/>
    </style:style>
    <style:style style:name="T136" style:family="text">
      <style:text-properties style:font-name="Helvetica-Bold" style:text-underline-style="none"/>
    </style:style>
    <style:style style:name="T137" style:family="text">
      <style:text-properties officeooo:rsid="000b8395" style:font-size-complex="14pt"/>
    </style:style>
    <style:style style:name="T138" style:family="text">
      <style:text-properties officeooo:rsid="001713b0" style:font-size-complex="14pt"/>
    </style:style>
    <style:style style:name="T139" style:family="text">
      <style:text-properties officeooo:rsid="0017833c"/>
    </style:style>
    <style:style style:name="T140" style:family="text">
      <style:text-properties officeooo:rsid="00196504"/>
    </style:style>
    <style:style style:name="T141" style:family="text">
      <style:text-properties officeooo:rsid="001dc89e"/>
    </style:style>
    <style:style style:name="T142" style:family="text">
      <style:text-properties officeooo:rsid="001e98e9"/>
    </style:style>
    <style:style style:name="T143" style:family="text">
      <style:text-properties officeooo:rsid="002de8e0"/>
    </style:style>
    <style:style style:name="T144" style:family="text">
      <style:text-properties officeooo:rsid="0032156b"/>
    </style:style>
    <style:style style:name="T145" style:family="text">
      <style:text-properties fo:background-color="#00b6bd" loext:char-shading-value="0"/>
    </style:style>
    <style:style style:name="T146" style:family="text">
      <style:text-properties officeooo:rsid="003a9d79" fo:background-color="#00b6bd" loext:char-shading-value="0"/>
    </style:style>
    <style:style style:name="T147" style:family="text">
      <style:text-properties officeooo:rsid="003a9d79"/>
    </style:style>
    <style:style style:name="T148" style:family="text">
      <style:text-properties officeooo:rsid="004a7fe7"/>
    </style:style>
    <style:style style:name="T149" style:family="text">
      <style:text-properties officeooo:rsid="004c7942"/>
    </style:style>
    <style:style style:name="T150" style:family="text">
      <style:text-properties officeooo:rsid="004e5fdc"/>
    </style:style>
    <style:style style:name="T151" style:family="text">
      <style:text-properties style:font-name="Garamond" fo:font-size="10pt" style:font-size-asian="10pt" style:font-size-complex="10pt"/>
    </style:style>
    <style:style style:name="T152" style:family="text">
      <style:text-properties style:font-name="Garamond" fo:font-size="10pt" fo:background-color="#00b6bd" loext:char-shading-value="0" style:font-size-asian="10pt" style:font-size-complex="10pt"/>
    </style:style>
    <style:style style:name="T153" style:family="text">
      <style:text-properties officeooo:rsid="0061b471"/>
    </style:style>
    <style:style style:name="T154" style:family="text">
      <style:text-properties officeooo:rsid="00682b23"/>
    </style:style>
    <style:style style:name="T155" style:family="text">
      <style:text-properties officeooo:rsid="006859bb"/>
    </style:style>
    <style:style style:name="T156" style:family="text">
      <style:text-properties officeooo:rsid="006a6fd6"/>
    </style:style>
    <style:style style:name="T157" style:family="text">
      <style:text-properties officeooo:rsid="006c8421"/>
    </style:style>
    <style:style style:name="T158" style:family="text">
      <style:text-properties officeooo:rsid="0071c379"/>
    </style:style>
    <style:style style:name="T159" style:family="text">
      <style:text-properties officeooo:rsid="00722c74"/>
    </style:style>
    <style:style style:name="T160" style:family="text">
      <style:text-properties officeooo:rsid="00757209"/>
    </style:style>
    <style:style style:name="T161" style:family="text">
      <style:text-properties officeooo:rsid="0075af08"/>
    </style:style>
    <style:style style:name="T162" style:family="text">
      <style:text-properties officeooo:rsid="007708bf"/>
    </style:style>
    <style:style style:name="T163" style:family="text">
      <style:text-properties officeooo:rsid="0078d19c"/>
    </style:style>
    <style:style style:name="T164" style:family="text">
      <style:text-properties officeooo:rsid="007c5172"/>
    </style:style>
    <style:style style:name="T165" style:family="text">
      <style:text-properties officeooo:rsid="007fdd9d"/>
    </style:style>
    <style:style style:name="T166" style:family="text">
      <style:text-properties officeooo:rsid="00819005"/>
    </style:style>
    <style:style style:name="T167" style:family="text">
      <style:text-properties officeooo:rsid="0085559f"/>
    </style:style>
    <style:style style:name="T168" style:family="text">
      <style:text-properties officeooo:rsid="008c65bc"/>
    </style:style>
    <style:style style:name="T169" style:family="text">
      <style:text-properties officeooo:rsid="009212a4"/>
    </style:style>
    <style:style style:name="T170" style:family="text">
      <style:text-properties officeooo:rsid="0093fdbd"/>
    </style:style>
    <style:style style:name="T171" style:family="text">
      <style:text-properties style:text-underline-style="none" fo:font-weight="bold" style:font-size-asian="12pt" style:font-weight-asian="bold" style:font-weight-complex="bold"/>
    </style:style>
    <style:style style:name="T172" style:family="text">
      <style:text-properties style:text-underline-style="none" style:font-size-asian="12pt" style:font-weight-asian="normal"/>
    </style:style>
    <style:style style:name="T173" style:family="text">
      <style:text-properties style:text-underline-style="none" officeooo:rsid="0011bc35" style:font-size-asian="12pt" style:font-weight-asian="normal"/>
    </style:style>
    <style:style style:name="T174" style:family="text">
      <style:text-properties officeooo:rsid="009a8fde"/>
    </style:style>
    <style:style style:name="T175" style:family="text">
      <style:text-properties officeooo:rsid="009b9110"/>
    </style:style>
    <style:style style:name="T176" style:family="text">
      <style:text-properties officeooo:rsid="00a053f0"/>
    </style:style>
    <style:style style:name="T177" style:family="text">
      <style:text-properties officeooo:rsid="00a22df4"/>
    </style:style>
    <style:style style:name="T178" style:family="text">
      <style:text-properties officeooo:rsid="00a5b2fd"/>
    </style:style>
    <style:style style:name="T179" style:family="text">
      <style:text-properties officeooo:rsid="00ab13bf"/>
    </style:style>
    <style:style style:name="T180" style:family="text">
      <style:text-properties officeooo:rsid="00af7428"/>
    </style:style>
    <style:style style:name="T181" style:family="text">
      <style:text-properties officeooo:rsid="00b1a415"/>
    </style:style>
    <style:style style:name="T182" style:family="text">
      <style:text-properties fo:font-size="12pt" fo:font-weight="bold" loext:padding="0in" loext:border="none"/>
    </style:style>
    <style:style style:name="T183" style:family="text">
      <style:text-properties officeooo:rsid="00b48971"/>
    </style:style>
    <style:style style:name="T184" style:family="text">
      <style:text-properties officeooo:rsid="00b5b974"/>
    </style:style>
    <style:style style:name="T185" style:family="text">
      <style:text-properties officeooo:rsid="00b62d5b"/>
    </style:style>
    <style:style style:name="T186" style:family="text">
      <style:text-properties officeooo:rsid="00bb227a"/>
    </style:style>
    <style:style style:name="T187" style:family="text">
      <style:text-properties officeooo:rsid="00bd08cd"/>
    </style:style>
    <style:style style:name="T188" style:family="text">
      <style:text-properties officeooo:rsid="00c6a724"/>
    </style:style>
    <style:style style:name="T189" style:family="text">
      <style:text-properties officeooo:rsid="00c813d7"/>
    </style:style>
    <style:style style:name="T190" style:family="text">
      <style:text-properties officeooo:rsid="00cc7aab"/>
    </style:style>
    <style:style style:name="T191" style:family="text">
      <style:text-properties fo:color="#222222" style:font-name="Roboto"/>
    </style:style>
    <style:style style:name="T192" style:family="text">
      <style:text-properties fo:color="#222222" style:font-name="Roboto" fo:font-weight="bold" style:font-weight-asian="bold" style:font-weight-complex="bold"/>
    </style:style>
    <style:style style:name="T193" style:family="text">
      <style:text-properties officeooo:rsid="00d1ac51"/>
    </style:style>
    <style:style style:name="T194" style:family="text">
      <style:text-properties officeooo:rsid="00d72026"/>
    </style:style>
    <style:style style:name="T195" style:family="text">
      <style:text-properties style:font-weight-complex="normal"/>
    </style:style>
    <style:style style:name="T196" style:family="text">
      <style:text-properties officeooo:rsid="00d8d45e" style:font-weight-complex="normal"/>
    </style:style>
    <style:style style:name="T197" style:family="text">
      <style:text-properties officeooo:rsid="00ee1b35"/>
    </style:style>
    <style:style style:name="T198" style:family="text">
      <style:text-properties officeooo:rsid="00f368c8"/>
    </style:style>
    <style:style style:name="T199" style:family="text">
      <style:text-properties fo:font-style="normal" fo:font-weight="normal"/>
    </style:style>
    <style:style style:name="T200" style:family="text">
      <style:text-properties fo:font-style="normal" fo:font-weight="bold" style:font-weight-asian="bold" style:font-weight-complex="bold"/>
    </style:style>
    <style:style style:name="T201" style:family="text">
      <style:text-properties officeooo:rsid="00fb488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244in" fo:text-indent="-0.25in" fo:margin-left="0.924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744in" fo:text-indent="-0.25in" fo:margin-left="1.174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244in" fo:text-indent="-0.25in" fo:margin-left="1.424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744in" fo:text-indent="-0.25in" fo:margin-left="1.674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244in" fo:text-indent="-0.25in" fo:margin-left="1.924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744in" fo:text-indent="-0.25in" fo:margin-left="2.174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244in" fo:text-indent="-0.25in" fo:margin-left="2.424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744in" fo:text-indent="-0.25in" fo:margin-left="2.674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244in" fo:text-indent="-0.25in" fo:margin-left="2.924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744in" fo:text-indent="-0.25in" fo:margin-left="3.1744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6"><text:tab/> 860 263 0660 <text:s/>// <text:span text:style-name="T142">SamirZada@gmail.com</text:span></text:p>
      <text:p text:style-name="P110"/>
      <text:p text:style-name="P302">(1) I'm a <text:span text:style-name="T52">Data Engineer </text:span>with 7 years experience, during my <text:span text:style-name="T181">carrier</text:span> I've been<text:line-break/><text:span text:style-name="T122">- ingesting data from many sources<text:line-break/>- used different processing tools<text:line-break/>- also store my data with a large variety of databases.</text:span></text:p>
      <text:p text:style-name="P290">(2) I'm currently working as <text:span text:style-name="T52">Data engineer </text:span>at <text:span text:style-name="T119">The Hartford, hardfort Connecticut.</text:span><text:line-break/><text:span text:style-name="T184">We </text:span>Ingesting Data from the Company rest API and store them in relational database. <text:span text:style-name="T181">Also we use AWS S3 as datalake, We have 52 data sources uploading data daily and weekly, then we transform and clean data with Spark Databricks and store data in Redshift. </text:span></text:p>
      <text:p text:style-name="P289">Prior to that,</text:p>
      <text:p text:style-name="P291"><text:span text:style-name="T69">(3) I worked as </text:span><text:span text:style-name="T74">AWS Cloud Data engineer </text:span><text:span text:style-name="T69">at </text:span><text:span text:style-name="T73">Progressive Corporation, Mayfield Ohio.</text:span><text:span text:style-name="T69"><text:line-break/>We were </text:span><text:span text:style-name="T77">Migrating Data </text:span><text:span text:style-name="T69">from a local data warehouse to </text:span><text:span text:style-name="T83">AWS</text:span><text:span text:style-name="T77"> S3 </text:span><text:span text:style-name="T80">using</text:span><text:span text:style-name="T78"> </text:span><text:span text:style-name="T79">AWS </text:span><text:span text:style-name="T78">DMS </text:span><text:span text:style-name="T67">also worked on pipeline</text:span><text:span text:style-name="T68">s</text:span><text:span text:style-name="T67"> using </text:span><text:span text:style-name="T85">AWS S3, E</text:span><text:span text:style-name="T84">MR</text:span><text:span text:style-name="T67"> </text:span><text:span text:style-name="T84">spark, Lambda </text:span><text:span text:style-name="T85">functions and Redshift as Data-warehouse. </text:span></text:p>
      <text:p text:style-name="P292"><text:span text:style-name="T70">Al</text:span><text:span text:style-name="T72">l this years</text:span><text:span text:style-name="T70">, I have </text:span><text:span text:style-name="T71">worked in many other projects, with different teams and different management styles and I believe with my experience, I will be a good fit for this </text:span><text:span text:style-name="T72">position</text:span><text:span text:style-name="T71"> and will add some value to your project if you were to give me the opportunity to be part of your team.</text:span></text:p>
      <text:p text:style-name="P288">################### <text:s/>DATABRICKS <text:s/>#############################</text:p>
      <text:p text:style-name="P10"/>
      <text:p text:style-name="P10"><text:span text:style-name="T125">Databricks</text:span> is a tool based on cloud for data engineering <text:span text:style-name="T186">were you can create </text:span>clusters in few seconds.</text:p>
      <text:p text:style-name="P50">It’s Based on Zeplin notebook.</text:p>
      <text:p text:style-name="P46">Its very similar as <text:span text:style-name="T125">Jupiter Notebooks</text:span>.</text:p>
      <text:p text:style-name="P10"><text:span text:style-name="T186">In </text:span><text:span text:style-name="T131">Databricks</text:span><text:span text:style-name="T186"> you</text:span> create <text:span text:style-name="T125">notebooks</text:span> where <text:span text:style-name="T125">spark</text:span> jobs are run<text:span text:style-name="T178">ning</text:span>. </text:p>
      <text:p text:style-name="P10">Each notebook can be run independently. </text:p>
      <text:p text:style-name="P10"><text:span text:style-name="T187">At The Hartford</text:span>, I used Databricks platform for data processing using pyspark. </text:p>
      <text:p text:style-name="P10">My spark job essentially transformed created RDD into dataframes with specified schema across the cluster and the results are eventually saved in <text:span text:style-name="T186">Redshift or</text:span> S3 buckets. </text:p>
      <text:p text:style-name="P10"><text:span text:style-name="T131">S</text:span><text:span text:style-name="T125">park</text:span> supports different languages such as <text:span text:style-name="T125">Scala</text:span>, <text:span text:style-name="T125">Python</text:span> <text:span text:style-name="T186">and</text:span> <text:span text:style-name="T125">R</text:span>, <text:span text:style-name="T125">Databricks</text:span> does as well since it actually runs Spark in a nice graphical user interface where we can easily access the DAG for spark optimization, select the language, write queries using pyspark.sql library, display the tables. </text:p>
      <text:p text:style-name="P294">Databricks is an analytic platform for engineering, data science to process large set of data in a distributed and fault tolerant manner.</text:p>
      <text:p text:style-name="P294"/>
      <text:p text:style-name="P299">############# <text:s text:c="2"/>Map Reduce Stages <text:s text:c="2"/>####################</text:p>
      <text:p text:style-name="P295">Input =&gt; slpit(byLine) =&gt; Map =&gt; Sort/Shuffle =&gt; Reduce</text:p>
      <text:p text:style-name="P299"><text:soft-page-break/>############ Hadoop components <text:s/>#################</text:p>
      <text:p text:style-name="P295">Map Reduce = Data Processing</text:p>
      <text:p text:style-name="P295">Yarn = Cluster Resource Management</text:p>
      <text:p text:style-name="P295">HDFS = Hadoop Distributed File System (Storage)</text:p>
      <text:p text:style-name="P300">############## <text:s text:c="2"/>Hadoop Ecosystem <text:s text:c="2"/>##################</text:p>
      <text:p text:style-name="P296">MapReduce, Yarn, HDFS, Hbase, Hive, Pig, oozie, Sqoop, Flume, Zookeeper, Ambari.</text:p>
      <text:p text:style-name="P296"/>
      <text:p text:style-name="P301">########## <text:s text:c="2"/>SPARK BIG FILE <text:s/>###################</text:p>
      <text:p text:style-name="P297"><text:span text:style-name="T125">Parquet</text:span> file, you can split the file by column and process each column.</text:p>
      <text:p text:style-name="P297"><text:span text:style-name="T125">JSON</text:span> File, you can split by using a separator, or by keys, and process it.</text:p>
      <text:p text:style-name="P297"><text:span text:style-name="T125">Text</text:span> file, you can split by lines and process it.</text:p>
      <text:p text:style-name="P298"><text:span text:style-name="T125">CSV</text:span> file, you can split lin<text:span text:style-name="T198">e</text:span> by line, they are the rows or you can slit by column.</text:p>
      <text:p text:style-name="P296"/>
      <text:p text:style-name="P249"><text:span text:style-name="T161">SPARK </text:span>#######<text:span text:style-name="T134">#### <text:s text:c="2"/></text:span><text:s/>S<text:span text:style-name="T134">PARK <text:s/>####</text:span>#######</text:p>
      <text:p text:style-name="P16">Open source distributed computing framework - based on parallel processing</text:p>
      <text:p text:style-name="P16">Spark follows a Master / slave architecture</text:p>
      <text:p text:style-name="P16"/>
      <text:p text:style-name="P275"><text:span text:style-name="T2">In your </text:span><text:span text:style-name="T5">Master node, you have the driver program witch drives your application.</text:span></text:p>
      <text:p text:style-name="P34">The code you are writing behaves as a driver program or if you are using the shell, the shell act as driver program.</text:p>
      <text:p text:style-name="P34">Inside the driver , the first thing you do is to create a Spark Context.</text:p>
      <text:p text:style-name="P34">The Spark Context is your gateway to all Spark functionalities, anything you do on Spark goes through Spark Context.</text:p>
      <text:p text:style-name="P34">Now this Spark Context works with Cluster Manager to manage various jobs.</text:p>
      <text:p text:style-name="P34">The Driver program and Spark Context takes care of the job execution in the cluster.</text:p>
      <text:p text:style-name="P276"><text:span text:style-name="T2">A job is split into multiple tasks wi</text:span><text:span text:style-name="T6">t</text:span><text:span text:style-name="T2">ch are redistributed </text:span><text:span text:style-name="T6">across</text:span><text:span text:style-name="T2"> nodes.</text:span></text:p>
      <text:p text:style-name="P35">Worker nodes are the Slaves nodes, their jobs is to execute the Tasks.</text:p>
      <text:p text:style-name="P35"/>
      <text:p text:style-name="P35">To resume, we have a Master node with a Driver inside of it and a Spark Context inside of the Driver. The Spark Context takes the job, break it into Tasks and distribute them to the Worker Nodes.</text:p>
      <text:p text:style-name="P129"/>
      <text:p text:style-name="P273"><text:span text:style-name="T56">Datasets</text:span><text:span text:style-name="T53"> </text:span><text:span text:style-name="T55">are a </text:span><text:span text:style-name="T53">collection </text:span><text:span text:style-name="T55">of data</text:span><text:span text:style-name="T53"> of strongly typed JVM objects.</text:span></text:p>
      <text:p text:style-name="P130">Dataset is a data structure in SparkSQL wich is strongly typed and is a map to a relational schema. It represents structured queries with encoders. Its an extension to Data-frame API. Spark dataset provides both type safety and object-oriented programming interface.</text:p>
      <text:p text:style-name="P131"/>
      <text:p text:style-name="P169"><text:span text:style-name="T10">D</text:span><text:span text:style-name="T9">ataframes</text:span><text:span text:style-name="T19">, </text:span><text:span text:style-name="T20">d</text:span><text:span text:style-name="T19">ata </text:span><text:span text:style-name="T20">are</text:span><text:span text:style-name="T19"> organized </text:span><text:span text:style-name="T20">in</text:span><text:span text:style-name="T19"> columns with column name and types info. </text:span><text:span text:style-name="T20">W</text:span><text:span text:style-name="T19">e can say data in dataframe </text:span><text:span text:style-name="T20">are</text:span><text:span text:style-name="T19"> </text:span><text:span text:style-name="T20">the</text:span><text:span text:style-name="T19"> same as the table in relational database.</text:span></text:p>
      <text:p text:style-name="P131"/>
      <text:p text:style-name="P182"><text:soft-page-break/><text:span text:style-name="T9">RDD</text:span><text:span text:style-name="T19"> Resisilent D</text:span><text:span text:style-name="T21">istributed Datasets. Its an immutable distributed collection of objects. Each dataset in RDD is divided into logical partitions, wich may be computed on different nodes of the cluster. An RDD is read-only, partitioned collection of records.</text:span></text:p>
      <text:p text:style-name="P148"/>
      <text:p text:style-name="P184"><text:span text:style-name="T31">D</text:span><text:span text:style-name="T18">ataset VS DataFrame:</text:span></text:p>
      <text:p text:style-name="P183"><text:span text:style-name="T9">Dataframe</text:span><text:span text:style-name="T19"> is columnar, it’s like a table in Relational database.</text:span></text:p>
      <text:p text:style-name="P183"><text:span text:style-name="T9">Dataset</text:span><text:span text:style-name="T19"> are extension of dataframe API, they are Type-safe, strongly typed.</text:span></text:p>
      <text:p text:style-name="P149"/>
      <text:p text:style-name="P149"/>
      <text:p text:style-name="P149"/>
      <text:p text:style-name="P149"/>
      <text:p text:style-name="P184"><text:span text:style-name="T18">Dataset faster than DataFrame ? </text:span><text:span text:style-name="T32">Data-frame is faster.</text:span></text:p>
      <text:p text:style-name="P183"><text:span text:style-name="T9">Dataframe</text:span><text:span text:style-name="T19"> is more expressive and more efficient (Catalyst Optimizer), untyped can lead to runtime errors.</text:span></text:p>
      <text:p text:style-name="P183"><text:span text:style-name="T9">Datasets</text:span><text:span text:style-name="T19"> look like dataframe but it’s typed. So you will have compile time errors instead of run-time</text:span></text:p>
      <text:p text:style-name="P132"/>
      <text:p text:style-name="P170"><text:span text:style-name="T9">Narrow transformation:</text:span><text:span text:style-name="T19"> </text:span><text:span text:style-name="T33">map(),</text:span><text:span text:style-name="T19"> </text:span><text:span text:style-name="T33">flatMap()</text:span><text:span text:style-name="T19">, filter()</text:span></text:p>
      <text:p text:style-name="P132"/>
      <text:p text:style-name="P179"><text:span text:style-name="T34">map()</text:span><text:span text:style-name="T19"> VS </text:span><text:span text:style-name="T34">flatMap()</text:span><text:span text:style-name="T19"> are used for transformations. The map() transformation takes in a function and applies it to each element in the RDD and the result of the function is a new value of each element in the resulting RDD. The flatMap() is used to produce multiple output elements for each input element.</text:span></text:p>
      <text:p text:style-name="P146"/>
      <text:p text:style-name="P180"><text:span text:style-name="T9">Map</text:span><text:span text:style-name="T19">() apply a function to each element in a collections</text:span></text:p>
      <text:p text:style-name="P180"><text:span text:style-name="T9">FlatMap</text:span><text:span text:style-name="T19">() flattens a multidimensional collection into one dimension collection of element and then applies a map() to that collection.</text:span></text:p>
      <text:p text:style-name="P132"/>
      <text:p text:style-name="P170"><text:span text:style-name="T9">wide transformation:</text:span><text:span text:style-name="T19"> Distinct(), </text:span><text:span text:style-name="T35">r</text:span><text:span text:style-name="T33">educeByKey(),</text:span><text:span text:style-name="T19"> </text:span><text:span text:style-name="T35">g</text:span><text:span text:style-name="T33">roupByKey()</text:span><text:span text:style-name="T19">, Join(), Repartition(), Coalesce()</text:span></text:p>
      <text:p text:style-name="P132"/>
      <text:p text:style-name="P173"><text:span text:style-name="T33">groupByKey()</text:span><text:span text:style-name="T19"> can cause out of disk problems as data is sent over the network and collected on the reduce workers. Data is combined at each partition, only one output for one key at each partition to send over network. </text:span><text:span text:style-name="T33">reduceByKey()</text:span><text:span text:style-name="T19"> required combining all your values into another value with the exact same type.</text:span></text:p>
      <text:p text:style-name="P132"/>
      <text:p text:style-name="P170"><text:span text:style-name="T9">actions:</text:span><text:span text:style-name="T19"> collect(), count(), foreach(func), countByKey(), saveAsTextFile(path) </text:span><text:span text:style-name="T27">reduce() fold()</text:span></text:p>
      <text:p text:style-name="P137"/>
      <text:p text:style-name="P174"><text:span text:style-name="T9">reduce()</text:span><text:span text:style-name="T19"> takes the two elements as input from the RDD and then produces the output of the same type as that of the input elements.</text:span></text:p>
      <text:p text:style-name="P138"/>
      <text:p text:style-name="P175"><text:span text:style-name="T13">f</text:span><text:span text:style-name="T9">old()</text:span><text:span text:style-name="T19"> it’s a wide operation, aggregate the elements of each partition, and then the results for all the partitions, using a given associative function and a neutral “zero value”</text:span></text:p>
      <text:p text:style-name="P139"/>
      <text:p text:style-name="P176"><text:span text:style-name="T34">reduce()</text:span><text:span text:style-name="T19"> VS </text:span><text:span text:style-name="T33">fold()</text:span><text:span text:style-name="T19">, reduce() throw a an exception for empty collection, fold() is defined for empty collection.</text:span></text:p>
      <text:p text:style-name="P190"/>
      <text:p text:style-name="P170"><text:span text:style-name="T9">lazy evaluation</text:span><text:span text:style-name="T19"> in spark means that the execution will not start until an action is called. </text:span></text:p>
      <text:p text:style-name="P132"/>
      <text:p text:style-name="P172"><text:soft-page-break/><text:span text:style-name="T9">Inner join</text:span><text:span text:style-name="T19">: </text:span><text:span text:style-name="T23">creates a new result table by combining column values of two tables. The query </text:span><text:span text:style-name="T24">compares each row of Table1 with each row of table 2 to find all pairs of rows which satisfy the join-predicate.</text:span></text:p>
      <text:p text:style-name="P185"/>
      <text:p text:style-name="P172"><text:span text:style-name="T9">Left outer join</text:span><text:span text:style-name="T19">: </text:span><text:span text:style-name="T24">returns all the values from an inner join plus all values in the Left table that do not match to the right table, including rows with NULL values in the link column.</text:span></text:p>
      <text:p text:style-name="P185"/>
      <text:p text:style-name="P172"><text:span text:style-name="T11">R</text:span><text:span text:style-name="T9">ight outer join:</text:span><text:span text:style-name="T19"> </text:span><text:span text:style-name="T24">returns all the values from an inner join plus all values in the Right table that do not match to the right table, including rows with NULL values in the link column.</text:span></text:p>
      <text:p text:style-name="P133"/>
      <text:p text:style-name="P172"><text:span text:style-name="T12">F</text:span><text:span text:style-name="T9">ull outer join</text:span><text:span text:style-name="T19">: </text:span><text:span text:style-name="T25">returns all records when there is a match in left table or right table records. Can return a very large result-sets! Full outer join and full join are the same.</text:span></text:p>
      <text:p text:style-name="P186"/>
      <text:p text:style-name="P171"><text:span text:style-name="T9">Cross Join</text:span><text:span text:style-name="T19">: </text:span><text:span text:style-name="T22"><text:s/></text:span><text:span text:style-name="T25">it’s used to generate a paired combination of each row of the first table with each row of the second table. This join type is also known as cartesian join. The Idea of Cross Join is to returns the Cartesian product of the joined tables. Say you have a ‘x’ row in table1 and ‘y’ in another, this would give (x*y) rows.</text:span></text:p>
      <text:p text:style-name="P134"/>
      <text:p text:style-name="P172"><text:span text:style-name="T9">Broadcast join:</text:span><text:span text:style-name="T19"> </text:span><text:span text:style-name="T26">spark can “broadcast” a small Data-frame by sending all the data in that small Data-frame to all nodes in the cluster. After that spark can perform a join without shuffling any of the data in the large Data-frame.</text:span></text:p>
      <text:p text:style-name="P140"/>
      <text:p text:style-name="P163"/>
      <text:p text:style-name="P181"><text:span text:style-name="T15">S</text:span><text:span text:style-name="T14">ort-MergeJoin </text:span><text:span text:style-name="T30">is composed of 2 steps, first is to sort the datasets and second is to merge the sorted data in the partition by iterating over the elements and according to the key join the rows having the same values. </text:span></text:p>
      <text:p text:style-name="P140"/>
      <text:p text:style-name="P177"><text:span text:style-name="T17">A</text:span><text:span text:style-name="T16">ccumulators</text:span><text:span text:style-name="T19"> are variables that are used for aggregating information across the executors.</text:span><text:span text:style-name="T28"> For example to see how many records are corrupted or how many times an API is called.</text:span></text:p>
      <text:p text:style-name="P141"/>
      <text:p text:style-name="P178"><text:span text:style-name="T36">Broadcast</text:span><text:span text:style-name="T29"> variable are read-only </text:span><text:span text:style-name="T36">Accumulators</text:span><text:span text:style-name="T29"> are read and write. </text:span></text:p>
      <text:p text:style-name="P198"/>
      <text:p text:style-name="P277"><text:span text:style-name="T9">Checkpoint</text:span><text:span text:style-name="T2">: </text:span><text:span text:style-name="T7">check-pointing</text:span><text:span text:style-name="T2"> is actually a feature of Spark Core that allows a driver to be restarted on failure with previously computed state of distributed computation described as an RDD.</text:span></text:p>
      <text:p text:style-name="P36"/>
      <text:p text:style-name="P277"><text:span text:style-name="T9">RDD Lineage</text:span><text:span text:style-name="T2">: Is a graph of all the parent RDDs of an RDD. It’s built as a consequence of doing transformations to the RDD and creates a logical execution plan. </text:span></text:p>
      <text:p text:style-name="P37"/>
      <text:p text:style-name="P278"><text:span text:style-name="T9">Cache() VS Persist()</text:span><text:span text:style-name="T2">: cache() will cache the RDD into memory, Persist(level) can cache in memory, on disk or off-heap memory according to the caching strategy specified by level. </text:span></text:p>
      <text:p text:style-name="P37">Persist() without argument is the same as cache().</text:p>
      <text:p text:style-name="P279"><text:span text:style-name="T9">persist(StorageLevel.MEMORY_ONLY)</text:span><text:span text:style-name="T2"> // MEMORY_ONLY_2, MEMORY_AND_DISK, <text:s/>MEMORY_AND_DISK_2, MEMORY_ONLY_SER <text:s/></text:span></text:p>
      <text:p text:style-name="P39"/>
      <text:p text:style-name="P283"><text:span text:style-name="T9">Key Salting</text:span><text:span text:style-name="T2"> is a technique where we will add random values to the join key of one of the tables. In the other table, we need to replicate the rows to match the random keys. The ideas is if the join condition is satisfied by </text:span><text:span text:style-name="T8">key1</text:span><text:span text:style-name="T2"> </text:span><text:span text:style-name="T9">==</text:span><text:span text:style-name="T2"> </text:span><text:span text:style-name="T8">key1</text:span><text:span text:style-name="T2">, It should get satisfied by </text:span><text:span text:style-name="T8">key1_&lt;salt&gt;</text:span><text:span text:style-name="T2"> </text:span><text:span text:style-name="T9">==</text:span><text:span text:style-name="T2"> </text:span><text:span text:style-name="T8">key1_&lt;salt&gt;</text:span></text:p>
      <text:p text:style-name="P135"><text:soft-page-break/></text:p>
      <text:p text:style-name="P142"><text:span text:style-name="T125">DAG</text:span> is a scheduling layer of Spark that implements stage-oriented scheduling.</text:p>
      <text:p text:style-name="P147">Vertices are the RDD and edges are the transformations that will be applied to this RDD’s.</text:p>
      <text:p text:style-name="P147">It’s the Logical Execution Plan that will be converted into Physical plan for the the tasks to be executed in the worker nodes.</text:p>
      <text:p text:style-name="P142"><text:span text:style-name="T125">C</text:span><text:span text:style-name="T128">LUSTER</text:span> is a group of JVMs (nodes) connected by the network, <text:span text:style-name="T169">each of which runs Spark, either in Driver or Worker roles.</text:span></text:p>
      <text:p text:style-name="P143"><text:span text:style-name="T125">EXECUTORS</text:span> are JVMs that run on worker nodes.This are the JVMs that actually run tasks on data partitions.</text:p>
      <text:p text:style-name="P143"><text:span text:style-name="T125">JOB</text:span> is a sequence of stages, triggered by an Action such as .count()</text:p>
      <text:p text:style-name="P143"><text:span text:style-name="T125">STAGE</text:span> is a wild transformation.</text:p>
      <text:p text:style-name="P143"><text:span text:style-name="T125">TASK </text:span><text:s/><text:span text:style-name="T193">lowest unit of work. - - </text:span>is a single operation such as .map() narrow transformation.</text:p>
      <text:p text:style-name="P165"><text:span text:style-name="T171">All jobs</text:span><text:span text:style-name="T172"> are sent to the executors.</text:span></text:p>
      <text:p text:style-name="P135"/>
      <text:p text:style-name="P135"/>
      <text:p text:style-name="P135"/>
      <text:p text:style-name="P244">Spark Hardware</text:p>
      <text:p text:style-name="P5"><text:tab/>- RAM per core</text:p>
      <text:p text:style-name="P5"><text:tab/>- core count / size</text:p>
      <text:p text:style-name="P5"><text:tab/>- disk size / type</text:p>
      <text:p text:style-name="P5"><text:tab/>- network speed / topology</text:p>
      <text:p text:style-name="P5"><text:tab/>- limitations of your data lake</text:p>
      <text:p text:style-name="P5"/>
      <text:p text:style-name="P273"><text:span text:style-name="T42">Architecture</text:span><text:span text:style-name="T2">: Master - WorkerNode: Master contains the driver (inside the driver, spark context) --&gt; Cluster manager --&gt; Worker Node (Executor)</text:span></text:p>
      <text:p text:style-name="P5"/>
      <text:p text:style-name="P5">Project Tungsten --&gt; Improve Spark's efficiency in memory and CPU</text:p>
      <text:p text:style-name="P5">Catalyst optimizer --&gt; Improve the performance of queries in Spark SQL</text:p>
      <text:p text:style-name="P5"/>
      <text:p text:style-name="P270">Spark tuning - Performance</text:p>
      <text:p text:style-name="P5">- <text:span text:style-name="T119">Broadcast variables</text:span> - immutable and read only - caching the small tables in the worker node for join purposes</text:p>
      <text:p text:style-name="P5">- <text:span text:style-name="T119">Accumulators</text:span> - immutable and write only</text:p>
      <text:p text:style-name="P5">- <text:span text:style-name="T119">Check the DAG</text:span> - and see if we can possibly change some stages to states</text:p>
      <text:p text:style-name="P5">- <text:span text:style-name="T119">In case of skewness</text:span> : repartition and coalesce</text:p>
      <text:p text:style-name="P5">- <text:span text:style-name="T119">Dynamic resource allocation</text:span>: you can that in Spark config. When <text:s/>an executor is down, another executor will ensure the continuity of the job</text:p>
      <text:p text:style-name="P5"/>
      <text:p text:style-name="P5">Spark uses 60% of CPU and memory resource</text:p>
      <text:p text:style-name="P5">40% Heap memory and resource manager</text:p>
      <text:p text:style-name="P5">You can configure that using Spark Conf.</text:p>
      <text:p text:style-name="P5"/>
      <text:p text:style-name="P5">Cache: memory only</text:p>
      <text:p text:style-name="P5">Persist: memory only, disk only, memory and disk, serialized </text:p>
      <text:p text:style-name="P5"/>
      <text:p text:style-name="P5"><text:span text:style-name="T119">Spark streaming types</text:span>: - DStream (RDD), - structured streaming (Dataframes)</text:p>
      <text:p text:style-name="P273"><text:span text:style-name="T42">Spark serialization</text:span><text:span text:style-name="T2">: 2 types: marshall (for more datasets), pickle (some classes)</text:span></text:p>
      <text:p text:style-name="P5">Kryo is internally used by Spark from spark 2.0.0</text:p>
      <text:p text:style-name="P5"/>
      <text:p text:style-name="P5"><text:soft-page-break/>## Partition by key</text:p>
      <text:p text:style-name="P5">Table1.partitionby("ID")</text:p>
      <text:p text:style-name="P5">Table2.partitionby("ID")</text:p>
      <text:p text:style-name="P5">Table1.join(Table2, on={"ID"}, how= "inner")</text:p>
      <text:p text:style-name="P5"/>
      <text:p text:style-name="P251">### SPARK SUBMIT OPTIONS ####</text:p>
      <text:p text:style-name="P2"/>
      <text:p text:style-name="P274"><text:span text:style-name="T39">Class</text:span><text:span text:style-name="T38"> = </text:span><text:bookmark text:name="concept_rt4_f4m_zs__table_rxy_gdh_b3"/><text:span text:style-name="T38">for Java and Scala applications, the fully qualified classname of the class containing <text:tab/>the main method of the application.</text:span></text:p>
      <text:p text:style-name="P2"/>
      <text:p text:style-name="P274"><text:span text:style-name="T64">Master</text:span><text:span text:style-name="T65"> = </text:span><text:span text:style-name="T66">The location to run the application.</text:span></text:p>
      <text:p text:style-name="P2"/>
      <text:p text:style-name="P273"><text:span text:style-name="T37">Conf</text:span><text:span text:style-name="T3"> = </text:span><text:span text:style-name="T57">Spark configuration property in </text:span><text:span text:style-name="Variable"><text:span text:style-name="T60">key</text:span></text:span><text:span text:style-name="T57">=</text:span><text:span text:style-name="Variable"><text:span text:style-name="T60">value</text:span></text:span><text:span text:style-name="Variable"><text:span text:style-name="T54"> </text:span></text:span><text:span text:style-name="T57">format. For values that contain <text:tab/> <text:tab/>spaces, surround "</text:span><text:span text:style-name="Variable"><text:span text:style-name="T60">key</text:span></text:span><text:span text:style-name="T57">=</text:span><text:span text:style-name="Variable"><text:span text:style-name="T60">value</text:span></text:span><text:span text:style-name="T57">" with quotes (as shown). </text:span><text:span text:style-name="T58">EX …..</text:span></text:p>
      <text:p text:style-name="P116"/>
      <text:p text:style-name="P273"><text:span text:style-name="T59">Deploy-mode</text:span><text:span text:style-name="T58"> = </text:span><text:span text:style-name="T61">Deployment mode: </text:span><text:span text:style-name="Definition"><text:span text:style-name="T61">cluster </text:span></text:span><text:span text:style-name="T61">and </text:span><text:span text:style-name="Definition"><text:span text:style-name="T61">client</text:span></text:span><text:span text:style-name="T61">. In cluster mode, the driver <text:tab/><text:tab/> <text:s text:c="6"/>runs on worker hosts. In client mode, the driver runs locally as an external client. Use cluster mode with production jobs; client mode is more appropriate for interactive and debugging uses, where you want to see your application output immediately.</text:span></text:p>
      <text:p text:style-name="P117"/>
      <text:p text:style-name="P273"><text:span text:style-name="T63">Driver-cores</text:span><text:span text:style-name="T62"> = </text:span><text:span text:style-name="T61">Number of cores used by the driver in cluster mode.</text:span><text:span text:style-name="T62"> Default = 1</text:span></text:p>
      <text:p text:style-name="P118"/>
      <text:p text:style-name="P280"><text:span text:style-name="T63">Driver-memory</text:span><text:span text:style-name="T62"> = </text:span><text:span text:style-name="T61">Maximum heap size (represented as a JVM string; for example <text:tab/><text:tab/><text:tab/><text:tab/>1024m, 2g, and so on) to allocate to the driver. Alternatively, <text:tab/><text:tab/><text:tab/><text:tab/>you can use the </text:span><text:span text:style-name="Source_20_Text"><text:span text:style-name="T61">spark.driver.memory </text:span></text:span><text:span text:style-name="T61">property.</text:span></text:p>
      <text:p text:style-name="P117"/>
      <text:p text:style-name="P273"><text:span text:style-name="T63">Jars</text:span><text:span text:style-name="T62"> = </text:span><text:span text:style-name="T61">Additional JARs to be loaded in the classpath of drivers and executors in <text:tab/> <text:s/><text:tab/> cluster mode or in the executor classpath in client mode. For the </text:span><text:span text:style-name="Strong_20_Emphasis"><text:span text:style-name="T61">client </text:span></text:span><text:span text:style-name="T61">deployment mode, the path must point to a local file. For the </text:span><text:span text:style-name="Strong_20_Emphasis"><text:span text:style-name="T61">cluster </text:span></text:span><text:span text:style-name="T61">deployment mode, the path can be either a local file or a URL globally visible inside your cluster;</text:span></text:p>
      <text:p text:style-name="P118"/>
      <text:p text:style-name="P273"><text:span text:style-name="T63">Packages</text:span><text:span text:style-name="T62"> = </text:span><text:span text:style-name="T61">Comma-separated list of Maven coordinates of JARs to include on the <text:tab/><text:tab/> driver and executor classpaths. The local Maven, Maven central, and remote repositories specified in </text:span><text:span text:style-name="Source_20_Text"><text:span text:style-name="T61">repositories </text:span></text:span><text:span text:style-name="T61">are searched in that order.</text:span></text:p>
      <text:p text:style-name="P117"/>
      <text:p text:style-name="P117"/>
      <text:p text:style-name="P119"><text:span text:style-name="T125">Client mode</text:span> VS <text:span text:style-name="T125">Cluster mode</text:span>:</text:p>
      <text:p text:style-name="P119">In <text:span text:style-name="T145">Cluster mode</text:span>, the Spark driver <text:span text:style-name="T147">runs inside an application master process which is managed by YARN on the cluster, and the client can go away after initiating the application. </text:span></text:p>
      <text:p text:style-name="P119"><text:span text:style-name="T147">In </text:span><text:span text:style-name="T146">Client mode</text:span><text:span text:style-name="T147">, the driver runs in the client process, and the application master is only used for requesting resources from YARN.</text:span></text:p>
      <text:p text:style-name="P120">To resume: client mode, the master node is your local machine and cluster you access the master node remotely. (ssh)</text:p>
      <text:p text:style-name="P120"/>
      <text:p text:style-name="P120"/>
      <text:p text:style-name="P234"><text:soft-page-break/>######## <text:s/>PYTHON GENERATOR <text:s/>#############</text:p>
      <text:p text:style-name="P124">Generator =&gt; Create Iterator</text:p>
      <text:p text:style-name="P124">purpose =&gt; code efficiency</text:p>
      <text:p text:style-name="P124">to create a generator you use yield() <text:s text:c="2"/>// for x in mylist: yield(x) // print(next(functionName))</text:p>
      <text:p text:style-name="P124"/>
      <text:p text:style-name="P120"/>
      <text:p text:style-name="P264">######### <text:s text:c="2"/>SCALA <text:s text:c="2"/>##################</text:p>
      <text:p text:style-name="P88"><text:span text:style-name="T125">scala closures</text:span> are functions witch uses one or more Free variables and the return value of this function is dependent of this variables.</text:p>
      <text:p text:style-name="P88"/>
      <text:p text:style-name="P88"><text:span text:style-name="T125">Free variables</text:span> are defined outside of the closure function and is not included as parameters of this function. They are not bound to a function with a valid value.</text:p>
      <text:p text:style-name="P88"/>
      <text:p text:style-name="P88"><text:span text:style-name="T125">Traits</text:span> are used to share interfaces and fields between Classes. Classes and Object can extend Traits, but a traits cannot be instantiate and can’t have parameters.</text:p>
      <text:p text:style-name="P88"/>
      <text:p text:style-name="P89"><text:span text:style-name="T125">Higher order functions</text:span> take other functions as parameters or return a function as a result.</text:p>
      <text:p text:style-name="P89">This is possibles because functions are first-class values in Scala.</text:p>
      <text:p text:style-name="P61"/>
      <text:p text:style-name="P84"><text:span text:style-name="T125">Currying</text:span> transform a function that takes multiple parameter into a chain of functions, each taking a single parameter. Curried functions are defined with multiple parameter lists, as follows: <text:span text:style-name="T125">def curry(s1: String)(s2: String) = s1 + s2</text:span></text:p>
      <text:p text:style-name="P109"/>
      <text:p text:style-name="P85"><text:span text:style-name="T125">A monad </text:span><text:span text:style-name="T195">is an object tat wraps another object in Scala</text:span></text:p>
      <text:p text:style-name="P90"/>
      <text:p text:style-name="P85"><text:span text:style-name="T195">The </text:span><text:span text:style-name="T125">Tail recursion</text:span><text:span text:style-name="T195"> </text:span><text:span text:style-name="T196">is basically using the recursive functions as the last statement of the function. So when nothing is left to do after coming back from the recursive call, that is called tail recursive.</text:span></text:p>
      <text:p text:style-name="P194"/>
      <text:p text:style-name="P86"><text:span text:style-name="T89">S</text:span><text:span text:style-name="T88">cala Implicits</text:span><text:span text:style-name="T90"> allow you to omit calling methods or referencing variables directly bun instead rely on the compiler to make the connections for you. </text:span></text:p>
      <text:p text:style-name="P195">For example: you could write a function to convert from Interger to <text:s/>String and rarher than call that function explicitly, you can let the compiler do it for you.</text:p>
      <text:p text:style-name="P197">Def multiply(implicit by: Int) = value * by</text:p>
      <text:p text:style-name="P197">implicit val multiplier = 2</text:p>
      <text:p text:style-name="P194"/>
      <text:p text:style-name="P86"><text:span text:style-name="T89">M</text:span><text:span text:style-name="T88">ock vs Spy object</text:span><text:span text:style-name="T90">:</text:span></text:p>
      <text:p text:style-name="P86"><text:span text:style-name="T88">mock</text:span><text:span text:style-name="T90"> you are creating a complete fake object</text:span></text:p>
      <text:p text:style-name="P86"><text:span text:style-name="T88">spy</text:span><text:span text:style-name="T90">, you have real objects and you just spying or stubbing specifics method of it.</text:span></text:p>
      <text:p text:style-name="P195"/>
      <text:p text:style-name="P87"><text:span text:style-name="T88">Companion object</text:span><text:span text:style-name="T90"> is when you have a file and the class with the same name. </text:span></text:p>
      <text:p text:style-name="P87"><text:span text:style-name="T90">The object is the companion of the class. <text:line-break/>Ex: </text:span><text:span text:style-name="T88">samir.scala</text:span><text:span text:style-name="T90">, samir object is the companion of samir class </text:span></text:p>
      <text:p text:style-name="P196">class Samir {} object Samir {}</text:p>
      <text:p text:style-name="P194"/>
      <text:p text:style-name="P162"><text:span text:style-name="T192">Scala Testing framework</text:span><text:span text:style-name="T191">: ScalaTest, Junit.</text:span></text:p>
      <text:p text:style-name="P194"/>
      <text:p text:style-name="P161"><text:soft-page-break/><text:span text:style-name="T125">Compile tool</text:span>: SBT, Meaven, Ant</text:p>
      <text:p text:style-name="P161"/>
      <text:p text:style-name="P161">\&gt;scalac Demo.scala // <text:span text:style-name="T194">compile first <text:tab/></text:span></text:p>
      <text:p text:style-name="P161">\&gt;scala Demo // <text:span text:style-name="T194">then run the command</text:span></text:p>
      <text:p text:style-name="P161"/>
      <text:p text:style-name="P161">object Demo {</text:p>
      <text:p text:style-name="P161"><text:s text:c="3"/>def main(args: Array[String]) {</text:p>
      <text:p text:style-name="P161"><text:s text:c="6"/>val str1:String = "Hello, "</text:p>
      <text:p text:style-name="P161"><text:s text:c="6"/>val str2:String = "Scala!"</text:p>
      <text:p text:style-name="P161"><text:s text:c="6"/></text:p>
      <text:p text:style-name="P161"><text:s text:c="6"/>println( "str1 + str2 = " + <text:s/>strcat(str1)(str2) )</text:p>
      <text:p text:style-name="P161"><text:s text:c="3"/>}</text:p>
      <text:p text:style-name="P161"/>
      <text:p text:style-name="P161"><text:s text:c="3"/>def strcat(s1: String)(s2: String) = {</text:p>
      <text:p text:style-name="P161"><text:s text:c="6"/>s1 + s2</text:p>
      <text:p text:style-name="P161"><text:s text:c="3"/>}</text:p>
      <text:p text:style-name="P161">}</text:p>
      <text:p text:style-name="P159"/>
      <text:p text:style-name="P120"/>
      <text:p text:style-name="P267"><text:span text:style-name="T137">###</text:span><text:span text:style-name="T138">#### <text:s/></text:span><text:span text:style-name="T137"><text:s/>CDC <text:s text:c="2"/></text:span><text:span text:style-name="T138">##</text:span><text:span text:style-name="T137">######</text:span></text:p>
      <text:p text:style-name="P126"><text:span text:style-name="T125">Change data capture </text:span>is a process that captures changes made in a database, and ensures that those changes are replicated to a destination such as a data warehouse.</text:p>
      <text:p text:style-name="P126"/>
      <text:p text:style-name="P238">#######<text:span text:style-name="T190">###</text:span> <text:s/>DATA MASKING <text:s/>###############</text:p>
      <text:p text:style-name="P166"><text:span text:style-name="T125">Data masking</text:span> is the process of replacing sensitive information copied from production database to test non-production databases with realistic, but scrubbed, data based on masking rules.</text:p>
      <text:p text:style-name="P166"/>
      <text:p text:style-name="P240">########## <text:s/>PII // HIPAA/ PCI <text:s text:c="2"/>#################</text:p>
      <text:p text:style-name="P168"><text:tab/><text:span text:style-name="T125">Sensitive data</text:span></text:p>
      <text:p text:style-name="P168"/>
      <text:p text:style-name="P168"><text:span text:style-name="T125">PII</text:span> (pii = personally identifiable information) is defined as information that identifies a person ( name, address, ssn, phone, email )</text:p>
      <text:p text:style-name="P168"/>
      <text:p text:style-name="P168"><text:span text:style-name="T125">HIPAA</text:span> (hipaa = Health Insurance Portability and Accountability) is a law to protect sensitive patient health information from being disclosed without the patient’s consent or knowledge.</text:p>
      <text:p text:style-name="P193"/>
      <text:p text:style-name="P168"><text:span text:style-name="T192">PCI</text:span><text:span text:style-name="T191"> (pci = Payment Card Industry) </text:span></text:p>
      <text:p text:style-name="P166"/>
      <text:p text:style-name="P239">######### <text:s/>AES 256 <text:s/>################</text:p>
      <text:p text:style-name="P167">Advanced Encryption Standard (AES) 128 bits or 256 bits</text:p>
      <text:p text:style-name="P237"/>
      <text:p text:style-name="P233">####### <text:s/>Docker <text:s text:c="2"/>##############</text:p>
      <text:p text:style-name="P127"><text:span text:style-name="T132">D</text:span><text:span text:style-name="T125">ocker</text:span> is container manager.</text:p>
      <text:p text:style-name="P127"><text:span text:style-name="T132">C</text:span><text:span text:style-name="T125">ontainer</text:span> is a <text:span text:style-name="T188">light</text:span> way version of a computer that isolate applications and the platform is <text:span text:style-name="T188">independent</text:span> of the system that is running in.</text:p>
      <text:p text:style-name="P127"><text:span text:style-name="T132">I</text:span><text:span text:style-name="T125">mage</text:span> is a blueprint of the container.</text:p>
      <text:p text:style-name="P127"><text:soft-page-break/></text:p>
      <text:p text:style-name="P128">At Progressive Corp, we used Docker to run containers, we have an image of the pipeline similar of AWS pipeline, hdfs, spark, postgressSQL (redshift).</text:p>
      <text:p text:style-name="P126"/>
      <text:p text:style-name="P258">######### Mongo<text:span text:style-name="T170">DB</text:span> #########</text:p>
      <text:p text:style-name="P60">In MongoDB stores data in documents and all the documents are stored in the collection.</text:p>
      <text:p text:style-name="P60"/>
      <text:p text:style-name="P80"><text:span text:style-name="T125">CDC in mongoDB</text:span>:</text:p>
      <text:p text:style-name="P80">- <text:span text:style-name="T125">Using Timestamp column</text:span>:</text:p>
      <text:p text:style-name="P81">The most simple way to execute a MongoDB change data capture is to have a timestamp column in collections that chnages with insert and update operatins. The object_id is representative of the time at which the row was created.</text:p>
      <text:p text:style-name="P80">- <text:span text:style-name="T125">Using Change Stream</text:span>:</text:p>
      <text:p text:style-name="P150">Change streams work by listening to the operational log, that contains all information related to writes in the database on a storage level. Change stream only work if replica are enable in MongoDB. A replica set is a second instance that helps application maintain high availability in case of failures. Replication is accomplished throught operation log and changes streams rely on the same operation log.</text:p>
      <text:p text:style-name="P150"/>
      <text:p text:style-name="P164">ALL Operator VS IN Operator</text:p>
      <text:p text:style-name="P151"><text:span text:style-name="T133">ALL</text:span> operator retrieves all the documents which contains the subset of the values we pass. The subset might be in any order.</text:p>
      <text:p text:style-name="P151"><text:span text:style-name="T133">IN</text:span> operator retrieves all the documents which contains the either of the values we pass.</text:p>
      <text:p text:style-name="P151"/>
      <text:p text:style-name="P164">SAVE VS INSERT</text:p>
      <text:p text:style-name="P160"><text:span text:style-name="T125">SAVE</text:span> can insert or update a document. Look if it exist, if yes update, if not insert.</text:p>
      <text:p text:style-name="P160"><text:span text:style-name="T125">INSERT</text:span> only perform the insertion.</text:p>
      <text:p text:style-name="P150"/>
      <text:p text:style-name="P150"/>
      <text:p text:style-name="P231">################# <text:s/>3V <text:s/>##########################</text:p>
      <text:p text:style-name="P157"><text:span text:style-name="T125">volume</text:span>, <text:span text:style-name="T125">variety</text:span>, <text:span text:style-name="T125">velocity</text:span></text:p>
      <text:p text:style-name="P157"/>
      <text:p text:style-name="P158"><text:span text:style-name="T125">Volume</text:span> refers to the amount of data, Am I doing Big data, do I need big data tools?</text:p>
      <text:p text:style-name="P158"><text:span text:style-name="T125">Variety</text:span> refers to the number of type of data, what ingestion tool? Unstructured, Semi-structured, <text:span text:style-name="T179">structured</text:span> data. <text:span text:style-name="T179">Schema, database?? </text:span></text:p>
      <text:p text:style-name="P158"><text:span text:style-name="T125">Velocity</text:span> refers to the speed of the data processing, <text:span text:style-name="T179">real-time, batch, streaming? How many time per day or minutes my data are coming?</text:span></text:p>
      <text:p text:style-name="P150"/>
      <text:p text:style-name="P230">############# DELTA LAKE ##############################</text:p>
      <text:p text:style-name="P152"/>
      <text:p text:style-name="P153">it will create a delta_log folder with the log in Json format <text:span text:style-name="T175">0000000000.json // 00000001.json</text:span></text:p>
      <text:p text:style-name="P153">and crate files with the data in snappy compression and parquet format</text:p>
      <text:p text:style-name="P153"/>
      <text:p text:style-name="P152"><text:span text:style-name="T174">spark.read</text:span>.format(“delta”).save(“/temp/folder1”)</text:p>
      <text:p text:style-name="P154">spark.read.format(“delta”).load(“/temp/folder1”)</text:p>
      <text:p text:style-name="P154">dt = DeltaTable.forPath(spark, “/temp/folder1”)</text:p>
      <text:p text:style-name="P154">dt.toDF.show()</text:p>
      <text:p text:style-name="P154">dt.delete(“columnName == ‘row name to delete’ ”) // dt.delete(“FName == ‘samir’ ”)</text:p>
      <text:p text:style-name="P154"><text:soft-page-break/>dt.toDF.show() will show you the updated delta table without loading again.</text:p>
      <text:p text:style-name="P155">dt.updateExpr(“Fname == ‘samir’, map(“Age” → “Age + 5” ) ”)</text:p>
      <text:p text:style-name="P155">dt,toDF.show() delta tables are autorefreshed. You can see the new changes made.</text:p>
      <text:p text:style-name="P156">dt.as(“aliasName”)</text:p>
      <text:p text:style-name="P156"><text:tab/>.merge(df1.as(“inputs”), “aliasName.FName = inputs.FName” )</text:p>
      <text:p text:style-name="P156"><text:tab/>.whenMatched()</text:p>
      <text:p text:style-name="P156"><text:tab/>.updateExpr(</text:p>
      <text:p text:style-name="P156"><text:tab/><text:tab/>Map(</text:p>
      <text:p text:style-name="P156"><text:tab/><text:tab/><text:tab/>“LName” → “inputs.LName”,</text:p>
      <text:p text:style-name="P156"><text:tab/><text:tab/><text:tab/>“Phone” → “inputs.Phone”,</text:p>
      <text:p text:style-name="P156"><text:tab/><text:tab/><text:tab/>“Age” → “inputs.Age”</text:p>
      <text:p text:style-name="P156"><text:tab/><text:tab/><text:tab/>)</text:p>
      <text:p text:style-name="P156"><text:tab/><text:tab/>)</text:p>
      <text:p text:style-name="P156"><text:tab/>.whenNotMatched</text:p>
      <text:p text:style-name="P156"><text:tab/>.insertAll</text:p>
      <text:p text:style-name="P156"><text:tab/>.execute();</text:p>
      <text:p text:style-name="P121">dt.history.show(false)</text:p>
      <text:p text:style-name="P121">spark.read.format(“delta”)</text:p>
      <text:p text:style-name="P121"><text:tab/>.option(“versionAsOf”, 0).load(“/temp/aliasName”).show()</text:p>
      <text:p text:style-name="P121">spark.read.format(“delta”)</text:p>
      <text:p text:style-name="P122"><text:tab/>.option(“timestampAsOf”, “2020-08-22 00:57:00”)</text:p>
      <text:p text:style-name="P122"><text:tab/>.load(“/temp/aliasName”)</text:p>
      <text:p text:style-name="P122"><text:tab/>.show()</text:p>
      <text:p text:style-name="P123"/>
      <text:p text:style-name="P120"/>
      <text:p text:style-name="P255">#######<text:span text:style-name="T158">### </text:span><text:s/>SQL Functions ########################</text:p>
      <text:p text:style-name="P29"><text:span text:style-name="T125">rank</text:span> <text:span text:style-name="T159">(skip the duplicated rank)</text:span></text:p>
      <text:p text:style-name="P29"><text:span text:style-name="T125">dense rank </text:span><text:span text:style-name="T159">(don’t skip the duplicated rank)</text:span></text:p>
      <text:p text:style-name="P42">SELECT subjects, names, prices, RANK() over ( partition by subjects order by prices DESC ) my_rank from Products;</text:p>
      <text:p text:style-name="P31"/>
      <text:p text:style-name="P30"><text:span text:style-name="T125">lag</text:span> and <text:span text:style-name="T125">lead</text:span> compare <text:span text:style-name="T155">rows and add a new column in your result (query).</text:span></text:p>
      <text:p text:style-name="P38">Then you can analyze this 2 column and know the diff between them.</text:p>
      <text:p text:style-name="P38">Used id for dates. </text:p>
      <text:p text:style-name="P38">Ex: when the customer paid his bills and when this bill was due. 10 days for exemple. </text:p>
      <text:p text:style-name="P30"/>
      <text:p text:style-name="P52">WHERE VS HAVING</text:p>
      <text:p text:style-name="P33"><text:span text:style-name="T125">WHERE</text:span> is used to filter the records from the table based on the specialized condition.</text:p>
      <text:p text:style-name="P33"><text:span text:style-name="T125">HAVING</text:span> is used to filter record from the groups based on the specified condition.</text:p>
      <text:p text:style-name="P187">We can have WHERE before a HAVING but never After.</text:p>
      <text:p text:style-name="P187"/>
      <text:p text:style-name="P188"><text:span text:style-name="T125">SQL</text:span> <text:span text:style-name="T125">VS</text:span> <text:span text:style-name="T125">NoSQL</text:span> </text:p>
      <text:p text:style-name="P188"><text:span text:style-name="T127">SQL</text:span><text:span text:style-name="T168"> are relational database (RDBMS), table-based.</text:span></text:p>
      <text:p text:style-name="P189"><text:span text:style-name="T125">NoSQL</text:span> is non-relational, document-based, wide-column stores or key-value pairs.</text:p>
      <text:p text:style-name="P189"/>
      <text:p text:style-name="P232"><text:s/><text:span text:style-name="T177">############### <text:s/>Data lakehouse <text:s/>##############################</text:span></text:p>
      <text:p text:style-name="P144"/>
      <text:p text:style-name="P145"><text:soft-page-break/>The data lakehouse is an emerging new data repository structure that combines the benefits of both the data warehouse and the data lake. The data lakehouse will allow BI users and data scientists to work on the same sources. It will also make it easier for organizations to implement data governance policies.</text:p>
      <text:p text:style-name="P120"/>
      <text:p text:style-name="P269"><text:span text:style-name="T162">KAFKA </text:span>########### KAFKA #################</text:p>
      <text:p text:style-name="P49">kafka is a good ingestion tool, it’s fault tolerant.</text:p>
      <text:p text:style-name="P17">Kafka is a Distributed Messaging System</text:p>
      <text:p text:style-name="P17"><text:span text:style-name="T119">4 APIs:</text:span> <text:s/>Producer / Consumer / Connector / Stream Processor</text:p>
      <text:p text:style-name="P17"/>
      <text:p text:style-name="P112">Five cores of Kafka</text:p>
      <text:p text:style-name="P112">- Producer API: allows applications to send streams of data to topics in the Kafka cluster</text:p>
      <text:p text:style-name="P112">- Consumer API:allows applications to read streams of data from topics in the Kafka cluster</text:p>
      <text:p text:style-name="P112">- Streams API: allows transforming streams of data from input topics to output topics</text:p>
      <text:p text:style-name="P112">- Connect API: allows implementing connectors that continually pull from some source system or application into Kafka or push from Kafka into some sink system or application</text:p>
      <text:p text:style-name="P112">- AdmiClient API: allows managing and inspecting topics, brokers, and other Kafka objects</text:p>
      <text:p text:style-name="P112"/>
      <text:p text:style-name="P17"><text:span text:style-name="T119">Components</text:span>: Broker / Topic / Producer / Consumer / Zookeeper</text:p>
      <text:p text:style-name="P17">The Producer, push the message to the Broker, inside the broker we have the Topic where the message is stored. The Consumer will pull the message from the Topic.</text:p>
      <text:p text:style-name="P17">Zookeeper is used for managing <text:s/>and coordinating Kafka Broker also used to notify producer and consumer for failures and keep track of the offsets.</text:p>
      <text:p text:style-name="P17"/>
      <text:p text:style-name="P59">- <text:span text:style-name="T119">broker offset</text:span>: every time when the consumer asks for message, and the transaction is complete, it generates the broker offset</text:p>
      <text:p text:style-name="P62">- <text:span text:style-name="T119">consumer offset:</text:span> help to identify where to restart when the consumer goes down.</text:p>
      <text:p text:style-name="P5"/>
      <text:p text:style-name="P5"/>
      <text:p text:style-name="P5">Messaging system - ingestion tool - </text:p>
      <text:p text:style-name="P5">Consumer group</text:p>
      <text:p text:style-name="P5"/>
      <text:p text:style-name="P281"><text:span text:style-name="T49">Kafka Connect</text:span><text:span text:style-name="T44"> </text:span><text:span text:style-name="T50">is a tool for scalably and reliably streaming data between Apache Kafka and other data systems. It makes it simple to quickly define connectors that move large data sets into and out of Kafka.</text:span></text:p>
      <text:p text:style-name="P59"/>
      <text:p text:style-name="P243">6 steps for data quality: </text:p>
      <text:p text:style-name="P59">- completeness (number of records sent = number of records received )</text:p>
      <text:p text:style-name="P59">- uniqueness (distinct data - no redundancy)</text:p>
      <text:p text:style-name="P59">- timeliness ( precision in time for logs for instance)</text:p>
      <text:p text:style-name="P59">- validation (a string coming as a string, order of the schema, i.e make sure that the metadata is correct ) </text:p>
      <text:p text:style-name="P59">- accuracy (how well the info reflect reality) - make sure the source is producing the correct data, ex: outside the possible range)</text:p>
      <text:p text:style-name="P59">- consistency (info stored in one place = info stored in a different place)</text:p>
      <text:p text:style-name="P59">(no null values, no special character)</text:p>
      <text:p text:style-name="P59">Streaming and batch data - </text:p>
      <text:p text:style-name="P59"/>
      <text:p text:style-name="P243"><text:soft-page-break/>Messages order;</text:p>
      <text:p text:style-name="P59">Look for partitions, check topic logs, by default FIFO</text:p>
      <text:p text:style-name="P59">To solve change in order of the topic generated by the producer —&gt; Each consumer has its own broker</text:p>
      <text:p text:style-name="P59"/>
      <text:p text:style-name="P59">Boto 3 module is used in Python to connect to AWS</text:p>
      <text:p text:style-name="P59">Kafka Consumer - S3 - Lambda (Spark)- Redshift</text:p>
      <text:p text:style-name="P59"/>
      <text:p text:style-name="P59">Topic (boto3) —&gt; S3 (Name, Region, Versioning) —&gt; <text:s/>Lambda (Name, pass permission, pass path) —&gt; Databases</text:p>
      <text:p text:style-name="P59">SNS: use SNS in this above pipeline and it will send the info</text:p>
      <text:p text:style-name="P59"/>
      <text:p text:style-name="P260"><text:span text:style-name="T163">FLUME </text:span>########### <text:s text:c="4"/>FLUME <text:s text:c="5"/>##########################</text:p>
      <text:p text:style-name="P78">Apache Flume is a data ingestion tool for collecting, aggregating and transporting large amounts of streaming data such as log data, events from various sources to a centralized data store.</text:p>
      <text:p text:style-name="P59"/>
      <text:p text:style-name="P69"><text:span text:style-name="T86">Components of Agent: </text:span><text:span text:style-name="T87">source / channel / sink</text:span></text:p>
      <text:p text:style-name="P191">TwitterAgent.sources = Twitter </text:p>
      <text:p text:style-name="P191">TwitterAgent.channels = MemChannel </text:p>
      <text:p text:style-name="P191">TwitterAgent.sinks = AVRO</text:p>
      <text:p text:style-name="P191"><text:s text:c="2"/></text:p>
      <text:p text:style-name="P69"><text:span text:style-name="T86"># Describing/Configuring the </text:span><text:span text:style-name="T87">source</text:span></text:p>
      <text:p text:style-name="P191">TwitterAgent.sources.Twitter.type=org.apache.flume.source.twitter.TwitterSource</text:p>
      <text:p text:style-name="P191">TwitterAgent.sources.Twitter.consumerKey=qGYCt6WQypxgfGZn5f2yvo9ZE</text:p>
      <text:p text:style-name="P191">TwitterAgent.sources.Twitter.consumerSecret=IsxCfnLjvST8WRhsSsFZU</text:p>
      <text:p text:style-name="P191">TwitterAgent.sources.Twitter.accessToken=12812503522019573</text:p>
      <text:p text:style-name="P191">TwitterAgent.sources.Twitter.accessTokenSecret=XVcL102M4L4knXtkJOelh</text:p>
      <text:p text:style-name="P191">TwitterAgent.sources.Twitter.keywords= miami</text:p>
      <text:p text:style-name="P191"/>
      <text:p text:style-name="P69"><text:span text:style-name="T86"># Describing/Configuring the </text:span><text:span text:style-name="T87">Channel </text:span></text:p>
      <text:p text:style-name="P191">TwitterAgent.channels.MemChannel.type=memory</text:p>
      <text:p text:style-name="P191">TwitterAgent.channels.MemChannel.capacity=10000</text:p>
      <text:p text:style-name="P191">TwitterAgent.channels.MemChannel.transactionCapacity=1000</text:p>
      <text:p text:style-name="P191"/>
      <text:p text:style-name="P69"><text:span text:style-name="T86"># Describing/Configuring the </text:span><text:span text:style-name="T87">sink</text:span><text:span text:style-name="T86"> <text:tab/></text:span></text:p>
      <text:p text:style-name="P191">TwitterAgent.sinks.AVRO.type = avro</text:p>
      <text:p text:style-name="P191">TwitterAgent.sinks.AVRO.hostname = localhost</text:p>
      <text:p text:style-name="P191">TwitterAgent.sinks.AVRO.port = 6669</text:p>
      <text:p text:style-name="P191"/>
      <text:p text:style-name="P69"><text:span text:style-name="T86"># </text:span><text:span text:style-name="T87">Bind</text:span><text:span text:style-name="T86"> the source and sink to the channel</text:span></text:p>
      <text:p text:style-name="P191">TwitterAgent.sources.Twitter.channels = MemChannel</text:p>
      <text:p text:style-name="P191">TwitterAgent.sinks.AVRO.channel = MemChannel</text:p>
      <text:p text:style-name="P191"/>
      <text:p text:style-name="P192"/>
      <text:p text:style-name="P260">########### <text:s/>FLUME VS KAFKA <text:s text:c="2"/>##########################</text:p>
      <text:p text:style-name="P59"/>
      <text:p text:style-name="P293"><text:soft-page-break/>Kafka can support data streams for multiple applications, whereas FLUME is specific for hadoop and big data analysis. Kafka can process and monitor data in distributed system whereas FLUME gathers data from distributed systems to land data on a centralized data store.</text:p>
      <text:p text:style-name="P110"/>
      <text:p text:style-name="P110"/>
      <text:p text:style-name="P110">######################### INTERV PREP #########################</text:p>
      <text:p text:style-name="P110">Big data is a problem and Spark and Hadoop are solution</text:p>
      <text:p text:style-name="P110">Pipeline is a set of data platform s</text:p>
      <text:p text:style-name="P110">Bunch of technology <text:s/>and main contribution: consuming from rest API different files, from relational databases</text:p>
      <text:p text:style-name="P110">SFTP (Secure File Transfer Protocol)</text:p>
      <text:p text:style-name="P3"/>
      <text:p text:style-name="P3"/>
      <text:p text:style-name="P247">########### Data layers ############</text:p>
      <text:p text:style-name="P3">Raw layer --&gt; Datalake (S3, HDFS) </text:p>
      <text:p text:style-name="P3">DSL (Data Service layer) --&gt; csv to Hive</text:p>
      <text:p text:style-name="P3">ASL (Application Service layer) --&gt; Partitioning</text:p>
      <text:p text:style-name="P3">Consumption layer - Tableau, </text:p>
      <text:p text:style-name="P3">Datamart subset of data warehouse</text:p>
      <text:p text:style-name="P3">Data lake is a collection of data from various sources</text:p>
      <text:p text:style-name="P3"/>
      <text:p text:style-name="P247">######## Agile #######</text:p>
      <text:p text:style-name="P3">Agile core is SCRUM</text:p>
      <text:p text:style-name="P12">2-3 weeks sprint</text:p>
      <text:p text:style-name="P3">Scrum master coordinate with all teams</text:p>
      <text:p text:style-name="P47">Backlog is the list of tasks in a project.</text:p>
      <text:p text:style-name="P15">4 Scrum ceremonies = </text:p>
      <text:p text:style-name="P113"><text:span text:style-name="T173">- </text:span><text:span text:style-name="T117">Sprint Backlog Refinement. </text:span><text:span text:style-name="T118">(</text:span><text:span text:style-name="T117">Product Backlog refinement is the act of adding detail, estimates, and order to items in the Product Backlog</text:span><text:span text:style-name="T118">)</text:span></text:p>
      <text:p text:style-name="P15">- Sprint planning (beginning of the sprint)</text:p>
      <text:p text:style-name="P114">-<text:span text:style-name="T120"> Daily stand up (15 min every day)</text:span></text:p>
      <text:p text:style-name="P1">- <text:span text:style-name="T189">Spring</text:span> review (end of sprint 30-60 min)</text:p>
      <text:p text:style-name="P1">- <text:span text:style-name="T189">Spring </text:span>Retrospective (End of Iteration 60 mi<text:span text:style-name="T189">n, give feedback, debriefing, what went well, what went bad, when the next sprint will start...</text:span>)</text:p>
      <text:p text:style-name="P11"/>
      <text:p text:style-name="P3">Jira - user story (different tasks) --&gt; assigned to each developer as a task --&gt; Testing team</text:p>
      <text:p text:style-name="P15">to-do / In progress / code review / done </text:p>
      <text:p text:style-name="P48">task or ticket can have point depending of the complexity of the task. 1-8 </text:p>
      <text:p text:style-name="P48">8 points usually will take you a week.</text:p>
      <text:p text:style-name="P3"/>
      <text:p text:style-name="P6"/>
      <text:p text:style-name="P3"/>
      <text:p text:style-name="P247">####### SDLC ########</text:p>
      <text:p text:style-name="P3">SDLC: System Deployment Life Cycle</text:p>
      <text:p text:style-name="P3">Planning - Analysis - Design - Implementation - Maintenance </text:p>
      <text:p text:style-name="P3"/>
      <text:p text:style-name="P272"><text:span text:style-name="T48">SOAP</text:span><text:span text:style-name="T2">: Simple Object Access Protocol</text:span></text:p>
      <text:p text:style-name="P3"><text:soft-page-break/>It is a communication protocol design to communicate via internet - it is the xml way of defining what information is sent and how</text:p>
      <text:p text:style-name="P3">SOAP API - <text:s/>is a service API like Ambari API - </text:p>
      <text:p text:style-name="P3"/>
      <text:p text:style-name="P3"/>
      <text:p text:style-name="P3"/>
      <text:p text:style-name="P3"/>
      <text:p text:style-name="P3"/>
      <text:p text:style-name="P3"/>
      <text:p text:style-name="P3"/>
      <text:p text:style-name="P3"/>
      <text:p text:style-name="P3"/>
      <text:p text:style-name="P284"><text:span text:style-name="T46">#######</text:span><text:span text:style-name="T47">### <text:s/></text:span><text:span text:style-name="T46"><text:s/></text:span><text:span text:style-name="T47">HIVE</text:span><text:span text:style-name="T46"> <text:s/>#####################</text:span></text:p>
      <text:p text:style-name="P8"><text:span text:style-name="T129">Hive</text:span><text:span text:style-name="T180"> is an ETL data warehouse tool on top of Hadoop Ecosystem and used for processing structured and semi-structured data.</text:span></text:p>
      <text:p text:style-name="P8"/>
      <text:p text:style-name="P41">UI → Driver → Compiler → Metastore → Execution Engine</text:p>
      <text:p text:style-name="P41"/>
      <text:p text:style-name="P3">- Change the <text:span text:style-name="T125">execution engine </text:span>for better execution plan. In traditional query, it does the load before filtering, in tez, filter is first.</text:p>
      <text:p text:style-name="P40"><text:span text:style-name="T125">SET hive.execution.engine=mr</text:span>; //<text:span text:style-name="T125"> SET hive.execution.engine=tez</text:span>;</text:p>
      <text:p text:style-name="P40">Once the query is parsed, a logical query is generated, for use by the query execution engine. Hive performs both logical and physical optimization, including partition pruning, projection pruning and predicate pushdown.</text:p>
      <text:p text:style-name="P7"/>
      <text:p text:style-name="P3">- Partitioning (Static (Load data in tables) and dynamic(insert data into tables) hive.partition) Ex Partitioning on date column</text:p>
      <text:p text:style-name="P3">- Bucketing - Create ranges for id for instance</text:p>
      <text:p text:style-name="P3">- Use joins (map side(only map, no reduce), sort merge bucketing())</text:p>
      <text:p text:style-name="P3">- Change file format to ORC ()</text:p>
      <text:p text:style-name="P3">- Sort by (uses multiple reducers) instead of order by (uses only one reducer)</text:p>
      <text:p text:style-name="P3">- Cluster by is combination of distributed by and sort by</text:p>
      <text:p text:style-name="P3"/>
      <text:p text:style-name="P3">ORC is better than parquet if the data is not nested</text:p>
      <text:p text:style-name="P3"/>
      <text:p text:style-name="P14">Update hive table is not possible in version before 3.0, </text:p>
      <text:p text:style-name="P14">In Hive 3.0 ACID transaction are enabled so you can do update using UPSERS</text:p>
      <text:p text:style-name="P14">You can use Staging table then track by date diff or key diff</text:p>
      <text:p text:style-name="P3"/>
      <text:p text:style-name="P3">Beeline is CLI for Hive</text:p>
      <text:p text:style-name="P3"/>
      <text:p text:style-name="P247">############ Avro, Parquet, ORC ############</text:p>
      <text:p text:style-name="P3"><text:span text:style-name="T125">Avro</text:span> (row-based, schema evolution; has header (metadata) and body (binary format)) --&gt; for raw records, it has a good compression. It is divided by stripe and each stripe is 250MB</text:p>
      <text:p text:style-name="P51"/>
      <text:p text:style-name="P272"><text:span text:style-name="T9">Parquet</text:span><text:span text:style-name="T2"> - column based, it is the default format for Spark --&gt; Perfect for nested data, and has better compression that Avro. </text:span><text:span text:style-name="T42">Ex:</text:span><text:span text:style-name="T2"> Multiple phones in phone number field</text:span></text:p>
      <text:p text:style-name="P51"/>
      <text:p text:style-name="P3"><text:soft-page-break/><text:span text:style-name="T125">ORC</text:span> (ACID transaction) --&gt; fast query; has by default the statics available in footer (min, max, avg, count) — better compression than parquet to my opinion.</text:p>
      <text:p text:style-name="P3"/>
      <text:p text:style-name="P272"><text:span text:style-name="T43">ACID</text:span><text:span text:style-name="T2"><text:tab/></text:span><text:span text:style-name="T4">Transaction: </text:span></text:p>
      <text:p text:style-name="P115"><text:span text:style-name="T91">In database systems, </text:span><text:span text:style-name="T92">ACID</text:span><text:span text:style-name="T93"> </text:span><text:span text:style-name="T91">(Atomicity, Consistency, Isolation, Durability) refers to a standard set of properties that guarantee database transactions are processed reliably.</text:span></text:p>
      <text:p text:style-name="P136"><text:tab/></text:p>
      <text:p text:style-name="P3">Atomicity - All or nothing</text:p>
      <text:p text:style-name="P3">Consistency - </text:p>
      <text:p text:style-name="P3">Isolation - Independent and not visible to the receiver</text:p>
      <text:p text:style-name="P3">Durability - Committed data</text:p>
      <text:p text:style-name="P3"/>
      <text:p text:style-name="P252">########### OLTP / OLAP ##############</text:p>
      <text:p text:style-name="P18"><text:span text:style-name="T125">O</text:span>n<text:span text:style-name="T125">L</text:span>ine <text:span text:style-name="T125">T</text:span>ransaction <text:span text:style-name="T125">P</text:span>rocessing captures, stores, and processes data from transactions in real-time. <text:span text:style-name="T143">(MySQL, PostgressSQL, Oracle)</text:span></text:p>
      <text:p text:style-name="P18"/>
      <text:p text:style-name="P18"><text:span text:style-name="T125">O</text:span>n<text:span text:style-name="T125">L</text:span>ine <text:span text:style-name="T125">A</text:span>nalytical <text:span text:style-name="T125">P</text:span>rocessing uses complex queries to analyze aggregated historical data from OLTP systems. <text:span text:style-name="T143">(IBM Cognos, Apache Kylin, Oracle OBIEE) save in data-warehouse.</text:span></text:p>
      <text:p text:style-name="P18"/>
      <text:p text:style-name="P253">########## <text:s text:c="2"/>NORMALIZATION / DENORMALIZATION <text:s text:c="3"/>#############</text:p>
      <text:p text:style-name="P20"/>
      <text:p text:style-name="P20"><text:span text:style-name="T125">Normalization</text:span> is the technique of dividing the data into multiple tables to reduce data redundancy and inconsistency and to achieve data integrity. </text:p>
      <text:p text:style-name="P21"/>
      <text:p text:style-name="P21">Better for databases <text:span text:style-name="T154">with Primary keys and Foreign ID</text:span></text:p>
      <text:p text:style-name="P22">2 tables <text:span text:style-name="T154">ex: </text:span></text:p>
      <text:p text:style-name="P23">T1 table with Employee information. Col Department Name or ID (Foreign ID)</text:p>
      <text:p text:style-name="P23">T2 table about Department info <text:s/>ID or name in Table 1</text:p>
      <text:p text:style-name="P20"/>
      <text:p text:style-name="P20"><text:span text:style-name="T125">Denormalization</text:span> is the technique of combining the data into a single table to make data retrieval faster.</text:p>
      <text:p text:style-name="P21"/>
      <text:p text:style-name="P21">Better for data ware house <text:span text:style-name="T154">because tables have no relations.</text:span></text:p>
      <text:p text:style-name="P21">1 table <text:span text:style-name="T154">with all information, more column. And redundancy information.</text:span></text:p>
      <text:p text:style-name="P21"/>
      <text:p text:style-name="P286">############## <text:s text:c="2"/>DATA VALIDATION <text:s/>########################</text:p>
      <text:p text:style-name="P26"><text:span text:style-name="T125">Data validation</text:span> means checking the accuracy and quality of source data before using, importing or processing. </text:p>
      <text:p text:style-name="P26">Different types of validations can be performed depending on the destination constrains or objectives. </text:p>
      <text:p text:style-name="P26">Data validation is a form of data cleansing.</text:p>
      <text:p text:style-name="P25"/>
      <text:p text:style-name="P53">Cross-system consistency checks: </text:p>
      <text:p text:style-name="P27">Compares data in different systems to ensure it is consistent. Systems may represent the same data differently, in which case comparison requires transformation</text:p>
      <text:p text:style-name="P27">ex: one system may store customer’s name like ‘Doe, john’ || First_Name: ‘Doe’, Last_Name: ‘Doe’</text:p>
      <text:p text:style-name="P27"><text:soft-page-break/></text:p>
      <text:p text:style-name="P53">File existence check:</text:p>
      <text:p text:style-name="P27">Checks that a file with a specified name exists. This check is essential for programs that use file handling.</text:p>
      <text:p text:style-name="P27"/>
      <text:p text:style-name="P53">Format Check:</text:p>
      <text:p text:style-name="P27">Check that the data is in a specified format </text:p>
      <text:p text:style-name="P27">ex: dates have to be in the format YYYY-MM-DD. Regular expressions may be used for this kind of validation.</text:p>
      <text:p text:style-name="P27"/>
      <text:p text:style-name="P53">Presence Check:</text:p>
      <text:p text:style-name="P27">Checks that the data is present</text:p>
      <text:p text:style-name="P27">ex: customers may be required to have an email address.</text:p>
      <text:p text:style-name="P236"/>
      <text:p text:style-name="P21"/>
      <text:p text:style-name="P254">######### <text:s/>SCD #########</text:p>
      <text:p text:style-name="P21"/>
      <text:p text:style-name="P21"><text:span text:style-name="T125">slow changing </text:span><text:span text:style-name="T126">dimension</text:span> </text:p>
      <text:p text:style-name="P21"/>
      <text:p text:style-name="P21">when you add new record </text:p>
      <text:p text:style-name="P21"><text:span text:style-name="T156">type</text:span> 1 create new row with new record</text:p>
      <text:p text:style-name="P21"><text:span text:style-name="T156">type</text:span> 2 <text:span text:style-name="T156">create</text:span> a <text:span text:style-name="T156">column</text:span> with a flag ex: Old / New in front of each row or the Date updated</text:p>
      <text:p text:style-name="P21"><text:span text:style-name="T156">type</text:span> 3 <text:span text:style-name="T156">Create</text:span> c column with new record ex: old salary // new salary</text:p>
      <text:p text:style-name="P24">type 2 preferred.</text:p>
      <text:p text:style-name="P58"/>
      <text:p text:style-name="P58">Difference Database, Data warehouse, Data lake</text:p>
      <text:p text:style-name="P58"><text:tab/>- database - OLTP </text:p>
      <text:p text:style-name="P58"><text:tab/>- data warehouse - OLAP (aggregation of OLTP)</text:p>
      <text:p text:style-name="P72">- Data lake - Central repository</text:p>
      <text:p text:style-name="P19"/>
      <text:p text:style-name="P250"><text:span text:style-name="T167">AIRFLOW </text:span>###<text:span text:style-name="T140">###### <text:s/></text:span><text:s/>AIRFLOW <text:s text:c="2"/><text:span text:style-name="T140">#############</text:span>###</text:p>
      <text:p text:style-name="P32"><text:span text:style-name="T125">Airflow</text:span> is a platform to schedule and monitor workflow.</text:p>
      <text:p text:style-name="P13">airflow need Web Server / Scheduler / Executor</text:p>
      <text:p text:style-name="P13">Web server run the UI</text:p>
      <text:p text:style-name="P13">Sheduler run the Dags </text:p>
      <text:p text:style-name="P13">Executors run The task of this same dag.</text:p>
      <text:p text:style-name="P13"/>
      <text:p text:style-name="P13">Airflow can be a cluster, it will use many Executor called worked nodes.</text:p>
      <text:p text:style-name="P13"/>
      <text:p text:style-name="P13">to do parallel task you need to change the database, by default is using SQLlite and its allow only one request at the time. Mysql or PostgreSQL will allow many request at the same time so the executor can ask the metadata in this database and do task in parallel.</text:p>
      <text:p text:style-name="P13"/>
      <text:p text:style-name="P28">Sequential Executor for single node (<text:span text:style-name="T160">default</text:span>)</text:p>
      <text:p text:style-name="P28">Celery for cluster </text:p>
      <text:p text:style-name="P28">Local executor for testing purposes </text:p>
      <text:p text:style-name="P28"/>
      <text:p text:style-name="P308"/>
      <text:p text:style-name="P308"><text:soft-page-break/>Custom Operator: create a file <text:span text:style-name="T125">hello_operator.py</text:span></text:p>
      <text:p text:style-name="P321"><text:span text:style-name="T199">from airflow.models.baseoperator import BaseOperator</text:span></text:p>
      <text:p text:style-name="P321"><text:span text:style-name="T199">from airflow.utils.decorators import apply_defaults</text:span></text:p>
      <text:p text:style-name="P321"><text:span text:style-name="T199">class </text:span><text:span text:style-name="T200">HelloOperator</text:span><text:span text:style-name="T199">(BaseOperator):</text:span></text:p>
      <text:p text:style-name="P321"><text:span text:style-name="T199"><text:s text:c="4"/>@apply_defaults</text:span></text:p>
      <text:p text:style-name="P321"><text:span text:style-name="T199"><text:s text:c="4"/>def __init__(</text:span></text:p>
      <text:p text:style-name="P321"><text:span text:style-name="T199"><text:s text:c="12"/>self,</text:span></text:p>
      <text:p text:style-name="P321"><text:span text:style-name="T199"><text:s text:c="12"/>name: str,</text:span></text:p>
      <text:p text:style-name="P321"><text:span text:style-name="T199"><text:s text:c="12"/>*args, **kwargs) -&gt; None:</text:span></text:p>
      <text:p text:style-name="P321"><text:span text:style-name="T199"><text:s text:c="8"/>super().__init__(*args, **kwargs)</text:span></text:p>
      <text:p text:style-name="P321"><text:span text:style-name="T199"><text:s text:c="8"/>self.name = name</text:span></text:p>
      <text:p text:style-name="P321"><text:span text:style-name="T199"><text:s text:c="4"/>def execute(self, context):</text:span></text:p>
      <text:p text:style-name="P321"><text:span text:style-name="T199"><text:s text:c="8"/>message = "Hello {}".format(self.name)</text:span></text:p>
      <text:p text:style-name="P321"><text:span text:style-name="T199"><text:s text:c="8"/>print(message)</text:span></text:p>
      <text:p text:style-name="P321"><text:span text:style-name="T199"><text:s text:c="8"/>return message</text:span></text:p>
      <text:p text:style-name="P308"/>
      <text:p text:style-name="P308">then…</text:p>
      <text:p text:style-name="P312">from custom_operator.hello_operator import HelloOperator</text:p>
      <text:p text:style-name="P312">with dag:</text:p>
      <text:p text:style-name="P312"><text:s text:c="4"/>hello_task = HelloOperator(task_id='sample-task', name='foo_bar')</text:p>
      <text:p text:style-name="P28"/>
      <text:p text:style-name="P313"><text:span text:style-name="T125">Hooks</text:span> act as an interface to communicate with the external shared resources in a DAG. For example, multiple tasks in a DAG can require access to a MySQL database. Instead of creating a connection per task, you can retrieve a connection from the hook and utilize it. Hook also helps to avoid storing connection auth parameters in a DAG.</text:p>
      <text:p text:style-name="P28"/>
      <text:p text:style-name="P285">CRONJOB ##################### CRONTAB ###############</text:p>
      <text:p text:style-name="P43"><text:span text:style-name="T125">Linux Crontab</text:span> is used for running specific tasks on a regular interval. </text:p>
      <text:p text:style-name="P43">Crontab is very useful for routine tasks like scheduling system scanning, daily backups.</text:p>
      <text:p text:style-name="P43">Crontab executes jobs automatically in the back-end at a specified time and interval.</text:p>
      <text:p text:style-name="P43"/>
      <text:p text:style-name="P235"><text:span text:style-name="Strong_20_Emphasis"><text:span text:style-name="T182">[Minute] [Hour] [Day_of_the_Month] [Month_of_the_Year] [Day_of_the_Week] [command]</text:span></text:span></text:p>
      <text:p text:style-name="P43"/>
      <text:p text:style-name="P44"><text:span text:style-name="T125">Minute</text:span> = value between 0-59</text:p>
      <text:p text:style-name="P44"><text:span text:style-name="T125">Hour</text:span> = value between 0-23</text:p>
      <text:p text:style-name="P44"><text:span text:style-name="T125">Day_of_the_Month</text:span> = value between 1-31 (month with less days, it will ignore remaining part)</text:p>
      <text:p text:style-name="P44"><text:span text:style-name="T125">Month_of_the_Year</text:span> = value between 1-12 (can also be define with 3 letters like jan, feb, mar, apr)</text:p>
      <text:p text:style-name="P44"><text:span text:style-name="T125">Day_of_the_week</text:span> = value between 0-7 (0 and 7 for Sunday, 1 Monday, also 3 letters like sun, mon, tue, wed)</text:p>
      <text:p text:style-name="P44"><text:span text:style-name="T125">* </text:span>matches anything</text:p>
      <text:p text:style-name="P44"><text:span text:style-name="T125">Multiple values</text:span> are separated by ( <text:span text:style-name="T125">,</text:span> )</text:p>
      <text:p text:style-name="P44"><text:span text:style-name="T125">Define range</text:span> by using Hyphen like 1-10 ( <text:span text:style-name="T125">- </text:span>)</text:p>
      <text:p text:style-name="P44"><text:span text:style-name="T125">Define multiple range</text:span> like this <text:span text:style-name="T125">jan-mar, jul-sep</text:span> </text:p>
      <text:p text:style-name="P45"><text:span text:style-name="T125">Multiple Tasks</text:span> with single cronjob, separe script by ( <text:span text:style-name="T125">; </text:span>) </text:p>
      <text:p text:style-name="P44"/>
      <text:p text:style-name="P45"><text:soft-page-break/>To add or update jobs in crontab, use the below command. It will open a crontab file in the edito where a job can be added/updated.</text:p>
      <text:p text:style-name="P303"><text:span text:style-name="T183"><text:tab/>$ </text:span><text:span text:style-name="T130">crontab -e</text:span></text:p>
      <text:p text:style-name="P304">By default, it will edit crontab entries of current logged in user. To edit other user crontab use command as below.</text:p>
      <text:p text:style-name="P304"><text:tab/><text:span text:style-name="T183">$ </text:span><text:span text:style-name="T130">crontab -u username -e</text:span></text:p>
      <text:p text:style-name="P305">To view crontab entries of a current users use :</text:p>
      <text:p text:style-name="P305"><text:tab/>$ <text:span text:style-name="T125">crontab -l</text:span></text:p>
      <text:p text:style-name="P305">To view crontab of a specified user.</text:p>
      <text:p text:style-name="P305"><text:tab/>$ <text:span text:style-name="T125">crontab -u username -l</text:span></text:p>
      <text:p text:style-name="P305">Example: job running <text:span text:style-name="T125">every week days at 5pm</text:span></text:p>
      <text:p text:style-name="P305"><text:tab/>$ <text:span text:style-name="T125">0 17 * * mon,tue,wed,thu,fri /script/script.sh</text:span> <text:s/></text:p>
      <text:p text:style-name="P303"/>
      <text:p text:style-name="P303"/>
      <text:p text:style-name="P9"/>
      <text:p text:style-name="P271"><text:span text:style-name="T135">### </text:span><text:span text:style-name="T136">Compression techniques</text:span><text:span text:style-name="T135"> ### </text:span></text:p>
      <text:p text:style-name="P309">LZO, Gzip, bzip2 (uses parquet format), Snappy</text:p>
      <text:p text:style-name="P309"/>
      <text:p text:style-name="P314">######## <text:s/>SDLC ###########################</text:p>
      <text:p text:style-name="P310">Software Development Life Cycle</text:p>
      <text:p text:style-name="P310"><text:span text:style-name="T125">1</text:span>. Analysis, <text:span text:style-name="T125">2</text:span>. Design, <text:span text:style-name="T125">3</text:span>. Implementation, <text:span text:style-name="T125">4</text:span>. Testing, <text:span text:style-name="T125">5</text:span>. Deployment, <text:span text:style-name="T125">6</text:span>. <text:span text:style-name="T201">Maintenance</text:span></text:p>
      <text:p text:style-name="P310"/>
      <text:p text:style-name="P315">############# <text:s/>OOP 4 Pillars <text:s text:c="2"/>#############</text:p>
      <text:p text:style-name="P311"><text:span text:style-name="T125">1</text:span>. Inheritance (Sharing of information)</text:p>
      <text:p text:style-name="P311"><text:span text:style-name="T125">2</text:span>. Encapsulation (Grouping of information)</text:p>
      <text:p text:style-name="P311"><text:span text:style-name="T125">3</text:span>. Abstraction (Hiding information)</text:p>
      <text:p text:style-name="P311"><text:span text:style-name="T125">4</text:span>. Polymorphism (Redefining of information)</text:p>
      <text:p text:style-name="P3"/>
      <text:p text:style-name="P54"/>
      <text:p text:style-name="P54"/>
      <text:p text:style-name="P257">######### Hadoop #########</text:p>
      <text:p text:style-name="P54">Hadoop components </text:p>
      <text:p text:style-name="P54"><text:tab/>- Processing: Map Reduce and Yarn</text:p>
      <text:p text:style-name="P54"><text:tab/>- Storage: <text:s text:c="3"/>HDFS</text:p>
      <text:p text:style-name="P54">Yarn is the resource manager</text:p>
      <text:p text:style-name="P54"/>
      <text:p text:style-name="P54">For high availability feature, Zookeeper manage active namenode and standby namenode through QJM</text:p>
      <text:p text:style-name="P54"/>
      <text:p text:style-name="P272"><text:span text:style-name="T40">Hadoop modes</text:span><text:span text:style-name="T1">: 1. Standalone, 2. Pseudo Distributed, 3. Cluster node</text:span></text:p>
      <text:p text:style-name="P272"><text:span text:style-name="T40">Hadoop Distributions</text:span><text:span text:style-name="T1">: 1. HortonWorks (Ambari), 2. Cloudera (Cloudera Manager), 3. MapR</text:span></text:p>
      <text:p text:style-name="P54"/>
      <text:p text:style-name="P272"><text:span text:style-name="T40">Hadoop tools</text:span><text:span text:style-name="T1">: Hive, HBase, Flume, Sqoop (RDBS), Pig</text:span></text:p>
      <text:p text:style-name="P54">Hot spotting in HBase - to avoid it that you change the key …</text:p>
      <text:p text:style-name="P54"/>
      <text:p text:style-name="P54">Checkpoint merging fsimage-memory and edit log files - file log sys</text:p>
      <text:p text:style-name="P54">High availability feature in Hadoop came with the concept of standby namenode </text:p>
      <text:p text:style-name="P54"><text:soft-page-break/>QJM (Quora Journal Manager - 3 nodes minimum) manages the name nodes</text:p>
      <text:p text:style-name="P54">Failover control</text:p>
      <text:p text:style-name="P54">Namenode 2 is updated with metadata by QJM in order for the standby namenode to ensure the backup when the active namenode goes down.</text:p>
      <text:p text:style-name="P54"/>
      <text:p text:style-name="P54">Creating Hadoop cluster: </text:p>
      <text:p text:style-name="P54">Yarn architecture: Ressource namager</text:p>
      <text:p text:style-name="P54"/>
      <text:p text:style-name="P54"/>
      <text:p text:style-name="P125"/>
      <text:p text:style-name="P242">######### Hadoop <text:span text:style-name="T157">VS</text:span> AWS ##########</text:p>
      <text:p text:style-name="P55">AWS</text:p>
      <text:p text:style-name="P55"><text:tab/>No need to maintain the infrastructure </text:p>
      <text:p text:style-name="P55"><text:tab/>No configuration needed</text:p>
      <text:p text:style-name="P55"><text:tab/>Scalability is no brainer </text:p>
      <text:p text:style-name="P55"><text:tab/>Cost efficient</text:p>
      <text:p text:style-name="P55">Hadoop</text:p>
      <text:p text:style-name="P55"><text:tab/>Security purposes <text:span text:style-name="T139">(sensitive data not in cloud)</text:span></text:p>
      <text:p text:style-name="P55"/>
      <text:p text:style-name="P256">######## <text:s text:c="2"/>HBASE <text:s text:c="3"/>###################</text:p>
      <text:p text:style-name="P63">Hbase is a distributed, column oriented NoSQL database </text:p>
      <text:p text:style-name="P63">follow the Master / Slave architecture.</text:p>
      <text:p text:style-name="P63">3 majors components: </text:p>
      <text:p text:style-name="P63">- HMaster Server (Master Node) </text:p>
      <text:p text:style-name="P63">- Hbase Region Server (slave node) </text:p>
      <text:p text:style-name="P63">- Zookeeper</text:p>
      <text:p text:style-name="P63"/>
      <text:p text:style-name="P63"><text:span text:style-name="T121">Hmaster</text:span> will have the metadata and is the one that distrubute data to Hbase region server.</text:p>
      <text:p text:style-name="P63"><text:span text:style-name="T119">Hase Region Server</text:span> will have Region, Regions are tables with all the row between the start key and end key </text:p>
      <text:p text:style-name="P64"><text:span text:style-name="T119">Zookeeper</text:span> acts like a coordinator inside Hbase, he listen to the heart beat of each region server.</text:p>
      <text:p text:style-name="P64"/>
      <text:p text:style-name="P83">TTL(Time To Live) – Attribute</text:p>
      <text:p text:style-name="P83">In Hbase, Column families can be set to time values in secons using TTL. Hbase will automatically delete rows once the expiration time is reached. This attribute apllies to all version of a row – even the current verion too.</text:p>
      <text:p text:style-name="P64"/>
      <text:p text:style-name="P64"/>
      <text:p text:style-name="P66"/>
      <text:p text:style-name="P259">############# CICD ############################</text:p>
      <text:p text:style-name="P108">Continuous Integration / Continuous Deployment</text:p>
      <text:p text:style-name="P65">A CICD pipeline automates your softwares delivery process. The pipeline builds code, run tests, and safely deploys <text:span text:style-name="T141">a new version of the application. Automated pipelines remove manual errors, provides standardized feedback loops to developers, and enable fast product iterations.</text:span></text:p>
      <text:p text:style-name="P56"/>
      <text:p text:style-name="P67">Example: Github =&gt; Jenkins =&gt; <text:span text:style-name="T144">S3 =&gt; Lambda =&gt; EMR(spark) =&gt; Redshift</text:span></text:p>
      <text:p text:style-name="P67"><text:soft-page-break/></text:p>
      <text:p text:style-name="P248">######## Jenkins ########</text:p>
      <text:p text:style-name="P4">CICD pipeline</text:p>
      <text:p text:style-name="P4">Code.py --&gt; Github --&gt; Jenkins</text:p>
      <text:p text:style-name="P4">Code.py --&gt; Github --&gt; Build (add dependencies) —&gt; Test --&gt; Deploy --&gt; Production </text:p>
      <text:p text:style-name="P4">Unit testing using modules: pytest, unit-test, Cucumber, selenium (for web applications)</text:p>
      <text:p text:style-name="P4"/>
      <text:p text:style-name="P4">Github —&gt; Jenkins (Build/Test/Deploy) —&gt; S3 —&gt; Lambda( triggered by arrival of new jar file in S3) —&gt; EMR (Spark)</text:p>
      <text:p text:style-name="P4"/>
      <text:p text:style-name="P4">Git is version control</text:p>
      <text:p text:style-name="P4">Github repository</text:p>
      <text:p text:style-name="P68">Ansible is infrastructure tool (no server needed) - create infrastructure when you deploy the code and turn off at the end of the job.</text:p>
      <text:p text:style-name="P67"/>
      <text:p text:style-name="P257">### Scalability ########</text:p>
      <text:p text:style-name="P54">Horizontal scaling - more computers for best efficiency</text:p>
      <text:p text:style-name="P54">Vertical scaling - more memory on the same machine</text:p>
      <text:p text:style-name="P54"/>
      <text:p text:style-name="P54">Streamsets Data collector -&gt; Nifi like <text:s/></text:p>
      <text:p text:style-name="P54"/>
      <text:p text:style-name="P246">######## <text:span text:style-name="T124">Service type in cloud</text:span> #########</text:p>
      <text:p text:style-name="P4">IAAS Infrastructure AAS - Example EC2</text:p>
      <text:p text:style-name="P4">PAAS Platform AAS - Example EMR</text:p>
      <text:p text:style-name="P4">SAAS Software AAS - </text:p>
      <text:p text:style-name="P4"/>
      <text:p text:style-name="P4">Architecture: </text:p>
      <text:p text:style-name="P4"><text:tab/>Shared disk database architecture --&gt; data stored on disk</text:p>
      <text:p text:style-name="P4"><text:tab/>Shared nothing architecture --&gt; MPP (Leader (master) - compute ())</text:p>
      <text:p text:style-name="P4"/>
      <text:p text:style-name="P57">Salesforce to check out - for data science</text:p>
      <text:p text:style-name="P54"/>
      <text:p text:style-name="P54">###############</text:p>
      <text:p text:style-name="P54">Apache </text:p>
      <text:p text:style-name="P272"><text:span text:style-name="T1">Apache </text:span><text:span text:style-name="T45">Kerberos</text:span><text:span text:style-name="T1">: security tool, encrypts user and password - has 2 servers: authenticator, token generator</text:span></text:p>
      <text:p text:style-name="P54"/>
      <text:p text:style-name="P241">########### AWS #############</text:p>
      <text:p text:style-name="P272"><text:span text:style-name="T1">########## </text:span><text:span text:style-name="T45">Kinesis</text:span><text:span text:style-name="T1"> ###########</text:span></text:p>
      <text:p text:style-name="P54">Kinesis Data Streams - Ingestion, can collect and process large streams of data records in real time as same as - Not scalable and not managed - Can integrate other tools thru EMR</text:p>
      <text:p text:style-name="P54">Kinesis Firehose - Streaming and processing _ Scalable and managed - Can </text:p>
      <text:p text:style-name="P54">Kinesis Video</text:p>
      <text:p text:style-name="P54">Kinesis Data Analytics</text:p>
      <text:p text:style-name="P54"/>
      <text:p text:style-name="P54"/>
      <text:p text:style-name="P241">########## Redshift ###########</text:p>
      <text:p text:style-name="P54">Redshift is a data warehouse in AWS and uses Massive Parallel Processing (MPP) </text:p>
      <text:p text:style-name="P272"><text:soft-page-break/><text:span text:style-name="T1"><text:tab/>Architecture </text:span><text:span text:style-name="T51">leader</text:span><text:span text:style-name="T1">: responsible of the execution plan and distributes jobs to </text:span><text:span text:style-name="T51">compute nodes</text:span><text:span text:style-name="T1">.</text:span></text:p>
      <text:p text:style-name="P54"><text:tab/>It is based on PostgreSQL</text:p>
      <text:p text:style-name="P272"><text:span text:style-name="T1">##### Redshift </text:span><text:span text:style-name="T45">Performance</text:span><text:span text:style-name="T1"> ############ </text:span></text:p>
      <text:p text:style-name="P54">- Change HDD to SSD</text:p>
      <text:p text:style-name="P54">- Redshift Sort Key: determines the order in which rows in a table are stored</text:p>
      <text:p text:style-name="P54"><text:tab/><text:tab/>Compound sort keys</text:p>
      <text:p text:style-name="P54"><text:tab/><text:tab/>Interleaved sort keys</text:p>
      <text:p text:style-name="P54">- Distributions styles:</text:p>
      <text:p text:style-name="P54"><text:tab/>Key: quick access key based on the node (like partitions in Hive) -&gt; each partition is a different node</text:p>
      <text:p text:style-name="P54"><text:tab/>Even: assigned hash values (like bucketing in Hive) - partitioned data is stored in a node according the hash values</text:p>
      <text:p text:style-name="P54"><text:tab/>All: use more space, because using caches for tables in each node - like broadcasting in Spark</text:p>
      <text:p text:style-name="P54"/>
      <text:p text:style-name="P272"><text:span text:style-name="T45">Architecture</text:span><text:span text:style-name="T1">: Client (jdbc, odbc) --&gt; Leader --&gt; Computer Nodes (1,2,3, ...)</text:span></text:p>
      <text:p text:style-name="P54"/>
      <text:p text:style-name="P54">S3 --&gt; SNS --&gt; EMR(Spark) --&gt; Redshift</text:p>
      <text:p text:style-name="P54"/>
      <text:p text:style-name="P272"><text:span text:style-name="T1">####### </text:span><text:span text:style-name="T45">Kibana</text:span><text:span text:style-name="T1"> ########</text:span></text:p>
      <text:p text:style-name="P54">Open source data visualization and exploration tool - can run on EC2 or Elasticsearch Service</text:p>
      <text:p text:style-name="P54"><text:tab/>- EC2 responsible for installing Kibana software and managing the cluster</text:p>
      <text:p text:style-name="P54"><text:tab/>- Elasticsearch Service: Kibana is deployed and managed automatically</text:p>
      <text:p text:style-name="P54"/>
      <text:p text:style-name="P54">Elasticsearch - real time search engine - document database like MongoDB, based on key value</text:p>
      <text:p text:style-name="P54"/>
      <text:p text:style-name="P54">ELK (Elastic (query tool) Logstash (data ingestion tool) Kibana (visualization))</text:p>
      <text:p text:style-name="P54"/>
      <text:p text:style-name="P54">############ AWS Continue #######3</text:p>
      <text:p text:style-name="P272"><text:span text:style-name="T1">AWS </text:span><text:span text:style-name="T45">EC2</text:span><text:span text:style-name="T1"> (Elastic Compute Cloud) - virtual machine in cloud</text:span></text:p>
      <text:p text:style-name="P272"><text:span text:style-name="T1">AWS </text:span><text:span text:style-name="T45">Lambda</text:span><text:span text:style-name="T1"> Serverless service - Charged based on # of requests</text:span></text:p>
      <text:p text:style-name="P272"><text:span text:style-name="T1">AWS </text:span><text:span text:style-name="T45">Cloudwatch</text:span><text:span text:style-name="T1"> jk</text:span></text:p>
      <text:p text:style-name="P272"><text:span text:style-name="T1">AWS </text:span><text:span text:style-name="T45">Glue</text:span><text:span text:style-name="T1"> is a ETL tool to build pipelines like Apache Nifi- main components: Crawler (select sources) and Classifier (select type of files), you create or import IAM to give the access to the pipeline</text:span></text:p>
      <text:p text:style-name="P54">Glue use for data migration </text:p>
      <text:p text:style-name="P54"/>
      <text:p text:style-name="P272"><text:span text:style-name="T1">AWS </text:span><text:span text:style-name="T45">EMR</text:span><text:span text:style-name="T1"> is a cluster to run data and has Hive, HDFS, Spark, etc.</text:span></text:p>
      <text:p text:style-name="P54"/>
      <text:p text:style-name="P272"><text:span text:style-name="T1">AWS </text:span><text:span text:style-name="T45">Athena</text:span><text:span text:style-name="T1"> like SQL Workbench is a query engine in AWS, but serverless and you pay for each query you run. It can be optimized multiple ways in the back end data but not in Athena itself: </text:span></text:p>
      <text:p text:style-name="P54"><text:tab/>- Partittion - supports Hive partitioning</text:p>
      <text:p text:style-name="P54"><text:tab/>- Bucketing</text:p>
      <text:p text:style-name="P54"><text:tab/>- Compression</text:p>
      <text:p text:style-name="P54"><text:tab/>- Optimized files</text:p>
      <text:p text:style-name="P272"><text:span text:style-name="T45">Athena</text:span><text:span text:style-name="T1"> performance is better by improving file compression for example</text:span></text:p>
      <text:p text:style-name="P54"><text:soft-page-break/>Athena query engine is Presto, it compatible with Hive metastore; it uses SSL(Secure Socket Layer at port 443)</text:p>
      <text:p text:style-name="P54"/>
      <text:p text:style-name="P54"/>
      <text:p text:style-name="P272"><text:span text:style-name="T1">AWS </text:span><text:span text:style-name="T45">DynamoDB</text:span><text:span text:style-name="T1"> is like Apache HBase, not distributed and NoSQL database</text:span></text:p>
      <text:p text:style-name="P54"/>
      <text:p text:style-name="P272"><text:span text:style-name="T45">RDBMS</text:span><text:span text:style-name="T1">: Mysql, Oracle, Sql sever, Postgre SQL, AWS RDS, Sql database for Azure</text:span></text:p>
      <text:p text:style-name="P272"><text:span text:style-name="T1">AWS </text:span><text:span text:style-name="T45">Aurora</text:span><text:span text:style-name="T1"> supports 2 kinds of replica, has high availability, </text:span></text:p>
      <text:p text:style-name="P54">AWS RDS chance of data lost</text:p>
      <text:p text:style-name="P54"/>
      <text:p text:style-name="P272"><text:span text:style-name="T1">AWS </text:span><text:span text:style-name="T45">Glacier</text:span><text:span text:style-name="T1"> - data warehouse <text:s/>for cold data - Accessing is slow and expensive in cost while storing is almost free</text:span></text:p>
      <text:p text:style-name="P272"><text:span text:style-name="T1">AWS </text:span><text:span text:style-name="T45">S3</text:span><text:span text:style-name="T1"> - data warehouse for hot data - Accessing is fast </text:span></text:p>
      <text:p text:style-name="P272"><text:span text:style-name="T1">AWS </text:span><text:span text:style-name="T45">Cloudwatch</text:span><text:span text:style-name="T1"> (Monitoring tools for Redshift) - Create materialized views </text:span></text:p>
      <text:p text:style-name="P54"/>
      <text:p text:style-name="P272"><text:span text:style-name="T1">AWS </text:span><text:span text:style-name="T45">Strep Functions </text:span><text:span text:style-name="T1">- an orchestration tool like airflow - a serverless workflow service that allows to automate multiple services in a single execution. A PUT event can trigger a Glue job for instance.</text:span></text:p>
      <text:p text:style-name="P272"><text:span text:style-name="T1">AWS </text:span><text:span text:style-name="T45">Fargate</text:span><text:span text:style-name="T1"> - Serverless compute engine for containers</text:span></text:p>
      <text:p text:style-name="P272"><text:span text:style-name="T1">AWS </text:span><text:span text:style-name="T45">Copilot</text:span><text:span text:style-name="T1"> - CLI to maintain your container apps.</text:span></text:p>
      <text:p text:style-name="P54"/>
      <text:p text:style-name="P54">KMS for security on AWS</text:p>
      <text:p text:style-name="P54"/>
      <text:p text:style-name="P272"><text:span text:style-name="T1">######### </text:span><text:span text:style-name="T45">AWS Notification</text:span><text:span text:style-name="T1"> ##########</text:span></text:p>
      <text:p text:style-name="P272"><text:span text:style-name="T45">SNS</text:span><text:span text:style-name="T1"> (Simple Notification Service) - for multiple messages</text:span></text:p>
      <text:p text:style-name="P272"><text:span text:style-name="T45">SQS</text:span><text:span text:style-name="T1"> (Simple Queuing Service) - Queuing service in AWS - for 1 message at the time.</text:span></text:p>
      <text:p text:style-name="P54"/>
      <text:p text:style-name="P54">Example of Pipeline: File --&gt; S3 --&gt; Lambda --&gt; SQS (Batches) --&gt; Lambda --&gt; Redshift</text:p>
      <text:p text:style-name="P54"/>
      <text:p text:style-name="P272"><text:span text:style-name="T1">AWS </text:span><text:span text:style-name="T45">IOT</text:span><text:span text:style-name="T1"> - 2 main components: GreenGrass, Core (IOT topics, IOT rule, IOT action --&gt; AWS DynamoDB)</text:span></text:p>
      <text:p text:style-name="P54"/>
      <text:p text:style-name="P54">Private Cloud (Internal cloud for companies), Public Cloud (AWS, Azure, IBM, etc.), Hybrid Cloud</text:p>
      <text:p text:style-name="P54"/>
      <text:p text:style-name="P54">###### AWS Machine Learning #######</text:p>
      <text:p text:style-name="P54"><text:tab/>- Amazon Lex</text:p>
      <text:p text:style-name="P54"><text:tab/>- Amazon Polly</text:p>
      <text:p text:style-name="P54"><text:tab/>- Amazon Rekognition</text:p>
      <text:p text:style-name="P54"/>
      <text:p text:style-name="P54"/>
      <text:p text:style-name="P54"/>
      <text:p text:style-name="P245">######## Snowflake #########</text:p>
      <text:p text:style-name="P111">Snowflake (IAAS: Infrastructure As A Service) <text:s/>is an analytic data warehouse system available on cloud; it's a SQL database. It is a columnar-stored relational database and works well with analytical tool like Tableau</text:p>
      <text:p text:style-name="P111"/>
      <text:p text:style-name="P111">It is distributed - data are split into micro partitions that are internally optimized and compressed.</text:p>
      <text:p text:style-name="P111"><text:soft-page-break/>Query performance is fast</text:p>
      <text:p text:style-name="P57">Distributed, Storage, Networks, OS</text:p>
      <text:p text:style-name="P54"/>
      <text:p text:style-name="P241">############## Cassandra ################</text:p>
      <text:p text:style-name="P54"/>
      <text:p text:style-name="P54">Cassandra which columnar based (real time streaming - columnar, AP, NoSQL, can store json, xml, …), great for huge amount of data on daily basis. Consistency is flexible, you can choose strong or low consistency. Cassandra is decentralized and every node in cluster is identical; it is fault tolerant, elastically scalable with robust architecture (peer to peer) – no single point of failure.</text:p>
      <text:p text:style-name="P54">There is a flexibility in Cassandra to create columns within the rows. That is, Cassandra is known as the schema-optional data model. Since each row may not have the same set of columns, there is no need to show all the columns needed by the application at the surface. Therefore, Schema-less/Schema</text:p>
      <text:p text:style-name="P54"/>
      <text:p text:style-name="P241">############### SQL RDBMS Engines ################</text:p>
      <text:p text:style-name="P54">MySQL Workbench</text:p>
      <text:p text:style-name="P54">Postgre SQL</text:p>
      <text:p text:style-name="P54">MS SQL Server</text:p>
      <text:p text:style-name="P54"/>
      <text:p text:style-name="P241">########### Docker ##############</text:p>
      <text:p text:style-name="P54">VM - Hypervisor</text:p>
      <text:p text:style-name="P54">Docker - Docker engine - you can spin up your machine in 10-15s, no high availability reason of the use of Kubernetes (Orchestration tool)</text:p>
      <text:p text:style-name="P54">Docker swarm - orchestration tool</text:p>
      <text:p text:style-name="P54">Elastic container service () in AWS</text:p>
      <text:p text:style-name="P54">AWS ACR - (AWS Docker like)</text:p>
      <text:p text:style-name="P54"/>
      <text:p text:style-name="P54">Spark resource manager: - yarn, - mesos, standalone, - kubernetes</text:p>
      <text:p text:style-name="P54"/>
      <text:p text:style-name="P241">##### Fact Table #######</text:p>
      <text:p text:style-name="P54">Star schema: tables are not normalized and only fact table and one more dimension table</text:p>
      <text:p text:style-name="P54">Snowflake schema: tables are normalized, you can have many dimensions</text:p>
      <text:p text:style-name="P54"/>
      <text:p text:style-name="P54">UDFs</text:p>
      <text:p text:style-name="P54"/>
      <text:p text:style-name="P54">File--&gt;&gt;(FTP)--&gt;S3--&gt;Event listener--&gt;{Key:Value}--&gt;Lambda--&gt;Spark Engine--&gt;Redshift (or S3)--&gt;Quick Sight (1/10 cost of Tableau)</text:p>
      <text:p text:style-name="P54"/>
      <text:p text:style-name="P241">#### Pig ####</text:p>
      <text:p text:style-name="P54">Pig is a Procedural Data Flow Language. Allows to do complex transformations without knowing Java, Pig scripts are converted into a series of Map Reduce jobs that runs in the cluster. Pig latin is its language, operates on file in HDFS and provides operations like join, filter, sort, group.</text:p>
      <text:p text:style-name="P54">Pig uses metadata (schema) when available, don't have to use it like in Hive. It supports complex data like tuples.</text:p>
      <text:p text:style-name="P54"/>
      <text:p text:style-name="P54">Runs in 2 modes:</text:p>
      <text:p text:style-name="P54"><text:tab/>local(no Hadoop use) for testing </text:p>
      <text:p text:style-name="P54"><text:soft-page-break/><text:tab/>MapReduce( read data from HDFS, transform it and store back in HDFS file system))</text:p>
      <text:p text:style-name="P54">## Hive has a Declarative SQLish Language HiveQL.</text:p>
      <text:p text:style-name="P54"/>
      <text:p text:style-name="P241">############ Impala #############</text:p>
      <text:p text:style-name="P54">It is an open source MPP query engine for huge volume data in Hadoop cluster</text:p>
      <text:p text:style-name="P272"><text:span text:style-name="T1">It is </text:span><text:span text:style-name="T45">not</text:span><text:span text:style-name="T1"> fault tolerant, it is required for real time query</text:span></text:p>
      <text:p text:style-name="P54">You can access Hive table in Impala - read the Hive metadata</text:p>
      <text:p text:style-name="P54">Impala talks to the Namenode for fast query</text:p>
      <text:p text:style-name="P54"><text:s/></text:p>
      <text:p text:style-name="P79"/>
      <text:p text:style-name="P54"/>
      <text:p text:style-name="P54">###########</text:p>
      <text:p text:style-name="P272"><text:span text:style-name="T45">Graph databases</text:span><text:span text:style-name="T1">: Neo4j - Transitivity like Facebook friends request</text:span></text:p>
      <text:p text:style-name="P54">Document databases (NoSQL): MongoDB - horizontally called</text:p>
      <text:p text:style-name="P54"/>
      <text:p text:style-name="P54">S3 --&gt; KPL --&gt; Kinesis --&gt; Stream --&gt; KCL --&gt; S3 --&gt; Lambda --&gt; Redshift </text:p>
      <text:p text:style-name="P54"/>
      <text:p text:style-name="P241">#### Swap space ####</text:p>
      <text:p text:style-name="P54">Swap space doesn’t replace RAM, it helps the machine with a small amount of RAM when the physical memory is full. So inactive pages can be moved to swap place to free memory. When checking the swap space, a large utilization percentage means there is a need of adding more physical memory RAM to the system. </text:p>
      <text:p text:style-name="P54">If the system RAM is less than 1GB, it is useful to use swap space to improve the performance of running application. However, when a system needs constantly swap, I consider it bad because it is the sign that the RAM is too small for what you are using it for; physical memory increase might be necessary.</text:p>
      <text:p text:style-name="P54"/>
      <text:p text:style-name="P54"/>
      <text:p text:style-name="P54">Redis - open source - NOSql database, fast, simple, scalable, support transactions</text:p>
      <text:p text:style-name="P54">Memory, more than just key-value</text:p>
      <text:p text:style-name="P54"><text:tab/>- because it most of the databases are in memory, you could lose your data in case of failure</text:p>
      <text:p text:style-name="P54"/>
      <text:p text:style-name="P241">##### MAVEN # ####</text:p>
      <text:p text:style-name="P54">Apache Maven is a software project management and comprehension tool. Based on the concept of a project object model (POM). It is a build management tool </text:p>
      <text:p text:style-name="P54"/>
      <text:p text:style-name="P54">DevOps tools </text:p>
      <text:p text:style-name="P54"><text:tab/>- Jenkins</text:p>
      <text:p text:style-name="P54"><text:tab/>- Maven (build automation tool) like Ant, Gradle</text:p>
      <text:p text:style-name="P54"><text:tab/>- Docker</text:p>
      <text:p text:style-name="P54"><text:tab/>- Kubernetes(can be used as a resource manager in Spark; it is orchestration tool for Jenkins and Docker)</text:p>
      <text:p text:style-name="P54"><text:tab/>- Ansible (Infrastructure building tool)</text:p>
      <text:p text:style-name="P54"><text:tab/>- Terrofom (configuration managed tool)</text:p>
      <text:p text:style-name="P54"/>
      <text:p text:style-name="P54">Jenkins -&gt; Test -&gt; Production</text:p>
      <text:p text:style-name="P54"/>
      <text:p text:style-name="P54">#### Linux command</text:p>
      <text:p text:style-name="P54"><text:soft-page-break/>Grep, sed, </text:p>
      <text:p text:style-name="P54"/>
      <text:p text:style-name="P54">Snowflake is a data warehouse system available on cloud</text:p>
      <text:p text:style-name="P54">Query performance is fast</text:p>
      <text:p text:style-name="P54"/>
      <text:p text:style-name="P54">Scala: Any is the signature </text:p>
      <text:p text:style-name="P54"/>
      <text:p text:style-name="P54">Offset internal and </text:p>
      <text:p text:style-name="P54">Check save offset (which message was received and sent) , consumer fooset </text:p>
      <text:p text:style-name="P54">Save offset in an external database</text:p>
      <text:p text:style-name="P54">Consumer group read from the same topic</text:p>
      <text:p text:style-name="P54"/>
      <text:p text:style-name="P54">Panda is not parallelized and cannot be used with Spark </text:p>
      <text:p text:style-name="P54">StructType is what we use to create a schema in Python (we use case class in Scala)</text:p>
      <text:p text:style-name="P54"/>
      <text:p text:style-name="P262"><text:span text:style-name="T164">GOOGLE ############ <text:s text:c="4"/>GOOGLE CLOUD </text:span><text:s/><text:span text:style-name="T153">#################</text:span></text:p>
      <text:p text:style-name="P77">DataWarehouse = BigQuery</text:p>
      <text:p text:style-name="P77">RDBMS = Cloud SQL</text:p>
      <text:p text:style-name="P77">NoSQL real-time database = Firebase</text:p>
      <text:p text:style-name="P77">Spark or Hadoop cluster = Dataproc</text:p>
      <text:p text:style-name="P77">Stream data = Dataflow</text:p>
      <text:p text:style-name="P77"><text:span text:style-name="T165">Storage = Cloud Storage</text:span> </text:p>
      <text:p text:style-name="P54"/>
      <text:p text:style-name="P261"><text:span text:style-name="T166">AZURE ############ <text:s text:c="4"/></text:span>AZURE <text:span text:style-name="T153">#################</text:span></text:p>
      <text:p text:style-name="P74"/>
      <text:p text:style-name="P74">STORAGES == S3 =&gt; <text:span text:style-name="T145">Azure Blob</text:span> (unstructured data) // Azure gen2 storage (any data)</text:p>
      <text:p text:style-name="P74">ETL === AWS GLUE =&gt; Azure Data Factory ADF</text:p>
      <text:p text:style-name="P75">DATA WAREHOUSE === AWS Redshit =&gt; Azure Synapse</text:p>
      <text:p text:style-name="P75">DATA ANALIST === AWS Kinana =&gt; Power BI // <text:span text:style-name="T176">Azure Analysis Services</text:span></text:p>
      <text:p text:style-name="P75">AUTH === Azure Key vault.</text:p>
      <text:p text:style-name="P82">DATALAKE === Azure Data Lake Storage <text:span text:style-name="T185">Gen 2 (ADLS Gen2)</text:span></text:p>
      <text:p text:style-name="P74"/>
      <text:p text:style-name="P75">Source =&gt; Azure gen2 =&gt; ADF(azure databricks // azure Synapse) =&gt; Power Bi</text:p>
      <text:p text:style-name="P54"/>
      <text:p text:style-name="P54"/>
      <text:p text:style-name="P268"><text:span text:style-name="T166">INFORMATICA </text:span>######### INFORMATICA ########################</text:p>
      <text:p text:style-name="P76"/>
      <text:p text:style-name="P76">Oracle</text:p>
      <text:p text:style-name="P76">MySql <text:s/>=&gt; ETL(Power center) =&gt; IDW(Infornmatica Data Warehouse) </text:p>
      <text:p text:style-name="P76">Posgress </text:p>
      <text:p text:style-name="P76"/>
      <text:p text:style-name="P263"><text:span text:style-name="T166">MICROSOFT </text:span>########### MICROSOFT ###############</text:p>
      <text:p text:style-name="P76"/>
      <text:p text:style-name="P76">SSIS == Sql Server Integreation System (ETL tool)</text:p>
      <text:p text:style-name="P76"/>
      <text:p text:style-name="P76">Source =&gt; SSIS =&gt; SqlServer</text:p>
      <text:p text:style-name="P76"/>
      <text:p text:style-name="P287">################# <text:s/>WEB SCRAPING / WEB-CRAWLING <text:s text:c="2"/>###########</text:p>
      <text:p text:style-name="P91"><text:soft-page-break/>Beautiful Soup 4 // BS4, <text:span text:style-name="T197">scrapy, selenium.</text:span></text:p>
      <text:p text:style-name="P91"/>
      <text:p text:style-name="P287">######### <text:s/>Model Data Science <text:s/>#############</text:p>
      <text:p text:style-name="P92">It’s a mathematical function that help’s predict or classifies data.</text:p>
      <text:p text:style-name="P92"><text:span text:style-name="T197">Framework, SparkML, Tensorflow, Keras, Theranos</text:span> </text:p>
      <text:p text:style-name="P76"/>
      <text:p text:style-name="P76"/>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266">##################### EXPERIENCE ###########################</text:p>
      <text:p text:style-name="P265"><text:span text:style-name="T145">P1 </text:span><text:span text:style-name="T109">- </text:span><text:span text:style-name="T110">THE HARTFORD, Hartford, connecticut</text:span><text:span text:style-name="T41"><text:line-break/></text:span><text:span text:style-name="T109">- </text:span><text:span text:style-name="T76">Data engineer</text:span><text:span text:style-name="T41"><text:line-break/></text:span><text:span text:style-name="T109">- </text:span><text:span text:style-name="T116">January 2019 - present.</text:span><text:span text:style-name="T41"><text:line-break/></text:span><text:span text:style-name="T109">- Ingesting Data from the Company rest API and store them in relational database </text:span></text:p>
      <text:p text:style-name="P200">On Prem HortonWork // Ambari for monitoring Hadoop cluster.</text:p>
      <text:p text:style-name="P93"><text:span text:style-name="T94">---- <text:s/></text:span><text:span text:style-name="T101">1 -----------------</text:span></text:p>
      <text:p text:style-name="P201">When I start working at The Hartford, they were using Flume to ingest data from the company RestAPI in JSON format to HDFS then Spark was streaming over HDFS to do some transformation, cleaning data, make sure the schema was identical to be then stored in data-warehouse, the Data were store in Hive and MySql. The data analytics team was doing visualisation with Tableau. The data where customer information such as personal info, insurance they have, how</text:p>
      <text:p text:style-name="P201">much they pay etc... they wanted to have all pieces of information possible for the</text:p>
      <text:p text:style-name="P201">customer representatives. When the customer representative enters the client's name, all the pieces of information is shown on the computer with a nice and simple view. When the customer representative have the customer on the phone they can see his information and provide the best customer services and propose new services to the customer. After few months working at The Hartford, the Architect asked me advice on new pipelines with maybe using the Cloud, the Official Architect had another background then Big Data so I was the one who designed the new pipelines. I decided to have a Hybrid pipeline. The data from the different location overall USA was uploaded to AWS S3 in different buckets, from there I decided to use Spark over Databricks to do data cleaning and <text:soft-page-break/>transformations. Then the data are stored in AWS Redshift (data warehouse). For each new pipeline, I decided to use Airflow as orchestration tool. Today we have 52 pipelines running that way. I don't have the Architect Title but like I said I'm able to design all sort of pipeline, as well on Cloud using AWS, GCP or Azure services and on-premises with Cloudera or Hortonworks and also Hybrid like I did at The Hartford.</text:p>
      <text:p text:style-name="P201"/>
      <text:p text:style-name="P96">RestAPI =&gt; Flume =&gt; HDFS =&gt; SPARK =&gt; MySQL / <text:span text:style-name="T150">HIVE</text:span> =&gt; Tableau</text:p>
      <text:p text:style-name="P107">AWS S3 =&gt; Spark(Databricks) =&gt; AWS Redshift == Airflow Orchestration, GitLab CICD</text:p>
      <text:p text:style-name="P107"/>
      <text:p text:style-name="P96">---- <text:s/><text:span text:style-name="T150">2 <text:s/>-----------</text:span></text:p>
      <text:p text:style-name="P103">we did some incremental imports to hive using Sqoop. Country tables, services name tables.</text:p>
      <text:p text:style-name="P96"><text:span text:style-name="T94">Mysql =&gt; Sqoop =&gt; HDFS<text:tab/>//<text:tab/></text:span><text:span text:style-name="T101">HDFS =&gt; Sqoop =&gt; HIVE</text:span></text:p>
      <text:p text:style-name="P209">---- 3 ---------------</text:p>
      <text:p text:style-name="P210">Installed Airflow engine to run multiple spark jobs. </text:p>
      <text:p text:style-name="P210">The job was running every day to perform spark job in parallel. <text:s/></text:p>
      <text:p text:style-name="P70"><text:span text:style-name="T101">T</text:span><text:span text:style-name="T94">o do parallel task you need</text:span><text:span text:style-name="T101">ed</text:span><text:span text:style-name="T94"> to change the database, by default </text:span><text:span text:style-name="T101">it’</text:span><text:span text:style-name="T94">s using SQLlite and its allow only one request at the time. Mysql or PostgreSQL will allow many request at the same time so the executor can ask the metadata in this database and do task in parallel.</text:span></text:p>
      <text:p text:style-name="P70"><text:span text:style-name="T94">--- </text:span><text:span text:style-name="T101">4 --------</text:span></text:p>
      <text:p text:style-name="P71"><text:span text:style-name="T94">Did some </text:span><text:span text:style-name="T102">ingestion of</text:span><text:span text:style-name="T94"> real-time data logs </text:span><text:span text:style-name="T102">to HDFS.</text:span></text:p>
      <text:p text:style-name="P228">API =&gt; FLUME =&gt; HDFS =&gt; SPARK =&gt; MySQL =&gt; Tableau.</text:p>
      <text:p text:style-name="P227">I lived in Bristol, duncan street, behind Walmart. 25-30 minutes from the plaza.</text:p>
      <text:p text:style-name="P199">Financial and insurance company, Fortune 500 in 2018<text:line-break/>Christopher Swift CEO, Doug Elliot President, Beth Costello CFO<text:line-break/>insurance company for individual and companies<text:line-break/>Noth of New-York and South of Boston<text:line-break/>Italian Rest Salute 10 blocks away / Kent pizza 1 block away.</text:p>
      <text:p text:style-name="P199"/>
      <text:p text:style-name="P94"/>
      <text:p text:style-name="P94"/>
      <text:p text:style-name="P202"/>
      <text:p text:style-name="P229">P2</text:p>
      <text:p text:style-name="P96"><text:span text:style-name="T94">- </text:span><text:span text:style-name="T95">PROGRESSIVE CORP, Mayfield, Ohio</text:span><text:line-break/><text:span text:style-name="T94">- </text:span><text:span text:style-name="T75">AWS Cloud Data Engineer</text:span><text:line-break/><text:span text:style-name="T94">- </text:span><text:span text:style-name="T113">May 2017 - January 2019</text:span><text:line-break/><text:span text:style-name="T94">- migrating data from local to AWS S3 </text:span><text:span text:style-name="T98">and pipeline from S3 to EMR to </text:span><text:span text:style-name="T94">Redshift</text:span><text:line-break/><text:span text:style-name="T94">- </text:span><text:span text:style-name="T123">AWS, S3, Redshift, Spark, Hive, Kafka</text:span><text:line-break/></text:p>
      <text:p text:style-name="P96">------ <text:span text:style-name="T149">1 ---------</text:span></text:p>
      <text:p text:style-name="P211">Data were mostly customer experiences and claims, data anilist team were doing some visualization to find out what service need more attention to and witch service needed more money invested in.</text:p>
      <text:p text:style-name="P96"><text:line-break/><text:span text:style-name="T148">MySql<text:tab/><text:tab/><text:tab/><text:tab/> <text:s text:c="3"/>Data lake<text:tab/><text:tab/><text:tab/><text:tab/> Data warehouse</text:span></text:p>
      <text:p text:style-name="P212">Oracle =&gt; DMS =&gt; AWS S3 =&gt; EMR(spark) =&gt; Redshift</text:p>
      <text:p text:style-name="P212"/>
      <text:p text:style-name="P95"><text:soft-page-break/><text:span text:style-name="T98">-------- </text:span><text:span text:style-name="T100">2 ---------</text:span></text:p>
      <text:p text:style-name="P101"><text:span text:style-name="T94">Data click from websites in real time, </text:span><text:span text:style-name="T99">analyze where the customer is clicking and what service is most view by the costumers.</text:span></text:p>
      <text:p text:style-name="P213"/>
      <text:p text:style-name="P213">RestAPI</text:p>
      <text:p text:style-name="P213">websites</text:p>
      <text:p text:style-name="P213">mobileApp =&gt; AWS Kinesis Data stream(real time) =&gt; EMR(spark) =&gt; Redshift</text:p>
      <text:p text:style-name="P213"/>
      <text:p text:style-name="P101"><text:span text:style-name="T99">--------- </text:span><text:span text:style-name="T100">3 ----------</text:span></text:p>
      <text:p text:style-name="P102"><text:span text:style-name="T94">Query some tables with sparkSQL from Hive to do some transformations and store the data into AWS Redshift so the data analist team could do some join with other tables with costumer info. This tables were data about services, service name, prices, </text:span><text:span text:style-name="T100">availability, country available ect…</text:span></text:p>
      <text:p text:style-name="P214"/>
      <text:p text:style-name="P102"><text:span text:style-name="T99">H</text:span><text:span text:style-name="T94">ive on Prem =&gt; </text:span><text:span text:style-name="T100">Spark-SQL =&gt; Redshift.</text:span></text:p>
      <text:p text:style-name="P212"/>
      <text:p text:style-name="P95"><text:span text:style-name="T94">----------------------------------------------------------------------<text:line-break/><text:line-break/></text:span><text:span text:style-name="T97">I was living in a small city called BeachWood with family. It’s 15 minutes from Mayfield.</text:span><text:span text:style-name="T94"><text:line-break/>Insurance company, cleveland campus 1, Mayfield Village, Cuyahoga County Ohio.<text:line-break/>Less than 30 minutes away from cleveland, close to Lake Erie. Noth between new-york and chicago, close to detroit and the canadian border.(Toronto closer canadian city)</text:span></text:p>
      <text:p text:style-name="P203"/>
      <text:p text:style-name="P203"/>
      <text:p text:style-name="P203"/>
      <text:p text:style-name="P203"/>
      <text:p text:style-name="P203"/>
      <text:p text:style-name="P203"/>
      <text:p text:style-name="P203"/>
      <text:p text:style-name="P203"/>
      <text:p text:style-name="P203"/>
      <text:p text:style-name="P229">P3</text:p>
      <text:p text:style-name="P97"><text:span text:style-name="T94">- </text:span><text:span text:style-name="T95">MCKESSON CORP, Irving, Texas</text:span><text:span text:style-name="T94"><text:line-break/>- </text:span><text:span text:style-name="T75">Big Data Engineer</text:span><text:span text:style-name="T94"><text:line-break/>- </text:span><text:span text:style-name="T113">December 2015 - May 2017</text:span><text:span text:style-name="T94"><text:line-break/>- </text:span><text:span text:style-name="T103">Retail data, healthcare product. </text:span><text:span text:style-name="T104">Real-time click-streams.</text:span><text:span text:style-name="T94"><text:line-break/>- </text:span><text:span text:style-name="T81">Spark, Kafka, </text:span><text:span text:style-name="T82">Hive, MySQL, AWS Kibana</text:span><text:span text:style-name="T94"><text:line-break/></text:span></text:p>
      <text:p text:style-name="P215"/>
      <text:p text:style-name="P104"><text:span text:style-name="T94">--------- </text:span><text:span text:style-name="T104">1 ---------------------------</text:span></text:p>
      <text:p text:style-name="P216">We were ingesting real-time click-streams with Kafka, consume and transform the data with spark and store in hive.</text:p>
      <text:p text:style-name="P216"/>
      <text:p text:style-name="P224">We have people sending quality check data for their products to the internal API, we ingest data (1000 to 5000 message / minute ) in JSON format, spark streaming to clean and remove duplicate and make sure of the same schema. Store the data <text:soft-page-break/>in Hive. The purpose was to have an Internal recommendation engine for the company clients. To provide the best product and services depending of the client’s choice.</text:p>
      <text:p text:style-name="P225">Ex: client want to open a new facility, based on the client requirement, we can provide the best product to buy.</text:p>
      <text:p text:style-name="P225"><text:s/></text:p>
      <text:p text:style-name="P226">Internal - API (bacth 1k to 5k minutes) =&gt; Kafka =&gt; Spark =&gt; Hive</text:p>
      <text:p text:style-name="P104"><text:span text:style-name="T94">API </text:span><text:span text:style-name="T104">(real-time)</text:span><text:span text:style-name="T94"> =&gt; Kafka =&gt; Spark =&gt; </text:span><text:span text:style-name="T104">Hive</text:span></text:p>
      <text:p text:style-name="P217"/>
      <text:p text:style-name="P217">--------- 2 ------------------------------</text:p>
      <text:p text:style-name="P216">Query hive tables with Spark-SQL, join some tables, some complex queries and store in MySQL so the data analist team can do some visualization with AWS Kibana.</text:p>
      <text:p text:style-name="P217"/>
      <text:p text:style-name="P216">Hive =&gt; spark =&gt; MySQL=&gt;AWS Kibana </text:p>
      <text:p text:style-name="P215"/>
      <text:p text:style-name="P104"><text:span text:style-name="T94">-------- </text:span><text:span text:style-name="T104">3 ---------------------------------</text:span></text:p>
      <text:p text:style-name="P104"><text:span text:style-name="T94">Did documentation in sharepoint </text:span><text:span text:style-name="T104">2013 for the developer team.</text:span></text:p>
      <text:p text:style-name="P204"/>
      <text:p text:style-name="P205"><text:line-break/>Currently ranked 7th on the FORTUNE 500, we are a global leader in healthcare supply chain management solutions, retail pharmacy, healthcare technology, community oncology and specialty care. </text:p>
      <text:p text:style-name="P205"/>
      <text:p text:style-name="P205">5 minutes away from Dallas/Fort Worth International Airport.</text:p>
      <text:p text:style-name="P98"><text:span text:style-name="T94">Dallas/Fort Worth Airport </text:span><text:span text:style-name="T104">is</text:span><text:span text:style-name="T94"> 20 minutes from Dallas Texas.</text:span></text:p>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29">P4</text:p>
      <text:p text:style-name="P99"><text:span text:style-name="T94">- </text:span><text:span text:style-name="T95">EPIC SYSTEM, Verona, Wisconsin</text:span><text:span text:style-name="T94"><text:line-break/>- </text:span><text:span text:style-name="T75">Big Data Engineer</text:span><text:span text:style-name="T94"><text:line-break/>- </text:span><text:span text:style-name="T113">October 201</text:span><text:span text:style-name="T114">3</text:span><text:span text:style-name="T113"> - December 2015</text:span><text:span text:style-name="T94"><text:line-break/>- Ingesting data from Oracle, manipulate and analize record for software </text:span><text:soft-page-break/><text:span text:style-name="T94">integration.<text:line-break/>- </text:span><text:span text:style-name="T81">Hortonworks, Flume, Kafka, HDFS, Spark, Oracle, MySQL, Hbase</text:span><text:span text:style-name="T94"><text:line-break/></text:span></text:p>
      <text:p text:style-name="P206">Epic build software to retrieve electronic record from patient.</text:p>
      <text:p text:style-name="P218">Hortonworks and Ambari on prem</text:p>
      <text:p text:style-name="P73"><text:span text:style-name="T105">H</text:span><text:span text:style-name="T94">base is a distributed, column oriented NoSQL database.</text:span></text:p>
      <text:p text:style-name="P218"/>
      <text:p text:style-name="P105"><text:span text:style-name="T94">------- </text:span><text:span text:style-name="T106">1 -------------------------------------</text:span></text:p>
      <text:p text:style-name="P218"/>
      <text:p text:style-name="P219">Ingesting real-time data from API with Kafka, do some transformation with Spark and store into Hbase. Data about costumers info, like pulse rate, blood pressure ect.. so the data analist team could analyze the data for software integretion.</text:p>
      <text:p text:style-name="P219"><text:s/></text:p>
      <text:p text:style-name="P218">API =&gt; Kafka=&gt; Spark=&gt;Hbase</text:p>
      <text:p text:style-name="P218"/>
      <text:p text:style-name="P105"><text:span text:style-name="T94">------- </text:span><text:span text:style-name="T106">2 --------------------------------------</text:span></text:p>
      <text:p text:style-name="P220"/>
      <text:p text:style-name="P221">Ingesting Records from API with Flume and store them into HDFS for then stream data with Spark and do some transformations and aggregation and store into Hbase.</text:p>
      <text:p text:style-name="P221"/>
      <text:p text:style-name="P221">API =&gt; Flume =&gt; Spark =&gt; Hbase</text:p>
      <text:p text:style-name="P221"/>
      <text:p text:style-name="P221">-------- 3 --------------------------------------</text:p>
      <text:p text:style-name="P221">Transferred some tables from MySQL / Oracle to HDFS using Sqoop.</text:p>
      <text:p text:style-name="P221">Data were names and infos of Software ect...</text:p>
      <text:p text:style-name="P221"/>
      <text:p text:style-name="P207">Mysql =&gt; Sqoop =&gt; HDFS</text:p>
      <text:p text:style-name="P208"/>
      <text:p text:style-name="P208"/>
      <text:p text:style-name="P208"><text:line-break/>Health company, software &amp; services,<text:line-break/>Founded in 1979, Epic build software to retrieve electronic record from patient.<text:line-break/>Wisconsin up north Chicago, verona 10 miles from madison</text:p>
      <text:p text:style-name="P203"/>
      <text:p text:style-name="P203"/>
      <text:p text:style-name="P203"/>
      <text:p text:style-name="P203"/>
      <text:p text:style-name="P203"/>
      <text:p text:style-name="P203"/>
      <text:p text:style-name="P203"/>
      <text:p text:style-name="P203"/>
      <text:p text:style-name="P203"/>
      <text:p text:style-name="P229">P5</text:p>
      <text:p text:style-name="P100"><text:span text:style-name="T94">- </text:span><text:span text:style-name="T107">CATERPILLAR</text:span><text:span text:style-name="T95">, </text:span><text:span text:style-name="T96">Deerfield</text:span><text:span text:style-name="T95">, </text:span><text:span text:style-name="T96">ILinois</text:span><text:span text:style-name="T94"><text:line-break/>- </text:span><text:span text:style-name="T75">Data Engineer</text:span><text:span text:style-name="T94"><text:line-break/>-</text:span><text:span text:style-name="T113"> </text:span><text:span text:style-name="T115">November </text:span><text:span text:style-name="T113">201</text:span><text:span text:style-name="T115">1</text:span><text:span text:style-name="T113"> - </text:span><text:span text:style-name="T115">October</text:span><text:span text:style-name="T113"> 201</text:span><text:span text:style-name="T115">3</text:span><text:span text:style-name="T94"><text:line-break/></text:span><text:soft-page-break/><text:span text:style-name="T94">- </text:span><text:span text:style-name="T108">She</text:span><text:span text:style-name="T94"><text:line-break/>- </text:span><text:span text:style-name="T81">H</text:span></text:p>
      <text:p text:style-name="P203"/>
      <text:p text:style-name="P203"/>
      <text:p text:style-name="P222">Created shell script to automate process such as starting HDFS, Kafka or even file transfer.</text:p>
      <text:p text:style-name="P222"/>
      <text:p text:style-name="P222">MySQL =&gt; Sqoop=&gt; HDFS</text:p>
      <text:p text:style-name="P222"/>
      <text:p text:style-name="P222">---- 2 ----------</text:p>
      <text:p text:style-name="P222"/>
      <text:p text:style-name="P223">From HDFS importing into Sharepoint server with cmd</text:p>
      <text:p text:style-name="P223"/>
      <text:p text:style-name="P223">HDFS=&gt;Shell script=&gt;SharePoint.</text:p>
      <text:p text:style-name="P223"/>
      <text:p text:style-name="P223">---- 3 ------------</text:p>
      <text:p text:style-name="P223">creted test cases during sprints. </text:p>
      <text:p text:style-name="P223"><text:s/></text:p>
      <text:p text:style-name="P223">see how to do that</text:p>
      <text:p text:style-name="P223"/>
      <text:p text:style-name="P223">--- 4 ----------</text:p>
      <text:p text:style-name="P223">Did some data visualization using Power BI.</text:p>
      <text:p text:style-name="P223">Learn how to use it and write some description of the tool and optimization.</text:p>
      <text:p text:style-name="P223"/>
      <text:p text:style-name="P223">----- 5 ---------------</text:p>
      <text:p text:style-name="P223">monitored multiple SQL servers to improve query performance.</text:p>
      <text:p text:style-name="P223"/>
      <text:p text:style-name="P223">--- 6 ----------------</text:p>
      <text:p text:style-name="P223">did some POC on Installing, configuring and managing Hadoop binaries</text:p>
      <text:p text:style-name="P222"/>
      <text:p text:style-name="P106"><text:a xlink:type="simple" xlink:href="https://docs.microsoft.com/en-us/sharepoint/administration/import-a-list-or-document-library" text:style-name="Internet_20_link" text:visited-style-name="Visited_20_Internet_20_Link"><text:span text:style-name="T94">https://docs.microsoft.com/en-us/sharepoint/administration/import-a-list-or-document-library</text:span></text:a></text:p>
      <text:p text:style-name="P222"/>
      <text:p text:style-name="P282"/>
      <text:list xml:id="list1069954465" text:style-name="WWNum18">
        <text:list-item>
          <text:p text:style-name="P317">Created UNIX shell scripts to automate the build process, and to perform regular jobs like file transfers. </text:p>
        </text:list-item>
        <text:list-item>
          <text:p text:style-name="P317">Wrote shell scripts to automate workflows to pull data from various databases into FS.</text:p>
        </text:list-item>
        <text:list-item>
          <text:p text:style-name="P319">Loaded data into a shared file system using terminal.</text:p>
        </text:list-item>
        <text:list-item>
          <text:p text:style-name="P316"><text:span text:style-name="T151">Performed</text:span><text:span text:style-name="T152"> upgrades, patches and bug fixes in Hadoop in a cluster</text:span><text:span text:style-name="T151"> environment.</text:span></text:p>
        </text:list-item>
        <text:list-item>
          <text:p text:style-name="P316"><text:span text:style-name="T151">Wrote </text:span><text:span text:style-name="T152">shell scripts for automating the process of data loading</text:span></text:p>
        </text:list-item>
        <text:list-item>
          <text:p text:style-name="P316"><text:span text:style-name="T151">Created </text:span><text:span text:style-name="T152">test cases during two-week sprints</text:span><text:span text:style-name="T151"> using agile methodology</text:span></text:p>
        </text:list-item>
        <text:list-item>
          <text:p text:style-name="P316"><text:span text:style-name="T151">Designed </text:span><text:span text:style-name="T152">data visualization</text:span><text:span text:style-name="T151"> to present current impact and growth using </text:span><text:span text:style-name="T152">Power BI </text:span></text:p>
        </text:list-item>
        <text:list-item>
          <text:p text:style-name="P317">Developed a Java program to clean up data streams from server logs</text:p>
        </text:list-item>
        <text:list-item>
          <text:p text:style-name="P318">Worked with a Java Messaging system to deliver logs</text:p>
        </text:list-item>
        <text:list-item>
          <text:p text:style-name="P319">Monitored multiple SQL servers to improve query performance</text:p>
        </text:list-item>
        <text:list-item>
          <text:p text:style-name="P320"><text:span text:style-name="T111">Experience in </text:span><text:span text:style-name="T112">configuring, installing and managing Hadoop</text:span><text:span text:style-name="T111"> binaries (</text:span><text:span text:style-name="T112">PoC</text:span><text:span text:style-name="T111">).</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NeuePlakText-Regular" svg:font-family="NeuePlakText-Regular, sans-serif"/>
    <style:font-face style:name="Open Sans" svg:font-family="'Open Sans', sans-serif"/>
    <style:font-face style:name="Poppins" svg:font-family="Poppins"/>
    <style:font-face style:name="Roboto Mono" svg:font-family="'Roboto Mono', Menlo, Monaco, Consolas, 'Liberation Mono', 'Courier New', monospace"/>
    <style:font-face style:name="Roboto" svg:font-family="Roboto, arial, sans-serif"/>
    <style:font-face style:name="apple-system" svg:font-family="apple-system, BlinkMacSystemFont, 'Segoe UI', Roboto, 'Helvetica Neue', Arial, 'Noto Sans', sans-serif, 'Apple Color Emoji', 'Segoe UI Emoji', 'Segoe UI Symbol', 'Noto Color Emoji'"/>
    <style:font-face style:name="arial" svg:font-family="arial, sans-serif"/>
    <style:font-face style:name="helvaticas" svg:font-family="helvaticas"/>
    <style:font-face style:name="helvicas" svg:font-family="helvicas"/>
    <style:font-face style:name="roboto mono" svg:font-family="'roboto mono', monospace"/>
    <style:font-face style:name="roboto" svg:font-family="roboto, sans-serif"/>
    <style:font-face style:name="sans-serif" svg:font-family="sans-serif"/>
    <style:font-face style:name="Helvetica1" svg:font-family="Helvetica" style:font-family-generic="swiss"/>
    <style:font-face style:name="helvetica" svg:font-family="helvetica"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DejaVu Serif" svg:font-family="'DejaVu Serif'" style:font-family-generic="roman" style:font-pitch="variable"/>
    <style:font-face style:name="Garamond" svg:font-family="Garamond" style:font-family-generic="roman" style:font-pitch="variable"/>
    <style:font-face style:name="Helvetica" svg:font-family="Helvetica" style:font-family-generic="roman" style:font-pitch="variable"/>
    <style:font-face style:name="Helvetica-Bold" svg:font-family="Helvetica-Bol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Variable" style:family="text">
      <style:text-properties fo:font-style="italic" style:font-style-asian="italic" style:font-style-complex="italic"/>
    </style:style>
    <style:style style:name="Definition"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7">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54"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55"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56"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57"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58"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59"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02T13:32:41.360888169</meta:creation-date>
    <dc:date>2020-10-28T09:59:00.605891683</dc:date>
    <meta:editing-duration>P2DT8H2M51S</meta:editing-duration>
    <meta:editing-cycles>135</meta:editing-cycles>
    <meta:generator>LibreOffice/6.0.7.3$Linux_X86_64 LibreOffice_project/00m0$Build-3</meta:generator>
    <meta:document-statistic meta:table-count="0" meta:image-count="0" meta:object-count="0" meta:page-count="31" meta:paragraph-count="794" meta:word-count="9174" meta:character-count="57493" meta:non-whitespace-character-count="48664"/>
  </office:meta>
</office:document-meta>
</file>